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35pt" style:use-optimal-row-height="false" fo:break-before="auto"/>
    </style:style>
    <style:style style:name="ro3" style:family="table-row">
      <style:table-row-properties style:row-height="15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distance from top [mm]</text:p>
          </table:table-cell>
          <table:table-cell office:value-type="string" table:style-name="ce1">
            <text:p>mean velocity magnitude [m/s]</text:p>
          </table:table-cell>
          <table:table-cell office:value-type="string" table:style-name="ce2">
            <text:p>Turbulence intensity</text:p>
          </table:table-cell>
          <table:table-cell office:value-type="string" table:style-name="ce1">
            <text:p>Kurtosis</text:p>
          </table:table-cell>
          <table:table-cell office:value-type="string" table:style-name="ce1">
            <text:p>Skewness</text:p>
          </table:table-cell>
          <table:table-cell table:number-columns-repeated="16379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0.88569466297341803" table:style-name="ce1">
            <text:p>0,885694663</text:p>
          </table:table-cell>
          <table:table-cell office:value-type="float" office:value="1.0700824847794601" table:style-name="ce1">
            <text:p>1,070082485</text:p>
          </table:table-cell>
          <table:table-cell office:value-type="float" office:value="2.59058842524801" table:style-name="ce1">
            <text:p>2,590588425</text:p>
          </table:table-cell>
          <table:table-cell office:value-type="float" office:value="1.49212890461377" table:style-name="ce1">
            <text:p>1,492128905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96324064601967396" table:style-name="ce1">
            <text:p>0,963240646</text:p>
          </table:table-cell>
          <table:table-cell office:value-type="float" office:value="1.06562116205143" table:style-name="ce1">
            <text:p>1,065621162</text:p>
          </table:table-cell>
          <table:table-cell office:value-type="float" office:value="3.4048033764447001" table:style-name="ce1">
            <text:p>3,404803376</text:p>
          </table:table-cell>
          <table:table-cell office:value-type="float" office:value="1.5953119160459299" table:style-name="ce1">
            <text:p>1,595311916</text:p>
          </table:table-cell>
          <table:table-cell table:number-columns-repeated="16379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1.1377382113110901" table:style-name="ce1">
            <text:p>1,137738211</text:p>
          </table:table-cell>
          <table:table-cell office:value-type="float" office:value="1.0242352297164801" table:style-name="ce1">
            <text:p>1,02423523</text:p>
          </table:table-cell>
          <table:table-cell office:value-type="float" office:value="2.41992415953312" table:style-name="ce1">
            <text:p>2,41992416</text:p>
          </table:table-cell>
          <table:table-cell office:value-type="float" office:value="1.44332766535524" table:style-name="ce1">
            <text:p>1,44332766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08863964995518" table:style-name="ce1">
            <text:p>1,08863965</text:p>
          </table:table-cell>
          <table:table-cell office:value-type="float" office:value="0.98598230722360103" table:style-name="ce1">
            <text:p>0,985982307</text:p>
          </table:table-cell>
          <table:table-cell office:value-type="float" office:value="1.2840349851266499" table:style-name="ce1">
            <text:p>1,284034985</text:p>
          </table:table-cell>
          <table:table-cell office:value-type="float" office:value="1.1999763669759" table:style-name="ce1">
            <text:p>1,199976367</text:p>
          </table:table-cell>
          <table:table-cell table:number-columns-repeated="16379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1.3806457496362801" table:style-name="ce1">
            <text:p>1,38064575</text:p>
          </table:table-cell>
          <table:table-cell office:value-type="float" office:value="0.97686236692398998" table:style-name="ce1">
            <text:p>0,976862367</text:p>
          </table:table-cell>
          <table:table-cell office:value-type="float" office:value="1.7185589391357901" table:style-name="ce1">
            <text:p>1,718558939</text:p>
          </table:table-cell>
          <table:table-cell office:value-type="float" office:value="1.32047992886495" table:style-name="ce1">
            <text:p>1,32047992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19573179228125" table:style-name="ce1">
            <text:p>1,195731792</text:p>
          </table:table-cell>
          <table:table-cell office:value-type="float" office:value="1.0024951994045399" table:style-name="ce1">
            <text:p>1,002495199</text:p>
          </table:table-cell>
          <table:table-cell office:value-type="float" office:value="2.3504772841210899" table:style-name="ce1">
            <text:p>2,350477284</text:p>
          </table:table-cell>
          <table:table-cell office:value-type="float" office:value="1.41263524735018" table:style-name="ce1">
            <text:p>1,412635247</text:p>
          </table:table-cell>
          <table:table-cell table:number-columns-repeated="16379"/>
        </table:table-row>
        <table:table-row table:style-name="ro1">
          <table:table-cell office:value-type="float" office:value="3.5" table:style-name="ce1">
            <text:p>3,5</text:p>
          </table:table-cell>
          <table:table-cell office:value-type="float" office:value="1.1023040874222301" table:style-name="ce1">
            <text:p>1,102304087</text:p>
          </table:table-cell>
          <table:table-cell office:value-type="float" office:value="1.00643697743573" table:style-name="ce1">
            <text:p>1,006436977</text:p>
          </table:table-cell>
          <table:table-cell office:value-type="float" office:value="1.74933404019294" table:style-name="ce1">
            <text:p>1,74933404</text:p>
          </table:table-cell>
          <table:table-cell office:value-type="float" office:value="1.3137404801310699" table:style-name="ce1">
            <text:p>1,31374048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21352803182715" table:style-name="ce1">
            <text:p>1,213528032</text:p>
          </table:table-cell>
          <table:table-cell office:value-type="float" office:value="0.96503355444251204" table:style-name="ce1">
            <text:p>0,965033554</text:p>
          </table:table-cell>
          <table:table-cell office:value-type="float" office:value="1.2188102837505901" table:style-name="ce1">
            <text:p>1,218810284</text:p>
          </table:table-cell>
          <table:table-cell office:value-type="float" office:value="1.1882709093164801" table:style-name="ce1">
            <text:p>1,188270909</text:p>
          </table:table-cell>
          <table:table-cell table:number-columns-repeated="16379"/>
        </table:table-row>
        <table:table-row table:style-name="ro1">
          <table:table-cell office:value-type="float" office:value="4.5" table:style-name="ce1">
            <text:p>4,5</text:p>
          </table:table-cell>
          <table:table-cell office:value-type="float" office:value="1.1787555097409099" table:style-name="ce1">
            <text:p>1,17875551</text:p>
          </table:table-cell>
          <table:table-cell office:value-type="float" office:value="0.96482334742698606" table:style-name="ce1">
            <text:p>0,964823347</text:p>
          </table:table-cell>
          <table:table-cell office:value-type="float" office:value="1.1379381073164201" table:style-name="ce1">
            <text:p>1,137938107</text:p>
          </table:table-cell>
          <table:table-cell office:value-type="float" office:value="1.16344038396983" table:style-name="ce1">
            <text:p>1,16344038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21646260494057" table:style-name="ce1">
            <text:p>1,216462605</text:p>
          </table:table-cell>
          <table:table-cell office:value-type="float" office:value="0.97016434980363797" table:style-name="ce1">
            <text:p>0,97016435</text:p>
          </table:table-cell>
          <table:table-cell office:value-type="float" office:value="1.5528180766941699" table:style-name="ce1">
            <text:p>1,552818077</text:p>
          </table:table-cell>
          <table:table-cell office:value-type="float" office:value="1.24060893654409" table:style-name="ce1">
            <text:p>1,240608937</text:p>
          </table:table-cell>
          <table:table-cell table:number-columns-repeated="16379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1.2280631130681501" table:style-name="ce1">
            <text:p>1,228063113</text:p>
          </table:table-cell>
          <table:table-cell office:value-type="float" office:value="0.96200814259594403" table:style-name="ce1">
            <text:p>0,962008143</text:p>
          </table:table-cell>
          <table:table-cell office:value-type="float" office:value="1.1179168688026699" table:style-name="ce1">
            <text:p>1,117916869</text:p>
          </table:table-cell>
          <table:table-cell office:value-type="float" office:value="1.17186922400941" table:style-name="ce1">
            <text:p>1,171869224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2139300255325001" table:style-name="ce1">
            <text:p>1,213930026</text:p>
          </table:table-cell>
          <table:table-cell office:value-type="float" office:value="0.96823281624956203" table:style-name="ce1">
            <text:p>0,968232816</text:p>
          </table:table-cell>
          <table:table-cell office:value-type="float" office:value="1.44198899931677" table:style-name="ce1">
            <text:p>1,441988999</text:p>
          </table:table-cell>
          <table:table-cell office:value-type="float" office:value="1.2172079144463599" table:style-name="ce1">
            <text:p>1,217207914</text:p>
          </table:table-cell>
          <table:table-cell table:number-columns-repeated="16379"/>
        </table:table-row>
        <table:table-row table:style-name="ro1">
          <table:table-cell office:value-type="float" office:value="6.5" table:style-name="ce1">
            <text:p>6,5</text:p>
          </table:table-cell>
          <table:table-cell office:value-type="float" office:value="1.225218177021" table:style-name="ce1">
            <text:p>1,225218177</text:p>
          </table:table-cell>
          <table:table-cell office:value-type="float" office:value="0.98390929819857398" table:style-name="ce1">
            <text:p>0,983909298</text:p>
          </table:table-cell>
          <table:table-cell office:value-type="float" office:value="1.7478153297785199" table:style-name="ce1">
            <text:p>1,74781533</text:p>
          </table:table-cell>
          <table:table-cell office:value-type="float" office:value="1.3033595016853201" table:style-name="ce1">
            <text:p>1,30335950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2928161377876199" table:style-name="ce1">
            <text:p>1,292816138</text:p>
          </table:table-cell>
          <table:table-cell office:value-type="float" office:value="0.96791087013374999" table:style-name="ce1">
            <text:p>0,96791087</text:p>
          </table:table-cell>
          <table:table-cell office:value-type="float" office:value="1.9332002803160699" table:style-name="ce1">
            <text:p>1,93320028</text:p>
          </table:table-cell>
          <table:table-cell office:value-type="float" office:value="1.3037041633223101" table:style-name="ce1">
            <text:p>1,303704163</text:p>
          </table:table-cell>
          <table:table-cell table:number-columns-repeated="16379"/>
        </table:table-row>
        <table:table-row table:style-name="ro1">
          <table:table-cell office:value-type="float" office:value="7.5" table:style-name="ce1">
            <text:p>7,5</text:p>
          </table:table-cell>
          <table:table-cell office:value-type="float" office:value="1.28444759436494" table:style-name="ce1">
            <text:p>1,284447594</text:p>
          </table:table-cell>
          <table:table-cell office:value-type="float" office:value="0.95762183468833495" table:style-name="ce1">
            <text:p>0,957621835</text:p>
          </table:table-cell>
          <table:table-cell office:value-type="float" office:value="1.3093917272173199" table:style-name="ce1">
            <text:p>1,309391727</text:p>
          </table:table-cell>
          <table:table-cell office:value-type="float" office:value="1.20278230347955" table:style-name="ce1">
            <text:p>1,202782303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2479259573861901" table:style-name="ce1">
            <text:p>1,247925957</text:p>
          </table:table-cell>
          <table:table-cell office:value-type="float" office:value="0.96903321838756296" table:style-name="ce1">
            <text:p>0,969033218</text:p>
          </table:table-cell>
          <table:table-cell office:value-type="float" office:value="1.40064229470289" table:style-name="ce1">
            <text:p>1,400642295</text:p>
          </table:table-cell>
          <table:table-cell office:value-type="float" office:value="1.22852040724861" table:style-name="ce1">
            <text:p>1,228520407</text:p>
          </table:table-cell>
          <table:table-cell table:number-columns-repeated="16379"/>
        </table:table-row>
        <table:table-row table:style-name="ro1">
          <table:table-cell office:value-type="float" office:value="8.5" table:style-name="ce1">
            <text:p>8,5</text:p>
          </table:table-cell>
          <table:table-cell office:value-type="float" office:value="1.3329121977971601" table:style-name="ce1">
            <text:p>1,332912198</text:p>
          </table:table-cell>
          <table:table-cell office:value-type="float" office:value="0.97493785805253497" table:style-name="ce1">
            <text:p>0,974937858</text:p>
          </table:table-cell>
          <table:table-cell office:value-type="float" office:value="1.61140342979028" table:style-name="ce1">
            <text:p>1,61140343</text:p>
          </table:table-cell>
          <table:table-cell office:value-type="float" office:value="1.29177890677977" table:style-name="ce1">
            <text:p>1,291778907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2894168067718601" table:style-name="ce1">
            <text:p>1,289416807</text:p>
          </table:table-cell>
          <table:table-cell office:value-type="float" office:value="0.95063109727682404" table:style-name="ce1">
            <text:p>0,950631097</text:p>
          </table:table-cell>
          <table:table-cell office:value-type="float" office:value="1.10105258891335" table:style-name="ce1">
            <text:p>1,101052589</text:p>
          </table:table-cell>
          <table:table-cell office:value-type="float" office:value="1.1600058690328401" table:style-name="ce1">
            <text:p>1,160005869</text:p>
          </table:table-cell>
          <table:table-cell table:number-columns-repeated="16379"/>
        </table:table-row>
        <table:table-row table:style-name="ro1">
          <table:table-cell office:value-type="float" office:value="9.5" table:style-name="ce1">
            <text:p>9,5</text:p>
          </table:table-cell>
          <table:table-cell office:value-type="float" office:value="1.2837594807639201" table:style-name="ce1">
            <text:p>1,283759481</text:p>
          </table:table-cell>
          <table:table-cell office:value-type="float" office:value="0.95202039003508498" table:style-name="ce1">
            <text:p>0,95202039</text:p>
          </table:table-cell>
          <table:table-cell office:value-type="float" office:value="1.0671288832787" table:style-name="ce1">
            <text:p>1,067128883</text:p>
          </table:table-cell>
          <table:table-cell office:value-type="float" office:value="1.1588435679861999" table:style-name="ce1">
            <text:p>1,158843568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46153151026633" table:style-name="ce1">
            <text:p>1,46153151</text:p>
          </table:table-cell>
          <table:table-cell office:value-type="float" office:value="0.93563295696388504" table:style-name="ce1">
            <text:p>0,935632957</text:p>
          </table:table-cell>
          <table:table-cell office:value-type="float" office:value="1.1847820031698899" table:style-name="ce1">
            <text:p>1,184782003</text:p>
          </table:table-cell>
          <table:table-cell office:value-type="float" office:value="1.1858796647330301" table:style-name="ce1">
            <text:p>1,185879665</text:p>
          </table:table-cell>
          <table:table-cell table:number-columns-repeated="16379"/>
        </table:table-row>
        <table:table-row table:style-name="ro1">
          <table:table-cell office:value-type="float" office:value="10.5" table:style-name="ce1">
            <text:p>10,5</text:p>
          </table:table-cell>
          <table:table-cell office:value-type="float" office:value="1.3812353418933301" table:style-name="ce1">
            <text:p>1,381235342</text:p>
          </table:table-cell>
          <table:table-cell office:value-type="float" office:value="0.94586851483174605" table:style-name="ce1">
            <text:p>0,945868515</text:p>
          </table:table-cell>
          <table:table-cell office:value-type="float" office:value="1.08814095881219" table:style-name="ce1">
            <text:p>1,088140959</text:p>
          </table:table-cell>
          <table:table-cell office:value-type="float" office:value="1.1745308009278801" table:style-name="ce1">
            <text:p>1,174530801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32928405248646" table:style-name="ce1">
            <text:p>1,329284052</text:p>
          </table:table-cell>
          <table:table-cell office:value-type="float" office:value="0.95948177072688001" table:style-name="ce1">
            <text:p>0,959481771</text:p>
          </table:table-cell>
          <table:table-cell office:value-type="float" office:value="1.50512756480939" table:style-name="ce1">
            <text:p>1,505127565</text:p>
          </table:table-cell>
          <table:table-cell office:value-type="float" office:value="1.2465654886099" table:style-name="ce1">
            <text:p>1,246565489</text:p>
          </table:table-cell>
          <table:table-cell table:number-columns-repeated="16379"/>
        </table:table-row>
        <table:table-row table:style-name="ro1">
          <table:table-cell office:value-type="float" office:value="11.5" table:style-name="ce1">
            <text:p>11,5</text:p>
          </table:table-cell>
          <table:table-cell office:value-type="float" office:value="1.3909759710073499" table:style-name="ce1">
            <text:p>1,390975971</text:p>
          </table:table-cell>
          <table:table-cell office:value-type="float" office:value="0.943876137622499" table:style-name="ce1">
            <text:p>0,943876138</text:p>
          </table:table-cell>
          <table:table-cell office:value-type="float" office:value="1.15116753474205" table:style-name="ce1">
            <text:p>1,151167535</text:p>
          </table:table-cell>
          <table:table-cell office:value-type="float" office:value="1.17709238531686" table:style-name="ce1">
            <text:p>1,17709238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25593172881118" table:style-name="ce1">
            <text:p>1,255931729</text:p>
          </table:table-cell>
          <table:table-cell office:value-type="float" office:value="0.96895876521076996" table:style-name="ce1">
            <text:p>0,968958765</text:p>
          </table:table-cell>
          <table:table-cell office:value-type="float" office:value="1.36048763582131" table:style-name="ce1">
            <text:p>1,360487636</text:p>
          </table:table-cell>
          <table:table-cell office:value-type="float" office:value="1.2279685836685701" table:style-name="ce1">
            <text:p>1,227968584</text:p>
          </table:table-cell>
          <table:table-cell table:number-columns-repeated="16379"/>
        </table:table-row>
        <table:table-row table:style-name="ro1">
          <table:table-cell office:value-type="float" office:value="12.5" table:style-name="ce1">
            <text:p>12,5</text:p>
          </table:table-cell>
          <table:table-cell office:value-type="float" office:value="1.52155378662468" table:style-name="ce1">
            <text:p>1,521553787</text:p>
          </table:table-cell>
          <table:table-cell office:value-type="float" office:value="0.93282875763454798" table:style-name="ce1">
            <text:p>0,932828758</text:p>
          </table:table-cell>
          <table:table-cell office:value-type="float" office:value="1.1699870189852299" table:style-name="ce1">
            <text:p>1,169987019</text:p>
          </table:table-cell>
          <table:table-cell office:value-type="float" office:value="1.19152198101796" table:style-name="ce1">
            <text:p>1,191521981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4257942707003199" table:style-name="ce1">
            <text:p>1,425794271</text:p>
          </table:table-cell>
          <table:table-cell office:value-type="float" office:value="0.94767816123498805" table:style-name="ce1">
            <text:p>0,947678161</text:p>
          </table:table-cell>
          <table:table-cell office:value-type="float" office:value="1.1413278324127301" table:style-name="ce1">
            <text:p>1,141327832</text:p>
          </table:table-cell>
          <table:table-cell office:value-type="float" office:value="1.1948928483138901" table:style-name="ce1">
            <text:p>1,194892848</text:p>
          </table:table-cell>
          <table:table-cell table:number-columns-repeated="16379"/>
        </table:table-row>
        <table:table-row table:style-name="ro1">
          <table:table-cell office:value-type="float" office:value="13.5" table:style-name="ce1">
            <text:p>13,5</text:p>
          </table:table-cell>
          <table:table-cell office:value-type="float" office:value="1.5333847795420701" table:style-name="ce1">
            <text:p>1,53338478</text:p>
          </table:table-cell>
          <table:table-cell office:value-type="float" office:value="0.95806052408647202" table:style-name="ce1">
            <text:p>0,958060524</text:p>
          </table:table-cell>
          <table:table-cell office:value-type="float" office:value="1.5031696819004701" table:style-name="ce1">
            <text:p>1,503169682</text:p>
          </table:table-cell>
          <table:table-cell office:value-type="float" office:value="1.2895873568935401" table:style-name="ce1">
            <text:p>1,289587357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49318698363116" table:style-name="ce1">
            <text:p>1,493186984</text:p>
          </table:table-cell>
          <table:table-cell office:value-type="float" office:value="0.93545248549590798" table:style-name="ce1">
            <text:p>0,935452485</text:p>
          </table:table-cell>
          <table:table-cell office:value-type="float" office:value="1.1959386054935299" table:style-name="ce1">
            <text:p>1,195938605</text:p>
          </table:table-cell>
          <table:table-cell office:value-type="float" office:value="1.1954317848682301" table:style-name="ce1">
            <text:p>1,195431785</text:p>
          </table:table-cell>
          <table:table-cell table:number-columns-repeated="16379"/>
        </table:table-row>
        <table:table-row table:style-name="ro1">
          <table:table-cell office:value-type="float" office:value="14.5" table:style-name="ce1">
            <text:p>14,5</text:p>
          </table:table-cell>
          <table:table-cell office:value-type="float" office:value="1.47410369837551" table:style-name="ce1">
            <text:p>1,474103698</text:p>
          </table:table-cell>
          <table:table-cell office:value-type="float" office:value="0.93236861887328104" table:style-name="ce1">
            <text:p>0,932368619</text:p>
          </table:table-cell>
          <table:table-cell office:value-type="float" office:value="1.0516097129131401" table:style-name="ce1">
            <text:p>1,051609713</text:p>
          </table:table-cell>
          <table:table-cell office:value-type="float" office:value="1.1621465736346299" table:style-name="ce1">
            <text:p>1,162146574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.3493899726549301" table:style-name="ce1">
            <text:p>1,349389973</text:p>
          </table:table-cell>
          <table:table-cell office:value-type="float" office:value="0.93557585238024799" table:style-name="ce1">
            <text:p>0,935575852</text:p>
          </table:table-cell>
          <table:table-cell office:value-type="float" office:value="1.25181466558998" table:style-name="ce1">
            <text:p>1,251814666</text:p>
          </table:table-cell>
          <table:table-cell office:value-type="float" office:value="1.15986930301997" table:style-name="ce1">
            <text:p>1,159869303</text:p>
          </table:table-cell>
          <table:table-cell table:number-columns-repeated="16379"/>
        </table:table-row>
        <table:table-row table:style-name="ro1">
          <table:table-cell office:value-type="float" office:value="15.5" table:style-name="ce1">
            <text:p>15,5</text:p>
          </table:table-cell>
          <table:table-cell office:value-type="float" office:value="1.5684176717253999" table:style-name="ce1">
            <text:p>1,568417672</text:p>
          </table:table-cell>
          <table:table-cell office:value-type="float" office:value="0.92306610189418703" table:style-name="ce1">
            <text:p>0,923066102</text:p>
          </table:table-cell>
          <table:table-cell office:value-type="float" office:value="1.0850762467039501" table:style-name="ce1">
            <text:p>1,085076247</text:p>
          </table:table-cell>
          <table:table-cell office:value-type="float" office:value="1.16830706761671" table:style-name="ce1">
            <text:p>1,168307068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33398877625809" table:style-name="ce1">
            <text:p>1,333988776</text:p>
          </table:table-cell>
          <table:table-cell office:value-type="float" office:value="0.93190801344041596" table:style-name="ce1">
            <text:p>0,931908013</text:p>
          </table:table-cell>
          <table:table-cell office:value-type="float" office:value="0.80668874498181298" table:style-name="ce1">
            <text:p>0,806688745</text:p>
          </table:table-cell>
          <table:table-cell office:value-type="float" office:value="1.0929695154680601" table:style-name="ce1">
            <text:p>1,092969515</text:p>
          </table:table-cell>
          <table:table-cell table:number-columns-repeated="16379"/>
        </table:table-row>
        <table:table-row table:style-name="ro1">
          <table:table-cell office:value-type="float" office:value="16.5" table:style-name="ce1">
            <text:p>16,5</text:p>
          </table:table-cell>
          <table:table-cell office:value-type="float" office:value="1.76015336009989" table:style-name="ce1">
            <text:p>1,76015336</text:p>
          </table:table-cell>
          <table:table-cell office:value-type="float" office:value="0.90111913360909501" table:style-name="ce1">
            <text:p>0,901119134</text:p>
          </table:table-cell>
          <table:table-cell office:value-type="float" office:value="0.88097878879139102" table:style-name="ce1">
            <text:p>0,880978789</text:p>
          </table:table-cell>
          <table:table-cell office:value-type="float" office:value="1.1270255087239001" table:style-name="ce1">
            <text:p>1,127025509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35054955859728" table:style-name="ce1">
            <text:p>1,350549559</text:p>
          </table:table-cell>
          <table:table-cell office:value-type="float" office:value="0.94490446982609499" table:style-name="ce1">
            <text:p>0,94490447</text:p>
          </table:table-cell>
          <table:table-cell office:value-type="float" office:value="1.12210594179544" table:style-name="ce1">
            <text:p>1,122105942</text:p>
          </table:table-cell>
          <table:table-cell office:value-type="float" office:value="1.16570393452721" table:style-name="ce1">
            <text:p>1,165703935</text:p>
          </table:table-cell>
          <table:table-cell table:number-columns-repeated="16379"/>
        </table:table-row>
        <table:table-row table:style-name="ro1">
          <table:table-cell office:value-type="float" office:value="17.5" table:style-name="ce1">
            <text:p>17,5</text:p>
          </table:table-cell>
          <table:table-cell office:value-type="float" office:value="1.6631461528938201" table:style-name="ce1">
            <text:p>1,663146153</text:p>
          </table:table-cell>
          <table:table-cell office:value-type="float" office:value="0.90548192007022099" table:style-name="ce1">
            <text:p>0,90548192</text:p>
          </table:table-cell>
          <table:table-cell office:value-type="float" office:value="0.88762735151793304" table:style-name="ce1">
            <text:p>0,887627352</text:p>
          </table:table-cell>
          <table:table-cell office:value-type="float" office:value="1.11967076754774" table:style-name="ce1">
            <text:p>1,119670768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4779414380251701" table:style-name="ce1">
            <text:p>1,477941438</text:p>
          </table:table-cell>
          <table:table-cell office:value-type="float" office:value="0.93027725496182401" table:style-name="ce1">
            <text:p>0,930277255</text:p>
          </table:table-cell>
          <table:table-cell office:value-type="float" office:value="1.1838507438517201" table:style-name="ce1">
            <text:p>1,183850744</text:p>
          </table:table-cell>
          <table:table-cell office:value-type="float" office:value="1.1729149384334101" table:style-name="ce1">
            <text:p>1,172914938</text:p>
          </table:table-cell>
          <table:table-cell table:number-columns-repeated="16379"/>
        </table:table-row>
        <table:table-row table:style-name="ro1">
          <table:table-cell office:value-type="float" office:value="18.5" table:style-name="ce1">
            <text:p>18,5</text:p>
          </table:table-cell>
          <table:table-cell office:value-type="float" office:value="1.4661572954036299" table:style-name="ce1">
            <text:p>1,466157295</text:p>
          </table:table-cell>
          <table:table-cell office:value-type="float" office:value="0.91370507696185799" table:style-name="ce1">
            <text:p>0,913705077</text:p>
          </table:table-cell>
          <table:table-cell office:value-type="float" office:value="0.67825100816391704" table:style-name="ce1">
            <text:p>0,678251008</text:p>
          </table:table-cell>
          <table:table-cell office:value-type="float" office:value="1.06840520832991" table:style-name="ce1">
            <text:p>1,068405208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71105032176665" table:style-name="ce1">
            <text:p>1,711050322</text:p>
          </table:table-cell>
          <table:table-cell office:value-type="float" office:value="0.88570334063575296" table:style-name="ce1">
            <text:p>0,885703341</text:p>
          </table:table-cell>
          <table:table-cell office:value-type="float" office:value="0.706208582246585" table:style-name="ce1">
            <text:p>0,706208582</text:p>
          </table:table-cell>
          <table:table-cell office:value-type="float" office:value="1.0668558111926001" table:style-name="ce1">
            <text:p>1,066855811</text:p>
          </table:table-cell>
          <table:table-cell table:number-columns-repeated="16379"/>
        </table:table-row>
        <table:table-row table:style-name="ro1">
          <table:table-cell office:value-type="float" office:value="19.5" table:style-name="ce1">
            <text:p>19,5</text:p>
          </table:table-cell>
          <table:table-cell office:value-type="float" office:value="1.60637510303248" table:style-name="ce1">
            <text:p>1,606375103</text:p>
          </table:table-cell>
          <table:table-cell office:value-type="float" office:value="0.89941396939921903" table:style-name="ce1">
            <text:p>0,899413969</text:p>
          </table:table-cell>
          <table:table-cell office:value-type="float" office:value="0.82590557187912395" table:style-name="ce1">
            <text:p>0,825905572</text:p>
          </table:table-cell>
          <table:table-cell office:value-type="float" office:value="1.0942473855622601" table:style-name="ce1">
            <text:p>1,094247386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4339655517240799" table:style-name="ce1">
            <text:p>1,433965552</text:p>
          </table:table-cell>
          <table:table-cell office:value-type="float" office:value="0.909654917855371" table:style-name="ce1">
            <text:p>0,909654918</text:p>
          </table:table-cell>
          <table:table-cell office:value-type="float" office:value="0.64599113122179297" table:style-name="ce1">
            <text:p>0,645991131</text:p>
          </table:table-cell>
          <table:table-cell office:value-type="float" office:value="1.0446288553256" table:style-name="ce1">
            <text:p>1,044628855</text:p>
          </table:table-cell>
          <table:table-cell table:number-columns-repeated="16379"/>
        </table:table-row>
        <table:table-row table:style-name="ro1">
          <table:table-cell office:value-type="float" office:value="20.5" table:style-name="ce1">
            <text:p>20,5</text:p>
          </table:table-cell>
          <table:table-cell office:value-type="float" office:value="1.66040916441201" table:style-name="ce1">
            <text:p>1,660409164</text:p>
          </table:table-cell>
          <table:table-cell office:value-type="float" office:value="0.90474771274685195" table:style-name="ce1">
            <text:p>0,904747713</text:p>
          </table:table-cell>
          <table:table-cell office:value-type="float" office:value="0.91423807491189801" table:style-name="ce1">
            <text:p>0,914238075</text:p>
          </table:table-cell>
          <table:table-cell office:value-type="float" office:value="1.1248383303737099" table:style-name="ce1">
            <text:p>1,12483833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4440731621423599" table:style-name="ce1">
            <text:p>1,444073162</text:p>
          </table:table-cell>
          <table:table-cell office:value-type="float" office:value="0.93016015304646604" table:style-name="ce1">
            <text:p>0,930160153</text:p>
          </table:table-cell>
          <table:table-cell office:value-type="float" office:value="1.0644864291401399" table:style-name="ce1">
            <text:p>1,064486429</text:p>
          </table:table-cell>
          <table:table-cell office:value-type="float" office:value="1.1556731193104901" table:style-name="ce1">
            <text:p>1,155673119</text:p>
          </table:table-cell>
          <table:table-cell table:number-columns-repeated="16379"/>
        </table:table-row>
        <table:table-row table:style-name="ro1">
          <table:table-cell office:value-type="float" office:value="21.5" table:style-name="ce1">
            <text:p>21,5</text:p>
          </table:table-cell>
          <table:table-cell office:value-type="float" office:value="1.46483098691366" table:style-name="ce1">
            <text:p>1,464830987</text:p>
          </table:table-cell>
          <table:table-cell office:value-type="float" office:value="0.91252381607894795" table:style-name="ce1">
            <text:p>0,912523816</text:p>
          </table:table-cell>
          <table:table-cell office:value-type="float" office:value="0.77222669881163997" table:style-name="ce1">
            <text:p>0,772226699</text:p>
          </table:table-cell>
          <table:table-cell office:value-type="float" office:value="1.0811969545873501" table:style-name="ce1">
            <text:p>1,081196955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46441767070757" table:style-name="ce1">
            <text:p>1,464417671</text:p>
          </table:table-cell>
          <table:table-cell office:value-type="float" office:value="0.918505535933416" table:style-name="ce1">
            <text:p>0,918505536</text:p>
          </table:table-cell>
          <table:table-cell office:value-type="float" office:value="1.0126423123480099" table:style-name="ce1">
            <text:p>1,012642312</text:p>
          </table:table-cell>
          <table:table-cell office:value-type="float" office:value="1.1290503025763901" table:style-name="ce1">
            <text:p>1,129050303</text:p>
          </table:table-cell>
          <table:table-cell table:number-columns-repeated="16379"/>
        </table:table-row>
        <table:table-row table:style-name="ro1">
          <table:table-cell office:value-type="float" office:value="22.5" table:style-name="ce1">
            <text:p>22,5</text:p>
          </table:table-cell>
          <table:table-cell office:value-type="float" office:value="1.55458776161293" table:style-name="ce1">
            <text:p>1,554587762</text:p>
          </table:table-cell>
          <table:table-cell office:value-type="float" office:value="0.90993797351663097" table:style-name="ce1">
            <text:p>0,909937974</text:p>
          </table:table-cell>
          <table:table-cell office:value-type="float" office:value="0.89025677879461096" table:style-name="ce1">
            <text:p>0,890256779</text:p>
          </table:table-cell>
          <table:table-cell office:value-type="float" office:value="1.11396673507808" table:style-name="ce1">
            <text:p>1,113966735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.45530202081062" table:style-name="ce1">
            <text:p>1,455302021</text:p>
          </table:table-cell>
          <table:table-cell office:value-type="float" office:value="0.93538974385377804" table:style-name="ce1">
            <text:p>0,935389744</text:p>
          </table:table-cell>
          <table:table-cell office:value-type="float" office:value="1.3403259363323199" table:style-name="ce1">
            <text:p>1,340325936</text:p>
          </table:table-cell>
          <table:table-cell office:value-type="float" office:value="1.20637379778471" table:style-name="ce1">
            <text:p>1,206373798</text:p>
          </table:table-cell>
          <table:table-cell table:number-columns-repeated="16379"/>
        </table:table-row>
        <table:table-row table:style-name="ro1">
          <table:table-cell office:value-type="float" office:value="23.5" table:style-name="ce1">
            <text:p>23,5</text:p>
          </table:table-cell>
          <table:table-cell office:value-type="float" office:value="1.51578760417841" table:style-name="ce1">
            <text:p>1,515787604</text:p>
          </table:table-cell>
          <table:table-cell office:value-type="float" office:value="0.90073383432105303" table:style-name="ce1">
            <text:p>0,900733834</text:p>
          </table:table-cell>
          <table:table-cell office:value-type="float" office:value="0.689930621981381" table:style-name="ce1">
            <text:p>0,689930622</text:p>
          </table:table-cell>
          <table:table-cell office:value-type="float" office:value="1.0520703272515799" table:style-name="ce1">
            <text:p>1,052070327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66263396200455" table:style-name="ce1">
            <text:p>1,662633962</text:p>
          </table:table-cell>
          <table:table-cell office:value-type="float" office:value="0.89309188735094402" table:style-name="ce1">
            <text:p>0,893091887</text:p>
          </table:table-cell>
          <table:table-cell office:value-type="float" office:value="0.81955637568858297" table:style-name="ce1">
            <text:p>0,819556376</text:p>
          </table:table-cell>
          <table:table-cell office:value-type="float" office:value="1.0901276368367501" table:style-name="ce1">
            <text:p>1,090127637</text:p>
          </table:table-cell>
          <table:table-cell table:number-columns-repeated="16379"/>
        </table:table-row>
        <table:table-row table:style-name="ro1">
          <table:table-cell office:value-type="float" office:value="24.5" table:style-name="ce1">
            <text:p>24,5</text:p>
          </table:table-cell>
          <table:table-cell office:value-type="float" office:value="1.6523672095891" table:style-name="ce1">
            <text:p>1,65236721</text:p>
          </table:table-cell>
          <table:table-cell office:value-type="float" office:value="0.87669416926277699" table:style-name="ce1">
            <text:p>0,876694169</text:p>
          </table:table-cell>
          <table:table-cell office:value-type="float" office:value="0.53193992629100895" table:style-name="ce1">
            <text:p>0,531939926</text:p>
          </table:table-cell>
          <table:table-cell office:value-type="float" office:value="1.0090519768667601" table:style-name="ce1">
            <text:p>1,009051977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6819137679098299" table:style-name="ce1">
            <text:p>1,681913768</text:p>
          </table:table-cell>
          <table:table-cell office:value-type="float" office:value="0.87364128801545904" table:style-name="ce1">
            <text:p>0,873641288</text:p>
          </table:table-cell>
          <table:table-cell office:value-type="float" office:value="0.50203769336857695" table:style-name="ce1">
            <text:p>0,502037693</text:p>
          </table:table-cell>
          <table:table-cell office:value-type="float" office:value="1.0048575785592899" table:style-name="ce1">
            <text:p>1,004857579</text:p>
          </table:table-cell>
          <table:table-cell table:number-columns-repeated="16379"/>
        </table:table-row>
        <table:table-row table:style-name="ro1">
          <table:table-cell office:value-type="float" office:value="25.5" table:style-name="ce1">
            <text:p>25,5</text:p>
          </table:table-cell>
          <table:table-cell office:value-type="float" office:value="1.72008169428244" table:style-name="ce1">
            <text:p>1,720081694</text:p>
          </table:table-cell>
          <table:table-cell office:value-type="float" office:value="0.89887758245669502" table:style-name="ce1">
            <text:p>0,898877582</text:p>
          </table:table-cell>
          <table:table-cell office:value-type="float" office:value="0.99022751792669805" table:style-name="ce1">
            <text:p>0,990227518</text:p>
          </table:table-cell>
          <table:table-cell office:value-type="float" office:value="1.13176062073407" table:style-name="ce1">
            <text:p>1,131760621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93250984610339" table:style-name="ce1">
            <text:p>1,932509846</text:p>
          </table:table-cell>
          <table:table-cell office:value-type="float" office:value="0.84523345263260297" table:style-name="ce1">
            <text:p>0,845233453</text:p>
          </table:table-cell>
          <table:table-cell office:value-type="float" office:value="0.34529268918107697" table:style-name="ce1">
            <text:p>0,345292689</text:p>
          </table:table-cell>
          <table:table-cell office:value-type="float" office:value="0.96294899567185499" table:style-name="ce1">
            <text:p>0,962948996</text:p>
          </table:table-cell>
          <table:table-cell table:number-columns-repeated="16379"/>
        </table:table-row>
        <table:table-row table:style-name="ro1">
          <table:table-cell office:value-type="float" office:value="26.5" table:style-name="ce1">
            <text:p>26,5</text:p>
          </table:table-cell>
          <table:table-cell office:value-type="float" office:value="1.92624631917207" table:style-name="ce1">
            <text:p>1,926246319</text:p>
          </table:table-cell>
          <table:table-cell office:value-type="float" office:value="0.85703238917171698" table:style-name="ce1">
            <text:p>0,857032389</text:p>
          </table:table-cell>
          <table:table-cell office:value-type="float" office:value="0.43650750707956398" table:style-name="ce1">
            <text:p>0,436507507</text:p>
          </table:table-cell>
          <table:table-cell office:value-type="float" office:value="1.0013401567868201" table:style-name="ce1">
            <text:p>1,001340157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65261099345635" table:style-name="ce1">
            <text:p>1,652610993</text:p>
          </table:table-cell>
          <table:table-cell office:value-type="float" office:value="0.89673932914692001" table:style-name="ce1">
            <text:p>0,896739329</text:p>
          </table:table-cell>
          <table:table-cell office:value-type="float" office:value="0.76225306668125503" table:style-name="ce1">
            <text:p>0,762253067</text:p>
          </table:table-cell>
          <table:table-cell office:value-type="float" office:value="1.0835528601300899" table:style-name="ce1">
            <text:p>1,08355286</text:p>
          </table:table-cell>
          <table:table-cell table:number-columns-repeated="16379"/>
        </table:table-row>
        <table:table-row table:style-name="ro1">
          <table:table-cell office:value-type="float" office:value="27.5" table:style-name="ce1">
            <text:p>27,5</text:p>
          </table:table-cell>
          <table:table-cell office:value-type="float" office:value="1.8063404965165" table:style-name="ce1">
            <text:p>1,806340497</text:p>
          </table:table-cell>
          <table:table-cell office:value-type="float" office:value="0.876856328273245" table:style-name="ce1">
            <text:p>0,876856328</text:p>
          </table:table-cell>
          <table:table-cell office:value-type="float" office:value="0.59261190490318905" table:style-name="ce1">
            <text:p>0,592611905</text:p>
          </table:table-cell>
          <table:table-cell office:value-type="float" office:value="1.0462687082226001" table:style-name="ce1">
            <text:p>1,046268708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61734044912726" table:style-name="ce1">
            <text:p>1,617340449</text:p>
          </table:table-cell>
          <table:table-cell office:value-type="float" office:value="0.88939778341494302" table:style-name="ce1">
            <text:p>0,889397783</text:p>
          </table:table-cell>
          <table:table-cell office:value-type="float" office:value="0.73772363949751796" table:style-name="ce1">
            <text:p>0,737723639</text:p>
          </table:table-cell>
          <table:table-cell office:value-type="float" office:value="1.05985705518494" table:style-name="ce1">
            <text:p>1,059857055</text:p>
          </table:table-cell>
          <table:table-cell table:number-columns-repeated="16379"/>
        </table:table-row>
        <table:table-row table:style-name="ro1">
          <table:table-cell office:value-type="float" office:value="28.5" table:style-name="ce1">
            <text:p>28,5</text:p>
          </table:table-cell>
          <table:table-cell office:value-type="float" office:value="1.7664585178224399" table:style-name="ce1">
            <text:p>1,766458518</text:p>
          </table:table-cell>
          <table:table-cell office:value-type="float" office:value="0.89079152042941101" table:style-name="ce1">
            <text:p>0,89079152</text:p>
          </table:table-cell>
          <table:table-cell office:value-type="float" office:value="0.81742361619673598" table:style-name="ce1">
            <text:p>0,817423616</text:p>
          </table:table-cell>
          <table:table-cell office:value-type="float" office:value="1.09991204228496" table:style-name="ce1">
            <text:p>1,099912042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8122123443559599" table:style-name="ce1">
            <text:p>1,812212344</text:p>
          </table:table-cell>
          <table:table-cell office:value-type="float" office:value="0.86715691728155697" table:style-name="ce1">
            <text:p>0,867156917</text:p>
          </table:table-cell>
          <table:table-cell office:value-type="float" office:value="0.346171928971853" table:style-name="ce1">
            <text:p>0,346171929</text:p>
          </table:table-cell>
          <table:table-cell office:value-type="float" office:value="0.98777837012820302" table:style-name="ce1">
            <text:p>0,98777837</text:p>
          </table:table-cell>
          <table:table-cell table:number-columns-repeated="16379"/>
        </table:table-row>
        <table:table-row table:style-name="ro1">
          <table:table-cell office:value-type="float" office:value="29.5" table:style-name="ce1">
            <text:p>29,5</text:p>
          </table:table-cell>
          <table:table-cell office:value-type="float" office:value="1.92190577255162" table:style-name="ce1">
            <text:p>1,921905773</text:p>
          </table:table-cell>
          <table:table-cell office:value-type="float" office:value="0.87331531290644504" table:style-name="ce1">
            <text:p>0,873315313</text:p>
          </table:table-cell>
          <table:table-cell office:value-type="float" office:value="0.54397600756235198" table:style-name="ce1">
            <text:p>0,543976008</text:p>
          </table:table-cell>
          <table:table-cell office:value-type="float" office:value="1.0454479677600299" table:style-name="ce1">
            <text:p>1,045447968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60984549884662" table:style-name="ce1">
            <text:p>1,609845499</text:p>
          </table:table-cell>
          <table:table-cell office:value-type="float" office:value="0.89343642322331196" table:style-name="ce1">
            <text:p>0,893436423</text:p>
          </table:table-cell>
          <table:table-cell office:value-type="float" office:value="0.60618583373297197" table:style-name="ce1">
            <text:p>0,606185834</text:p>
          </table:table-cell>
          <table:table-cell office:value-type="float" office:value="1.04480375429721" table:style-name="ce1">
            <text:p>1,044803754</text:p>
          </table:table-cell>
          <table:table-cell table:number-columns-repeated="16379"/>
        </table:table-row>
        <table:table-row table:style-name="ro1">
          <table:table-cell office:value-type="float" office:value="30.5" table:style-name="ce1">
            <text:p>30,5</text:p>
          </table:table-cell>
          <table:table-cell office:value-type="float" office:value="1.66151386600663" table:style-name="ce1">
            <text:p>1,661513866</text:p>
          </table:table-cell>
          <table:table-cell office:value-type="float" office:value="0.91100156319880699" table:style-name="ce1">
            <text:p>0,911001563</text:p>
          </table:table-cell>
          <table:table-cell office:value-type="float" office:value="0.891414681539061" table:style-name="ce1">
            <text:p>0,891414682</text:p>
          </table:table-cell>
          <table:table-cell office:value-type="float" office:value="1.13244543462019" table:style-name="ce1">
            <text:p>1,132445435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8319452427740299" table:style-name="ce1">
            <text:p>1,831945243</text:p>
          </table:table-cell>
          <table:table-cell office:value-type="float" office:value="0.87094925736735496" table:style-name="ce1">
            <text:p>0,870949257</text:p>
          </table:table-cell>
          <table:table-cell office:value-type="float" office:value="0.61662945449169404" table:style-name="ce1">
            <text:p>0,616629454</text:p>
          </table:table-cell>
          <table:table-cell office:value-type="float" office:value="1.0435781380001901" table:style-name="ce1">
            <text:p>1,043578138</text:p>
          </table:table-cell>
          <table:table-cell table:number-columns-repeated="16379"/>
        </table:table-row>
        <table:table-row table:style-name="ro1">
          <table:table-cell office:value-type="float" office:value="31.5" table:style-name="ce1">
            <text:p>31,5</text:p>
          </table:table-cell>
          <table:table-cell office:value-type="float" office:value="2.0455198774188399" table:style-name="ce1">
            <text:p>2,045519877</text:p>
          </table:table-cell>
          <table:table-cell office:value-type="float" office:value="0.84707196274338004" table:style-name="ce1">
            <text:p>0,847071963</text:p>
          </table:table-cell>
          <table:table-cell office:value-type="float" office:value="0.38069022765022997" table:style-name="ce1">
            <text:p>0,380690228</text:p>
          </table:table-cell>
          <table:table-cell office:value-type="float" office:value="0.98554088541388396" table:style-name="ce1">
            <text:p>0,985540885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.80209954861219" table:style-name="ce1">
            <text:p>1,802099549</text:p>
          </table:table-cell>
          <table:table-cell office:value-type="float" office:value="0.86419769404609303" table:style-name="ce1">
            <text:p>0,864197694</text:p>
          </table:table-cell>
          <table:table-cell office:value-type="float" office:value="0.49983891630680599" table:style-name="ce1">
            <text:p>0,499838916</text:p>
          </table:table-cell>
          <table:table-cell office:value-type="float" office:value="1.0056317790189599" table:style-name="ce1">
            <text:p>1,005631779</text:p>
          </table:table-cell>
          <table:table-cell table:number-columns-repeated="16379"/>
        </table:table-row>
        <table:table-row table:style-name="ro1">
          <table:table-cell office:value-type="float" office:value="32.5" table:style-name="ce1">
            <text:p>32,5</text:p>
          </table:table-cell>
          <table:table-cell office:value-type="float" office:value="1.97069302887327" table:style-name="ce1">
            <text:p>1,970693029</text:p>
          </table:table-cell>
          <table:table-cell office:value-type="float" office:value="0.86418651172849403" table:style-name="ce1">
            <text:p>0,864186512</text:p>
          </table:table-cell>
          <table:table-cell office:value-type="float" office:value="0.58712984352952502" table:style-name="ce1">
            <text:p>0,587129844</text:p>
          </table:table-cell>
          <table:table-cell office:value-type="float" office:value="1.0433524587057099" table:style-name="ce1">
            <text:p>1,043352459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.0332423954436698" table:style-name="ce1">
            <text:p>2,033242395</text:p>
          </table:table-cell>
          <table:table-cell office:value-type="float" office:value="0.84803636755029299" table:style-name="ce1">
            <text:p>0,848036368</text:p>
          </table:table-cell>
          <table:table-cell office:value-type="float" office:value="0.351271275840359" table:style-name="ce1">
            <text:p>0,351271276</text:p>
          </table:table-cell>
          <table:table-cell office:value-type="float" office:value="0.97835323246892003" table:style-name="ce1">
            <text:p>0,978353232</text:p>
          </table:table-cell>
          <table:table-cell table:number-columns-repeated="16379"/>
        </table:table-row>
        <table:table-row table:style-name="ro1">
          <table:table-cell office:value-type="float" office:value="33.5" table:style-name="ce1">
            <text:p>33,5</text:p>
          </table:table-cell>
          <table:table-cell office:value-type="float" office:value="1.7647589733251401" table:style-name="ce1">
            <text:p>1,764758973</text:p>
          </table:table-cell>
          <table:table-cell office:value-type="float" office:value="0.90223745719716097" table:style-name="ce1">
            <text:p>0,902237457</text:p>
          </table:table-cell>
          <table:table-cell office:value-type="float" office:value="0.96057381703516498" table:style-name="ce1">
            <text:p>0,960573817</text:p>
          </table:table-cell>
          <table:table-cell office:value-type="float" office:value="1.14208843096149" table:style-name="ce1">
            <text:p>1,142088431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.0414184142029699" table:style-name="ce1">
            <text:p>2,041418414</text:p>
          </table:table-cell>
          <table:table-cell office:value-type="float" office:value="0.83714632198391603" table:style-name="ce1">
            <text:p>0,837146322</text:p>
          </table:table-cell>
          <table:table-cell office:value-type="float" office:value="0.27805645786809102" table:style-name="ce1">
            <text:p>0,278056458</text:p>
          </table:table-cell>
          <table:table-cell office:value-type="float" office:value="0.95059614792986602" table:style-name="ce1">
            <text:p>0,950596148</text:p>
          </table:table-cell>
          <table:table-cell table:number-columns-repeated="16379"/>
        </table:table-row>
        <table:table-row table:style-name="ro1">
          <table:table-cell office:value-type="float" office:value="34.5" table:style-name="ce1">
            <text:p>34,5</text:p>
          </table:table-cell>
          <table:table-cell office:value-type="float" office:value="1.71046730215431" table:style-name="ce1">
            <text:p>1,710467302</text:p>
          </table:table-cell>
          <table:table-cell office:value-type="float" office:value="0.87442156858132303" table:style-name="ce1">
            <text:p>0,874421569</text:p>
          </table:table-cell>
          <table:table-cell office:value-type="float" office:value="0.57615107419585998" table:style-name="ce1">
            <text:p>0,576151074</text:p>
          </table:table-cell>
          <table:table-cell office:value-type="float" office:value="1.02424300116824" table:style-name="ce1">
            <text:p>1,024243001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.83159057541462" table:style-name="ce1">
            <text:p>1,831590575</text:p>
          </table:table-cell>
          <table:table-cell office:value-type="float" office:value="0.86295951348269095" table:style-name="ce1">
            <text:p>0,862959513</text:p>
          </table:table-cell>
          <table:table-cell office:value-type="float" office:value="0.43004287648494599" table:style-name="ce1">
            <text:p>0,430042876</text:p>
          </table:table-cell>
          <table:table-cell office:value-type="float" office:value="0.99586777691842299" table:style-name="ce1">
            <text:p>0,995867777</text:p>
          </table:table-cell>
          <table:table-cell table:number-columns-repeated="16379"/>
        </table:table-row>
        <table:table-row table:style-name="ro1">
          <table:table-cell office:value-type="float" office:value="35.5" table:style-name="ce1">
            <text:p>35,5</text:p>
          </table:table-cell>
          <table:table-cell office:value-type="float" office:value="2.07785887424073" table:style-name="ce1">
            <text:p>2,077858874</text:p>
          </table:table-cell>
          <table:table-cell office:value-type="float" office:value="0.82949845724446503" table:style-name="ce1">
            <text:p>0,829498457</text:p>
          </table:table-cell>
          <table:table-cell office:value-type="float" office:value="0.30566833239895802" table:style-name="ce1">
            <text:p>0,305668332</text:p>
          </table:table-cell>
          <table:table-cell office:value-type="float" office:value="0.94774720005903901" table:style-name="ce1">
            <text:p>0,9477472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.0347791437820701" table:style-name="ce1">
            <text:p>2,034779144</text:p>
          </table:table-cell>
          <table:table-cell office:value-type="float" office:value="0.82026891468461505" table:style-name="ce1">
            <text:p>0,820268915</text:p>
          </table:table-cell>
          <table:table-cell office:value-type="float" office:value="0.22496431019082699" table:style-name="ce1">
            <text:p>0,22496431</text:p>
          </table:table-cell>
          <table:table-cell office:value-type="float" office:value="0.90961471402051397" table:style-name="ce1">
            <text:p>0,909614714</text:p>
          </table:table-cell>
          <table:table-cell table:number-columns-repeated="16379"/>
        </table:table-row>
        <table:table-row table:style-name="ro1">
          <table:table-cell office:value-type="float" office:value="36.5" table:style-name="ce1">
            <text:p>36,5</text:p>
          </table:table-cell>
          <table:table-cell office:value-type="float" office:value="2.1157083206558802" table:style-name="ce1">
            <text:p>2,115708321</text:p>
          </table:table-cell>
          <table:table-cell office:value-type="float" office:value="0.84530894928950095" table:style-name="ce1">
            <text:p>0,845308949</text:p>
          </table:table-cell>
          <table:table-cell office:value-type="float" office:value="0.46424615445143902" table:style-name="ce1">
            <text:p>0,464246154</text:p>
          </table:table-cell>
          <table:table-cell office:value-type="float" office:value="1.0084989042496499" table:style-name="ce1">
            <text:p>1,008498904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.9081785855664799" table:style-name="ce1">
            <text:p>1,908178586</text:p>
          </table:table-cell>
          <table:table-cell office:value-type="float" office:value="0.85493961895380199" table:style-name="ce1">
            <text:p>0,854939619</text:p>
          </table:table-cell>
          <table:table-cell office:value-type="float" office:value="0.56945170853791305" table:style-name="ce1">
            <text:p>0,569451709</text:p>
          </table:table-cell>
          <table:table-cell office:value-type="float" office:value="1.0218579561929599" table:style-name="ce1">
            <text:p>1,021857956</text:p>
          </table:table-cell>
          <table:table-cell table:number-columns-repeated="16379"/>
        </table:table-row>
        <table:table-row table:style-name="ro1">
          <table:table-cell office:value-type="float" office:value="37.5" table:style-name="ce1">
            <text:p>37,5</text:p>
          </table:table-cell>
          <table:table-cell office:value-type="float" office:value="2.0584771635013102" table:style-name="ce1">
            <text:p>2,058477164</text:p>
          </table:table-cell>
          <table:table-cell office:value-type="float" office:value="0.82387278879049197" table:style-name="ce1">
            <text:p>0,823872789</text:p>
          </table:table-cell>
          <table:table-cell office:value-type="float" office:value="0.31145076921971099" table:style-name="ce1">
            <text:p>0,311450769</text:p>
          </table:table-cell>
          <table:table-cell office:value-type="float" office:value="0.93857019184715096" table:style-name="ce1">
            <text:p>0,938570192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.18898870427449" table:style-name="ce1">
            <text:p>2,188988704</text:p>
          </table:table-cell>
          <table:table-cell office:value-type="float" office:value="0.81255258643302597" table:style-name="ce1">
            <text:p>0,812552586</text:p>
          </table:table-cell>
          <table:table-cell office:value-type="float" office:value="0.165332086153613" table:style-name="ce1">
            <text:p>0,165332086</text:p>
          </table:table-cell>
          <table:table-cell office:value-type="float" office:value="0.91154520119826798" table:style-name="ce1">
            <text:p>0,911545201</text:p>
          </table:table-cell>
          <table:table-cell table:number-columns-repeated="16379"/>
        </table:table-row>
        <table:table-row table:style-name="ro1">
          <table:table-cell office:value-type="float" office:value="38.5" table:style-name="ce1">
            <text:p>38,5</text:p>
          </table:table-cell>
          <table:table-cell office:value-type="float" office:value="2.1068143468051699" table:style-name="ce1">
            <text:p>2,106814347</text:p>
          </table:table-cell>
          <table:table-cell office:value-type="float" office:value="0.81872238299681099" table:style-name="ce1">
            <text:p>0,818722383</text:p>
          </table:table-cell>
          <table:table-cell office:value-type="float" office:value="0.22337136822637199" table:style-name="ce1">
            <text:p>0,223371368</text:p>
          </table:table-cell>
          <table:table-cell office:value-type="float" office:value="0.91767528419219302" table:style-name="ce1">
            <text:p>0,917675284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.3241960639415402" table:style-name="ce1">
            <text:p>2,324196064</text:p>
          </table:table-cell>
          <table:table-cell office:value-type="float" office:value="0.79664706772021099" table:style-name="ce1">
            <text:p>0,796647068</text:p>
          </table:table-cell>
          <table:table-cell office:value-type="float" office:value="3.38146721429178E-2" table:style-name="ce1">
            <text:p>0,033814672</text:p>
          </table:table-cell>
          <table:table-cell office:value-type="float" office:value="0.86774935724290503" table:style-name="ce1">
            <text:p>0,867749357</text:p>
          </table:table-cell>
          <table:table-cell table:number-columns-repeated="16379"/>
        </table:table-row>
        <table:table-row table:style-name="ro1">
          <table:table-cell office:value-type="float" office:value="39.5" table:style-name="ce1">
            <text:p>39,5</text:p>
          </table:table-cell>
          <table:table-cell office:value-type="float" office:value="1.8571051243107599" table:style-name="ce1">
            <text:p>1,857105124</text:p>
          </table:table-cell>
          <table:table-cell office:value-type="float" office:value="0.85960659182135901" table:style-name="ce1">
            <text:p>0,859606592</text:p>
          </table:table-cell>
          <table:table-cell office:value-type="float" office:value="0.49472266158449602" table:style-name="ce1">
            <text:p>0,494722662</text:p>
          </table:table-cell>
          <table:table-cell office:value-type="float" office:value="1.00524510050727" table:style-name="ce1">
            <text:p>1,005245101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17952926723886" table:style-name="ce1">
            <text:p>2,179529267</text:p>
          </table:table-cell>
          <table:table-cell office:value-type="float" office:value="0.811667691790248" table:style-name="ce1">
            <text:p>0,811667692</text:p>
          </table:table-cell>
          <table:table-cell office:value-type="float" office:value="9.5777643059043793E-2" table:style-name="ce1">
            <text:p>0,095777643</text:p>
          </table:table-cell>
          <table:table-cell office:value-type="float" office:value="0.89003317519051395" table:style-name="ce1">
            <text:p>0,890033175</text:p>
          </table:table-cell>
          <table:table-cell table:number-columns-repeated="16379"/>
        </table:table-row>
        <table:table-row table:style-name="ro1">
          <table:table-cell office:value-type="float" office:value="40.5" table:style-name="ce1">
            <text:p>40,5</text:p>
          </table:table-cell>
          <table:table-cell office:value-type="float" office:value="2.0054840975498101" table:style-name="ce1">
            <text:p>2,005484098</text:p>
          </table:table-cell>
          <table:table-cell office:value-type="float" office:value="0.83696667500640698" table:style-name="ce1">
            <text:p>0,836966675</text:p>
          </table:table-cell>
          <table:table-cell office:value-type="float" office:value="0.43025758680598603" table:style-name="ce1">
            <text:p>0,430257587</text:p>
          </table:table-cell>
          <table:table-cell office:value-type="float" office:value="0.97583991875021103" table:style-name="ce1">
            <text:p>0,975839919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8548581389315599" table:style-name="ce1">
            <text:p>1,854858139</text:p>
          </table:table-cell>
          <table:table-cell office:value-type="float" office:value="0.85573534685705199" table:style-name="ce1">
            <text:p>0,855735347</text:p>
          </table:table-cell>
          <table:table-cell office:value-type="float" office:value="0.54056640225476105" table:style-name="ce1">
            <text:p>0,540566402</text:p>
          </table:table-cell>
          <table:table-cell office:value-type="float" office:value="1.00538291774309" table:style-name="ce1">
            <text:p>1,005382918</text:p>
          </table:table-cell>
          <table:table-cell table:number-columns-repeated="16379"/>
        </table:table-row>
        <table:table-row table:style-name="ro1">
          <table:table-cell office:value-type="float" office:value="41.5" table:style-name="ce1">
            <text:p>41,5</text:p>
          </table:table-cell>
          <table:table-cell office:value-type="float" office:value="1.9975478059615599" table:style-name="ce1">
            <text:p>1,997547806</text:p>
          </table:table-cell>
          <table:table-cell office:value-type="float" office:value="0.84361883046777997" table:style-name="ce1">
            <text:p>0,84361883</text:p>
          </table:table-cell>
          <table:table-cell office:value-type="float" office:value="0.38748246281364002" table:style-name="ce1">
            <text:p>0,387482463</text:p>
          </table:table-cell>
          <table:table-cell office:value-type="float" office:value="0.97608506830757302" table:style-name="ce1">
            <text:p>0,976085068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.0131360836115402" table:style-name="ce1">
            <text:p>2,013136084</text:p>
          </table:table-cell>
          <table:table-cell office:value-type="float" office:value="0.83934301759598995" table:style-name="ce1">
            <text:p>0,839343018</text:p>
          </table:table-cell>
          <table:table-cell office:value-type="float" office:value="0.43814712571283898" table:style-name="ce1">
            <text:p>0,438147126</text:p>
          </table:table-cell>
          <table:table-cell office:value-type="float" office:value="0.98412372628906197" table:style-name="ce1">
            <text:p>0,984123726</text:p>
          </table:table-cell>
          <table:table-cell table:number-columns-repeated="16379"/>
        </table:table-row>
        <table:table-row table:style-name="ro1">
          <table:table-cell office:value-type="float" office:value="42.5" table:style-name="ce1">
            <text:p>42,5</text:p>
          </table:table-cell>
          <table:table-cell office:value-type="float" office:value="2.18036692453631" table:style-name="ce1">
            <text:p>2,180366925</text:p>
          </table:table-cell>
          <table:table-cell office:value-type="float" office:value="0.82525226309840805" table:style-name="ce1">
            <text:p>0,825252263</text:p>
          </table:table-cell>
          <table:table-cell office:value-type="float" office:value="0.238761788011804" table:style-name="ce1">
            <text:p>0,238761788</text:p>
          </table:table-cell>
          <table:table-cell office:value-type="float" office:value="0.93500306809115696" table:style-name="ce1">
            <text:p>0,935003068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.2703428165832098" table:style-name="ce1">
            <text:p>2,270342817</text:p>
          </table:table-cell>
          <table:table-cell office:value-type="float" office:value="0.79156605271178104" table:style-name="ce1">
            <text:p>0,791566053</text:p>
          </table:table-cell>
          <table:table-cell office:value-type="float" office:value="5.0242895610457701E-2" table:style-name="ce1">
            <text:p>0,050242896</text:p>
          </table:table-cell>
          <table:table-cell office:value-type="float" office:value="0.85918302058868701" table:style-name="ce1">
            <text:p>0,859183021</text:p>
          </table:table-cell>
          <table:table-cell table:number-columns-repeated="16379"/>
        </table:table-row>
        <table:table-row table:style-name="ro1">
          <table:table-cell office:value-type="float" office:value="43.5" table:style-name="ce1">
            <text:p>43,5</text:p>
          </table:table-cell>
          <table:table-cell office:value-type="float" office:value="2.2626789626070698" table:style-name="ce1">
            <text:p>2,262678963</text:p>
          </table:table-cell>
          <table:table-cell office:value-type="float" office:value="0.79441275495076502" table:style-name="ce1">
            <text:p>0,794412755</text:p>
          </table:table-cell>
          <table:table-cell office:value-type="float" office:value="1.0278409704699501E-2" table:style-name="ce1">
            <text:p>0,01027841</text:p>
          </table:table-cell>
          <table:table-cell office:value-type="float" office:value="0.85610498183418604" table:style-name="ce1">
            <text:p>0,856104982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.1316639141879099" table:style-name="ce1">
            <text:p>2,131663914</text:p>
          </table:table-cell>
          <table:table-cell office:value-type="float" office:value="0.810776775397545" table:style-name="ce1">
            <text:p>0,810776775</text:p>
          </table:table-cell>
          <table:table-cell office:value-type="float" office:value="0.136565337254099" table:style-name="ce1">
            <text:p>0,136565337</text:p>
          </table:table-cell>
          <table:table-cell office:value-type="float" office:value="0.89550745596489201" table:style-name="ce1">
            <text:p>0,895507456</text:p>
          </table:table-cell>
          <table:table-cell table:number-columns-repeated="16379"/>
        </table:table-row>
        <table:table-row table:style-name="ro1">
          <table:table-cell office:value-type="float" office:value="44.5" table:style-name="ce1">
            <text:p>44,5</text:p>
          </table:table-cell>
          <table:table-cell office:value-type="float" office:value="2.3329840246567199" table:style-name="ce1">
            <text:p>2,332984025</text:p>
          </table:table-cell>
          <table:table-cell office:value-type="float" office:value="0.78228165264557403" table:style-name="ce1">
            <text:p>0,782281653</text:p>
          </table:table-cell>
          <table:table-cell office:value-type="float" office:value="-5.8845716822952799E-4" table:style-name="ce1">
            <text:p>-0,000588457</text:p>
          </table:table-cell>
          <table:table-cell office:value-type="float" office:value="0.84114508230057405" table:style-name="ce1">
            <text:p>0,841145082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09898904907512" table:style-name="ce1">
            <text:p>2,098989049</text:p>
          </table:table-cell>
          <table:table-cell office:value-type="float" office:value="0.81378674882859103" table:style-name="ce1">
            <text:p>0,813786749</text:p>
          </table:table-cell>
          <table:table-cell office:value-type="float" office:value="0.305284691404202" table:style-name="ce1">
            <text:p>0,305284691</text:p>
          </table:table-cell>
          <table:table-cell office:value-type="float" office:value="0.92049705164733298" table:style-name="ce1">
            <text:p>0,920497052</text:p>
          </table:table-cell>
          <table:table-cell table:number-columns-repeated="16379"/>
        </table:table-row>
        <table:table-row table:style-name="ro1">
          <table:table-cell office:value-type="float" office:value="45.5" table:style-name="ce1">
            <text:p>45,5</text:p>
          </table:table-cell>
          <table:table-cell office:value-type="float" office:value="2.4310901092945301" table:style-name="ce1">
            <text:p>2,431090109</text:p>
          </table:table-cell>
          <table:table-cell office:value-type="float" office:value="0.78851173018697795" table:style-name="ce1">
            <text:p>0,78851173</text:p>
          </table:table-cell>
          <table:table-cell office:value-type="float" office:value="-4.0532095210771897E-2" table:style-name="ce1">
            <text:p>-0,040532095</text:p>
          </table:table-cell>
          <table:table-cell office:value-type="float" office:value="0.84555487260832296" table:style-name="ce1">
            <text:p>0,845554873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.1143594680301399" table:style-name="ce1">
            <text:p>2,114359468</text:p>
          </table:table-cell>
          <table:table-cell office:value-type="float" office:value="0.80666606356279602" table:style-name="ce1">
            <text:p>0,806666064</text:p>
          </table:table-cell>
          <table:table-cell office:value-type="float" office:value="-2.83025294848867E-2" table:style-name="ce1">
            <text:p>-0,028302529</text:p>
          </table:table-cell>
          <table:table-cell office:value-type="float" office:value="0.85039988517771803" table:style-name="ce1">
            <text:p>0,850399885</text:p>
          </table:table-cell>
          <table:table-cell table:number-columns-repeated="16379"/>
        </table:table-row>
        <table:table-row table:style-name="ro1">
          <table:table-cell office:value-type="float" office:value="46.5" table:style-name="ce1">
            <text:p>46,5</text:p>
          </table:table-cell>
          <table:table-cell office:value-type="float" office:value="2.13686973074772" table:style-name="ce1">
            <text:p>2,136869731</text:p>
          </table:table-cell>
          <table:table-cell office:value-type="float" office:value="0.813670242054507" table:style-name="ce1">
            <text:p>0,813670242</text:p>
          </table:table-cell>
          <table:table-cell office:value-type="float" office:value="0.31602967352759398" table:style-name="ce1">
            <text:p>0,316029674</text:p>
          </table:table-cell>
          <table:table-cell office:value-type="float" office:value="0.93200753955021298" table:style-name="ce1">
            <text:p>0,93200754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.27510285861627" table:style-name="ce1">
            <text:p>2,275102859</text:p>
          </table:table-cell>
          <table:table-cell office:value-type="float" office:value="0.82004054943706095" table:style-name="ce1">
            <text:p>0,820040549</text:p>
          </table:table-cell>
          <table:table-cell office:value-type="float" office:value="0.26143231001238199" table:style-name="ce1">
            <text:p>0,26143231</text:p>
          </table:table-cell>
          <table:table-cell office:value-type="float" office:value="0.943237001473478" table:style-name="ce1">
            <text:p>0,943237001</text:p>
          </table:table-cell>
          <table:table-cell table:number-columns-repeated="16379"/>
        </table:table-row>
        <table:table-row table:style-name="ro1">
          <table:table-cell office:value-type="float" office:value="47.5" table:style-name="ce1">
            <text:p>47,5</text:p>
          </table:table-cell>
          <table:table-cell office:value-type="float" office:value="2.1031032616659902" table:style-name="ce1">
            <text:p>2,103103262</text:p>
          </table:table-cell>
          <table:table-cell office:value-type="float" office:value="0.825155435313075" table:style-name="ce1">
            <text:p>0,825155435</text:p>
          </table:table-cell>
          <table:table-cell office:value-type="float" office:value="0.246759442687074" table:style-name="ce1">
            <text:p>0,246759443</text:p>
          </table:table-cell>
          <table:table-cell office:value-type="float" office:value="0.93784310885858502" table:style-name="ce1">
            <text:p>0,937843109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.3811410115546701" table:style-name="ce1">
            <text:p>2,381141012</text:p>
          </table:table-cell>
          <table:table-cell office:value-type="float" office:value="0.79065970459564805" table:style-name="ce1">
            <text:p>0,790659705</text:p>
          </table:table-cell>
          <table:table-cell office:value-type="float" office:value="0.16937840997512901" table:style-name="ce1">
            <text:p>0,16937841</text:p>
          </table:table-cell>
          <table:table-cell office:value-type="float" office:value="0.89123494960334004" table:style-name="ce1">
            <text:p>0,89123495</text:p>
          </table:table-cell>
          <table:table-cell table:number-columns-repeated="16379"/>
        </table:table-row>
        <table:table-row table:style-name="ro1">
          <table:table-cell office:value-type="float" office:value="48.5" table:style-name="ce1">
            <text:p>48,5</text:p>
          </table:table-cell>
          <table:table-cell office:value-type="float" office:value="2.3748971460778701" table:style-name="ce1">
            <text:p>2,374897146</text:p>
          </table:table-cell>
          <table:table-cell office:value-type="float" office:value="0.78962618200083801" table:style-name="ce1">
            <text:p>0,789626182</text:p>
          </table:table-cell>
          <table:table-cell office:value-type="float" office:value="2.1668910403422399E-2" table:style-name="ce1">
            <text:p>0,02166891</text:p>
          </table:table-cell>
          <table:table-cell office:value-type="float" office:value="0.85629694616401497" table:style-name="ce1">
            <text:p>0,856296946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.7057364438091902" table:style-name="ce1">
            <text:p>2,705736444</text:p>
          </table:table-cell>
          <table:table-cell office:value-type="float" office:value="0.73349039471875099" table:style-name="ce1">
            <text:p>0,733490395</text:p>
          </table:table-cell>
          <table:table-cell office:value-type="float" office:value="-0.30095991267505401" table:style-name="ce1">
            <text:p>-0,300959913</text:p>
          </table:table-cell>
          <table:table-cell office:value-type="float" office:value="0.73022935512906895" table:style-name="ce1">
            <text:p>0,730229355</text:p>
          </table:table-cell>
          <table:table-cell table:number-columns-repeated="16379"/>
        </table:table-row>
        <table:table-row table:style-name="ro1">
          <table:table-cell office:value-type="float" office:value="49.5" table:style-name="ce1">
            <text:p>49,5</text:p>
          </table:table-cell>
          <table:table-cell office:value-type="float" office:value="2.3766673485981999" table:style-name="ce1">
            <text:p>2,376667349</text:p>
          </table:table-cell>
          <table:table-cell office:value-type="float" office:value="0.77812507993325897" table:style-name="ce1">
            <text:p>0,77812508</text:p>
          </table:table-cell>
          <table:table-cell office:value-type="float" office:value="-0.110420302802615" table:style-name="ce1">
            <text:p>-0,110420303</text:p>
          </table:table-cell>
          <table:table-cell office:value-type="float" office:value="0.81645001605926903" table:style-name="ce1">
            <text:p>0,816450016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.4598676037402898" table:style-name="ce1">
            <text:p>2,459867604</text:p>
          </table:table-cell>
          <table:table-cell office:value-type="float" office:value="0.77461271712814705" table:style-name="ce1">
            <text:p>0,774612717</text:p>
          </table:table-cell>
          <table:table-cell office:value-type="float" office:value="-8.3528042343717204E-2" table:style-name="ce1">
            <text:p>-0,083528042</text:p>
          </table:table-cell>
          <table:table-cell office:value-type="float" office:value="0.820494535120463" table:style-name="ce1">
            <text:p>0,820494535</text:p>
          </table:table-cell>
          <table:table-cell table:number-columns-repeated="16379"/>
        </table:table-row>
        <table:table-row table:style-name="ro1">
          <table:table-cell office:value-type="float" office:value="50.5" table:style-name="ce1">
            <text:p>50,5</text:p>
          </table:table-cell>
          <table:table-cell office:value-type="float" office:value="2.4265049338775002" table:style-name="ce1">
            <text:p>2,426504934</text:p>
          </table:table-cell>
          <table:table-cell office:value-type="float" office:value="0.76584019283365201" table:style-name="ce1">
            <text:p>0,765840193</text:p>
          </table:table-cell>
          <table:table-cell office:value-type="float" office:value="-0.124501536651341" table:style-name="ce1">
            <text:p>-0,124501537</text:p>
          </table:table-cell>
          <table:table-cell office:value-type="float" office:value="0.80024326418602498" table:style-name="ce1">
            <text:p>0,800243264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.7241205593164901" table:style-name="ce1">
            <text:p>2,724120559</text:p>
          </table:table-cell>
          <table:table-cell office:value-type="float" office:value="0.72998950155629905" table:style-name="ce1">
            <text:p>0,729989502</text:p>
          </table:table-cell>
          <table:table-cell office:value-type="float" office:value="-0.29857109601485998" table:style-name="ce1">
            <text:p>-0,298571096</text:p>
          </table:table-cell>
          <table:table-cell office:value-type="float" office:value="0.72605899614116298" table:style-name="ce1">
            <text:p>0,726058996</text:p>
          </table:table-cell>
          <table:table-cell table:number-columns-repeated="16379"/>
        </table:table-row>
        <table:table-row table:style-name="ro1">
          <table:table-cell office:value-type="float" office:value="51.5" table:style-name="ce1">
            <text:p>51,5</text:p>
          </table:table-cell>
          <table:table-cell office:value-type="float" office:value="2.64865559966514" table:style-name="ce1">
            <text:p>2,6486556</text:p>
          </table:table-cell>
          <table:table-cell office:value-type="float" office:value="0.75575487875483305" table:style-name="ce1">
            <text:p>0,755754879</text:p>
          </table:table-cell>
          <table:table-cell office:value-type="float" office:value="-0.15377266129157399" table:style-name="ce1">
            <text:p>-0,153772661</text:p>
          </table:table-cell>
          <table:table-cell office:value-type="float" office:value="0.78936406607739296" table:style-name="ce1">
            <text:p>0,789364066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.37985832778429" table:style-name="ce1">
            <text:p>2,379858328</text:p>
          </table:table-cell>
          <table:table-cell office:value-type="float" office:value="0.79862328006581895" table:style-name="ce1">
            <text:p>0,79862328</text:p>
          </table:table-cell>
          <table:table-cell office:value-type="float" office:value="9.8818807496651007E-2" table:style-name="ce1">
            <text:p>0,098818807</text:p>
          </table:table-cell>
          <table:table-cell office:value-type="float" office:value="0.885001936026106" table:style-name="ce1">
            <text:p>0,885001936</text:p>
          </table:table-cell>
          <table:table-cell table:number-columns-repeated="16379"/>
        </table:table-row>
        <table:table-row table:style-name="ro1">
          <table:table-cell office:value-type="float" office:value="52.5" table:style-name="ce1">
            <text:p>52,5</text:p>
          </table:table-cell>
          <table:table-cell office:value-type="float" office:value="2.2234258212881901" table:style-name="ce1">
            <text:p>2,223425821</text:p>
          </table:table-cell>
          <table:table-cell office:value-type="float" office:value="0.81243375799616802" table:style-name="ce1">
            <text:p>0,812433758</text:p>
          </table:table-cell>
          <table:table-cell office:value-type="float" office:value="0.27644494023002603" table:style-name="ce1">
            <text:p>0,27644494</text:p>
          </table:table-cell>
          <table:table-cell office:value-type="float" office:value="0.93184302551796605" table:style-name="ce1">
            <text:p>0,931843026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.5190234156259499" table:style-name="ce1">
            <text:p>2,519023416</text:p>
          </table:table-cell>
          <table:table-cell office:value-type="float" office:value="0.756925931470667" table:style-name="ce1">
            <text:p>0,756925931</text:p>
          </table:table-cell>
          <table:table-cell office:value-type="float" office:value="-0.175866904340828" table:style-name="ce1">
            <text:p>-0,175866904</text:p>
          </table:table-cell>
          <table:table-cell office:value-type="float" office:value="0.77767362019004704" table:style-name="ce1">
            <text:p>0,77767362</text:p>
          </table:table-cell>
          <table:table-cell table:number-columns-repeated="16379"/>
        </table:table-row>
        <table:table-row table:style-name="ro1">
          <table:table-cell office:value-type="float" office:value="53.5" table:style-name="ce1">
            <text:p>53,5</text:p>
          </table:table-cell>
          <table:table-cell office:value-type="float" office:value="2.7768810207049599" table:style-name="ce1">
            <text:p>2,776881021</text:p>
          </table:table-cell>
          <table:table-cell office:value-type="float" office:value="0.730271454938761" table:style-name="ce1">
            <text:p>0,730271455</text:p>
          </table:table-cell>
          <table:table-cell office:value-type="float" office:value="-0.28077311322891202" table:style-name="ce1">
            <text:p>-0,280773113</text:p>
          </table:table-cell>
          <table:table-cell office:value-type="float" office:value="0.73342000115455896" table:style-name="ce1">
            <text:p>0,733420001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.6287242128013899" table:style-name="ce1">
            <text:p>2,628724213</text:p>
          </table:table-cell>
          <table:table-cell office:value-type="float" office:value="0.73837415153976205" table:style-name="ce1">
            <text:p>0,738374152</text:p>
          </table:table-cell>
          <table:table-cell office:value-type="float" office:value="-0.241145395824162" table:style-name="ce1">
            <text:p>-0,241145396</text:p>
          </table:table-cell>
          <table:table-cell office:value-type="float" office:value="0.74968497105404697" table:style-name="ce1">
            <text:p>0,749684971</text:p>
          </table:table-cell>
          <table:table-cell table:number-columns-repeated="16379"/>
        </table:table-row>
        <table:table-row table:style-name="ro1">
          <table:table-cell office:value-type="float" office:value="54.5" table:style-name="ce1">
            <text:p>54,5</text:p>
          </table:table-cell>
          <table:table-cell office:value-type="float" office:value="2.6691476876184401" table:style-name="ce1">
            <text:p>2,669147688</text:p>
          </table:table-cell>
          <table:table-cell office:value-type="float" office:value="0.76281468853080403" table:style-name="ce1">
            <text:p>0,762814689</text:p>
          </table:table-cell>
          <table:table-cell office:value-type="float" office:value="-0.12888318586996" table:style-name="ce1">
            <text:p>-0,128883186</text:p>
          </table:table-cell>
          <table:table-cell office:value-type="float" office:value="0.80238447456804796" table:style-name="ce1">
            <text:p>0,802384475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.7915533939601098" table:style-name="ce1">
            <text:p>2,791553394</text:p>
          </table:table-cell>
          <table:table-cell office:value-type="float" office:value="0.72558966969225203" table:style-name="ce1">
            <text:p>0,72558967</text:p>
          </table:table-cell>
          <table:table-cell office:value-type="float" office:value="-0.33865629452580898" table:style-name="ce1">
            <text:p>-0,338656295</text:p>
          </table:table-cell>
          <table:table-cell office:value-type="float" office:value="0.71135208727839405" table:style-name="ce1">
            <text:p>0,711352087</text:p>
          </table:table-cell>
          <table:table-cell table:number-columns-repeated="16379"/>
        </table:table-row>
        <table:table-row table:style-name="ro1">
          <table:table-cell office:value-type="float" office:value="55.5" table:style-name="ce1">
            <text:p>55,5</text:p>
          </table:table-cell>
          <table:table-cell office:value-type="float" office:value="2.7102792666261801" table:style-name="ce1">
            <text:p>2,710279267</text:p>
          </table:table-cell>
          <table:table-cell office:value-type="float" office:value="0.74392866501590904" table:style-name="ce1">
            <text:p>0,743928665</text:p>
          </table:table-cell>
          <table:table-cell office:value-type="float" office:value="-0.26484223832243198" table:style-name="ce1">
            <text:p>-0,264842238</text:p>
          </table:table-cell>
          <table:table-cell office:value-type="float" office:value="0.75530155640605001" table:style-name="ce1">
            <text:p>0,755301556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.5734824165577601" table:style-name="ce1">
            <text:p>2,573482417</text:p>
          </table:table-cell>
          <table:table-cell office:value-type="float" office:value="0.76954344465527202" table:style-name="ce1">
            <text:p>0,769543445</text:p>
          </table:table-cell>
          <table:table-cell office:value-type="float" office:value="-3.3827895360782498E-2" table:style-name="ce1">
            <text:p>-0,033827895</text:p>
          </table:table-cell>
          <table:table-cell office:value-type="float" office:value="0.83261890724669596" table:style-name="ce1">
            <text:p>0,832618907</text:p>
          </table:table-cell>
          <table:table-cell table:number-columns-repeated="16379"/>
        </table:table-row>
        <table:table-row table:style-name="ro1">
          <table:table-cell office:value-type="float" office:value="56.5" table:style-name="ce1">
            <text:p>56,5</text:p>
          </table:table-cell>
          <table:table-cell office:value-type="float" office:value="2.5675440989348099" table:style-name="ce1">
            <text:p>2,567544099</text:p>
          </table:table-cell>
          <table:table-cell office:value-type="float" office:value="0.75622374317723595" table:style-name="ce1">
            <text:p>0,756223743</text:p>
          </table:table-cell>
          <table:table-cell office:value-type="float" office:value="-0.14139538653862499" table:style-name="ce1">
            <text:p>-0,141395387</text:p>
          </table:table-cell>
          <table:table-cell office:value-type="float" office:value="0.79125190063805495" table:style-name="ce1">
            <text:p>0,791251901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.7644066143406301" table:style-name="ce1">
            <text:p>2,764406614</text:p>
          </table:table-cell>
          <table:table-cell office:value-type="float" office:value="0.74266626339749298" table:style-name="ce1">
            <text:p>0,742666263</text:p>
          </table:table-cell>
          <table:table-cell office:value-type="float" office:value="-0.28320768082768899" table:style-name="ce1">
            <text:p>-0,283207681</text:p>
          </table:table-cell>
          <table:table-cell office:value-type="float" office:value="0.74924296869070905" table:style-name="ce1">
            <text:p>0,749242969</text:p>
          </table:table-cell>
          <table:table-cell table:number-columns-repeated="16379"/>
        </table:table-row>
        <table:table-row table:style-name="ro1">
          <table:table-cell office:value-type="float" office:value="57.5" table:style-name="ce1">
            <text:p>57,5</text:p>
          </table:table-cell>
          <table:table-cell office:value-type="float" office:value="2.59726020943467" table:style-name="ce1">
            <text:p>2,597260209</text:p>
          </table:table-cell>
          <table:table-cell office:value-type="float" office:value="0.75425365946701695" table:style-name="ce1">
            <text:p>0,754253659</text:p>
          </table:table-cell>
          <table:table-cell office:value-type="float" office:value="-0.20974789380687101" table:style-name="ce1">
            <text:p>-0,209747894</text:p>
          </table:table-cell>
          <table:table-cell office:value-type="float" office:value="0.77046661565558106" table:style-name="ce1">
            <text:p>0,770466616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.8048801011593598" table:style-name="ce1">
            <text:p>2,804880101</text:p>
          </table:table-cell>
          <table:table-cell office:value-type="float" office:value="0.72791001384259002" table:style-name="ce1">
            <text:p>0,727910014</text:p>
          </table:table-cell>
          <table:table-cell office:value-type="float" office:value="-0.29658943019490502" table:style-name="ce1">
            <text:p>-0,29658943</text:p>
          </table:table-cell>
          <table:table-cell office:value-type="float" office:value="0.72890738119319398" table:style-name="ce1">
            <text:p>0,728907381</text:p>
          </table:table-cell>
          <table:table-cell table:number-columns-repeated="16379"/>
        </table:table-row>
        <table:table-row table:style-name="ro1">
          <table:table-cell office:value-type="float" office:value="58.5" table:style-name="ce1">
            <text:p>58,5</text:p>
          </table:table-cell>
          <table:table-cell office:value-type="float" office:value="2.7075041229817098" table:style-name="ce1">
            <text:p>2,707504123</text:p>
          </table:table-cell>
          <table:table-cell office:value-type="float" office:value="0.73239481070282897" table:style-name="ce1">
            <text:p>0,732394811</text:p>
          </table:table-cell>
          <table:table-cell office:value-type="float" office:value="-0.28510657506500098" table:style-name="ce1">
            <text:p>-0,285106575</text:p>
          </table:table-cell>
          <table:table-cell office:value-type="float" office:value="0.73017254797747" table:style-name="ce1">
            <text:p>0,730172548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.65006087752701" table:style-name="ce1">
            <text:p>2,650060878</text:p>
          </table:table-cell>
          <table:table-cell office:value-type="float" office:value="0.73634344915619798" table:style-name="ce1">
            <text:p>0,736343449</text:p>
          </table:table-cell>
          <table:table-cell office:value-type="float" office:value="-0.19309615402914901" table:style-name="ce1">
            <text:p>-0,193096154</text:p>
          </table:table-cell>
          <table:table-cell office:value-type="float" office:value="0.75790398353034105" table:style-name="ce1">
            <text:p>0,757903984</text:p>
          </table:table-cell>
          <table:table-cell table:number-columns-repeated="16379"/>
        </table:table-row>
        <table:table-row table:style-name="ro1">
          <table:table-cell office:value-type="float" office:value="59.5" table:style-name="ce1">
            <text:p>59,5</text:p>
          </table:table-cell>
          <table:table-cell office:value-type="float" office:value="2.4897303854533801" table:style-name="ce1">
            <text:p>2,489730385</text:p>
          </table:table-cell>
          <table:table-cell office:value-type="float" office:value="0.75118101934288495" table:style-name="ce1">
            <text:p>0,751181019</text:p>
          </table:table-cell>
          <table:table-cell office:value-type="float" office:value="-0.21966679795143099" table:style-name="ce1">
            <text:p>-0,219666798</text:p>
          </table:table-cell>
          <table:table-cell office:value-type="float" office:value="0.76288129520369397" table:style-name="ce1">
            <text:p>0,762881295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.0205503099948299" table:style-name="ce1">
            <text:p>3,02055031</text:p>
          </table:table-cell>
          <table:table-cell office:value-type="float" office:value="0.68794883955480102" table:style-name="ce1">
            <text:p>0,68794884</text:p>
          </table:table-cell>
          <table:table-cell office:value-type="float" office:value="-0.46669720384265101" table:style-name="ce1">
            <text:p>-0,466697204</text:p>
          </table:table-cell>
          <table:table-cell office:value-type="float" office:value="0.64611833573867405" table:style-name="ce1">
            <text:p>0,646118336</text:p>
          </table:table-cell>
          <table:table-cell table:number-columns-repeated="16379"/>
        </table:table-row>
        <table:table-row table:style-name="ro1">
          <table:table-cell office:value-type="float" office:value="60.5" table:style-name="ce1">
            <text:p>60,5</text:p>
          </table:table-cell>
          <table:table-cell office:value-type="float" office:value="2.6313070345132599" table:style-name="ce1">
            <text:p>2,631307035</text:p>
          </table:table-cell>
          <table:table-cell office:value-type="float" office:value="0.73656512500892801" table:style-name="ce1">
            <text:p>0,736565125</text:p>
          </table:table-cell>
          <table:table-cell office:value-type="float" office:value="-0.26364564188277401" table:style-name="ce1">
            <text:p>-0,263645642</text:p>
          </table:table-cell>
          <table:table-cell office:value-type="float" office:value="0.74288303389006205" table:style-name="ce1">
            <text:p>0,742883034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.2973513447535798" table:style-name="ce1">
            <text:p>2,297351345</text:p>
          </table:table-cell>
          <table:table-cell office:value-type="float" office:value="0.79672949845931995" table:style-name="ce1">
            <text:p>0,796729498</text:p>
          </table:table-cell>
          <table:table-cell office:value-type="float" office:value="0.121985224383897" table:style-name="ce1">
            <text:p>0,121985224</text:p>
          </table:table-cell>
          <table:table-cell office:value-type="float" office:value="0.88663179636814105" table:style-name="ce1">
            <text:p>0,886631796</text:p>
          </table:table-cell>
          <table:table-cell table:number-columns-repeated="16379"/>
        </table:table-row>
        <table:table-row table:style-name="ro1">
          <table:table-cell office:value-type="float" office:value="61.5" table:style-name="ce1">
            <text:p>61,5</text:p>
          </table:table-cell>
          <table:table-cell office:value-type="float" office:value="2.7129041297640399" table:style-name="ce1">
            <text:p>2,71290413</text:p>
          </table:table-cell>
          <table:table-cell office:value-type="float" office:value="0.72594000795407299" table:style-name="ce1">
            <text:p>0,725940008</text:p>
          </table:table-cell>
          <table:table-cell office:value-type="float" office:value="-0.36524094320984202" table:style-name="ce1">
            <text:p>-0,365240943</text:p>
          </table:table-cell>
          <table:table-cell office:value-type="float" office:value="0.70690810521910596" table:style-name="ce1">
            <text:p>0,706908105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.6856577444094798" table:style-name="ce1">
            <text:p>2,685657744</text:p>
          </table:table-cell>
          <table:table-cell office:value-type="float" office:value="0.72753611822781294" table:style-name="ce1">
            <text:p>0,727536118</text:p>
          </table:table-cell>
          <table:table-cell office:value-type="float" office:value="-0.23648689106892201" table:style-name="ce1">
            <text:p>-0,236486891</text:p>
          </table:table-cell>
          <table:table-cell office:value-type="float" office:value="0.73755479531761703" table:style-name="ce1">
            <text:p>0,737554795</text:p>
          </table:table-cell>
          <table:table-cell table:number-columns-repeated="16379"/>
        </table:table-row>
        <table:table-row table:style-name="ro1">
          <table:table-cell office:value-type="float" office:value="62.5" table:style-name="ce1">
            <text:p>62,5</text:p>
          </table:table-cell>
          <table:table-cell office:value-type="float" office:value="2.7644804449639699" table:style-name="ce1">
            <text:p>2,764480445</text:p>
          </table:table-cell>
          <table:table-cell office:value-type="float" office:value="0.73629097648151398" table:style-name="ce1">
            <text:p>0,736290976</text:p>
          </table:table-cell>
          <table:table-cell office:value-type="float" office:value="-0.29781718619262998" table:style-name="ce1">
            <text:p>-0,297817186</text:p>
          </table:table-cell>
          <table:table-cell office:value-type="float" office:value="0.73496618145848303" table:style-name="ce1">
            <text:p>0,734966181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82420444377812" table:style-name="ce1">
            <text:p>2,824204444</text:p>
          </table:table-cell>
          <table:table-cell office:value-type="float" office:value="0.713782916687" table:style-name="ce1">
            <text:p>0,713782917</text:p>
          </table:table-cell>
          <table:table-cell office:value-type="float" office:value="-0.38467087371863801" table:style-name="ce1">
            <text:p>-0,384670874</text:p>
          </table:table-cell>
          <table:table-cell office:value-type="float" office:value="0.69319042236232897" table:style-name="ce1">
            <text:p>0,693190422</text:p>
          </table:table-cell>
          <table:table-cell table:number-columns-repeated="16379"/>
        </table:table-row>
        <table:table-row table:style-name="ro1">
          <table:table-cell office:value-type="float" office:value="63.5" table:style-name="ce1">
            <text:p>63,5</text:p>
          </table:table-cell>
          <table:table-cell office:value-type="float" office:value="2.8947589747349198" table:style-name="ce1">
            <text:p>2,894758975</text:p>
          </table:table-cell>
          <table:table-cell office:value-type="float" office:value="0.69789986289260597" table:style-name="ce1">
            <text:p>0,697899863</text:p>
          </table:table-cell>
          <table:table-cell office:value-type="float" office:value="-0.43592350873333702" table:style-name="ce1">
            <text:p>-0,435923509</text:p>
          </table:table-cell>
          <table:table-cell office:value-type="float" office:value="0.664247326330766" table:style-name="ce1">
            <text:p>0,664247326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.1413758995251602" table:style-name="ce1">
            <text:p>3,1413759</text:p>
          </table:table-cell>
          <table:table-cell office:value-type="float" office:value="0.68784560683754503" table:style-name="ce1">
            <text:p>0,687845607</text:p>
          </table:table-cell>
          <table:table-cell office:value-type="float" office:value="-0.53427142205959599" table:style-name="ce1">
            <text:p>-0,534271422</text:p>
          </table:table-cell>
          <table:table-cell office:value-type="float" office:value="0.63006805834118695" table:style-name="ce1">
            <text:p>0,630068058</text:p>
          </table:table-cell>
          <table:table-cell table:number-columns-repeated="16379"/>
        </table:table-row>
        <table:table-row table:style-name="ro1">
          <table:table-cell office:value-type="float" office:value="64.5" table:style-name="ce1">
            <text:p>64,5</text:p>
          </table:table-cell>
          <table:table-cell office:value-type="float" office:value="2.8744983973498299" table:style-name="ce1">
            <text:p>2,874498397</text:p>
          </table:table-cell>
          <table:table-cell office:value-type="float" office:value="0.718598878052774" table:style-name="ce1">
            <text:p>0,718598878</text:p>
          </table:table-cell>
          <table:table-cell office:value-type="float" office:value="-0.27082654820429902" table:style-name="ce1">
            <text:p>-0,270826548</text:p>
          </table:table-cell>
          <table:table-cell office:value-type="float" office:value="0.723340179550648" table:style-name="ce1">
            <text:p>0,72334018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.0854094834857402" table:style-name="ce1">
            <text:p>3,085409483</text:p>
          </table:table-cell>
          <table:table-cell office:value-type="float" office:value="0.69567037706972701" table:style-name="ce1">
            <text:p>0,695670377</text:p>
          </table:table-cell>
          <table:table-cell office:value-type="float" office:value="-0.50154435025796995" table:style-name="ce1">
            <text:p>-0,50154435</text:p>
          </table:table-cell>
          <table:table-cell office:value-type="float" office:value="0.64415633982559495" table:style-name="ce1">
            <text:p>0,64415634</text:p>
          </table:table-cell>
          <table:table-cell table:number-columns-repeated="16379"/>
        </table:table-row>
        <table:table-row table:style-name="ro1">
          <table:table-cell office:value-type="float" office:value="65.5" table:style-name="ce1">
            <text:p>65,5</text:p>
          </table:table-cell>
          <table:table-cell office:value-type="float" office:value="2.7547644215756399" table:style-name="ce1">
            <text:p>2,754764422</text:p>
          </table:table-cell>
          <table:table-cell office:value-type="float" office:value="0.73750278657359802" table:style-name="ce1">
            <text:p>0,737502787</text:p>
          </table:table-cell>
          <table:table-cell office:value-type="float" office:value="-0.238719018118207" table:style-name="ce1">
            <text:p>-0,238719018</text:p>
          </table:table-cell>
          <table:table-cell office:value-type="float" office:value="0.75243264389689302" table:style-name="ce1">
            <text:p>0,752432644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.07979659682153" table:style-name="ce1">
            <text:p>3,079796597</text:p>
          </table:table-cell>
          <table:table-cell office:value-type="float" office:value="0.68166270116674099" table:style-name="ce1">
            <text:p>0,681662701</text:p>
          </table:table-cell>
          <table:table-cell office:value-type="float" office:value="-0.531094765460145" table:style-name="ce1">
            <text:p>-0,531094765</text:p>
          </table:table-cell>
          <table:table-cell office:value-type="float" office:value="0.62521934690624004" table:style-name="ce1">
            <text:p>0,625219347</text:p>
          </table:table-cell>
          <table:table-cell table:number-columns-repeated="16379"/>
        </table:table-row>
        <table:table-row table:style-name="ro1">
          <table:table-cell office:value-type="float" office:value="66.5" table:style-name="ce1">
            <text:p>66,5</text:p>
          </table:table-cell>
          <table:table-cell office:value-type="float" office:value="3.10253647351974" table:style-name="ce1">
            <text:p>3,102536474</text:p>
          </table:table-cell>
          <table:table-cell office:value-type="float" office:value="0.69085088503957404" table:style-name="ce1">
            <text:p>0,690850885</text:p>
          </table:table-cell>
          <table:table-cell office:value-type="float" office:value="-0.37775131555458602" table:style-name="ce1">
            <text:p>-0,377751316</text:p>
          </table:table-cell>
          <table:table-cell office:value-type="float" office:value="0.67648568945105403" table:style-name="ce1">
            <text:p>0,676485689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.29779921435214" table:style-name="ce1">
            <text:p>3,297799214</text:p>
          </table:table-cell>
          <table:table-cell office:value-type="float" office:value="0.66842611977894995" table:style-name="ce1">
            <text:p>0,66842612</text:p>
          </table:table-cell>
          <table:table-cell office:value-type="float" office:value="-0.53628365835788805" table:style-name="ce1">
            <text:p>-0,536283658</text:p>
          </table:table-cell>
          <table:table-cell office:value-type="float" office:value="0.61165908968020299" table:style-name="ce1">
            <text:p>0,61165909</text:p>
          </table:table-cell>
          <table:table-cell table:number-columns-repeated="16379"/>
        </table:table-row>
        <table:table-row table:style-name="ro1">
          <table:table-cell office:value-type="float" office:value="67.5" table:style-name="ce1">
            <text:p>67,5</text:p>
          </table:table-cell>
          <table:table-cell office:value-type="float" office:value="2.8912687539175401" table:style-name="ce1">
            <text:p>2,891268754</text:p>
          </table:table-cell>
          <table:table-cell office:value-type="float" office:value="0.70694127047634203" table:style-name="ce1">
            <text:p>0,70694127</text:p>
          </table:table-cell>
          <table:table-cell office:value-type="float" office:value="-0.34462332427220199" table:style-name="ce1">
            <text:p>-0,344623324</text:p>
          </table:table-cell>
          <table:table-cell office:value-type="float" office:value="0.69359996123387702" table:style-name="ce1">
            <text:p>0,693599961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.3196088456578998" table:style-name="ce1">
            <text:p>3,319608846</text:p>
          </table:table-cell>
          <table:table-cell office:value-type="float" office:value="0.666063404158452" table:style-name="ce1">
            <text:p>0,666063404</text:p>
          </table:table-cell>
          <table:table-cell office:value-type="float" office:value="-0.61060927786312502" table:style-name="ce1">
            <text:p>-0,610609278</text:p>
          </table:table-cell>
          <table:table-cell office:value-type="float" office:value="0.58516725583832596" table:style-name="ce1">
            <text:p>0,585167256</text:p>
          </table:table-cell>
          <table:table-cell table:number-columns-repeated="16379"/>
        </table:table-row>
        <table:table-row table:style-name="ro1">
          <table:table-cell office:value-type="float" office:value="68.5" table:style-name="ce1">
            <text:p>68,5</text:p>
          </table:table-cell>
          <table:table-cell office:value-type="float" office:value="2.9118271855446101" table:style-name="ce1">
            <text:p>2,911827186</text:p>
          </table:table-cell>
          <table:table-cell office:value-type="float" office:value="0.71835658976789996" table:style-name="ce1">
            <text:p>0,71835659</text:p>
          </table:table-cell>
          <table:table-cell office:value-type="float" office:value="-0.35640845352216299" table:style-name="ce1">
            <text:p>-0,356408454</text:p>
          </table:table-cell>
          <table:table-cell office:value-type="float" office:value="0.70945326433253797" table:style-name="ce1">
            <text:p>0,709453264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.3278400792496199" table:style-name="ce1">
            <text:p>3,327840079</text:p>
          </table:table-cell>
          <table:table-cell office:value-type="float" office:value="0.66202201440999697" table:style-name="ce1">
            <text:p>0,662022014</text:p>
          </table:table-cell>
          <table:table-cell office:value-type="float" office:value="-0.61220048457108001" table:style-name="ce1">
            <text:p>-0,612200485</text:p>
          </table:table-cell>
          <table:table-cell office:value-type="float" office:value="0.58077440991554197" table:style-name="ce1">
            <text:p>0,58077441</text:p>
          </table:table-cell>
          <table:table-cell table:number-columns-repeated="16379"/>
        </table:table-row>
        <table:table-row table:style-name="ro1">
          <table:table-cell office:value-type="float" office:value="69.5" table:style-name="ce1">
            <text:p>69,5</text:p>
          </table:table-cell>
          <table:table-cell office:value-type="float" office:value="3.3514080546513401" table:style-name="ce1">
            <text:p>3,351408055</text:p>
          </table:table-cell>
          <table:table-cell office:value-type="float" office:value="0.64742690163426997" table:style-name="ce1">
            <text:p>0,647426902</text:p>
          </table:table-cell>
          <table:table-cell office:value-type="float" office:value="-0.59770492372885897" table:style-name="ce1">
            <text:p>-0,597704924</text:p>
          </table:table-cell>
          <table:table-cell office:value-type="float" office:value="0.57855368976410904" table:style-name="ce1">
            <text:p>0,57855369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.16876676453691" table:style-name="ce1">
            <text:p>3,168766765</text:p>
          </table:table-cell>
          <table:table-cell office:value-type="float" office:value="0.67270069864734305" table:style-name="ce1">
            <text:p>0,672700699</text:p>
          </table:table-cell>
          <table:table-cell office:value-type="float" office:value="-0.55529430602162999" table:style-name="ce1">
            <text:p>-0,555294306</text:p>
          </table:table-cell>
          <table:table-cell office:value-type="float" office:value="0.60731545075471904" table:style-name="ce1">
            <text:p>0,607315451</text:p>
          </table:table-cell>
          <table:table-cell table:number-columns-repeated="16379"/>
        </table:table-row>
        <table:table-row table:style-name="ro1">
          <table:table-cell office:value-type="float" office:value="70.5" table:style-name="ce1">
            <text:p>70,5</text:p>
          </table:table-cell>
          <table:table-cell office:value-type="float" office:value="3.2056042448600599" table:style-name="ce1">
            <text:p>3,205604245</text:p>
          </table:table-cell>
          <table:table-cell office:value-type="float" office:value="0.67517986656019202" table:style-name="ce1">
            <text:p>0,675179867</text:p>
          </table:table-cell>
          <table:table-cell office:value-type="float" office:value="-0.53586214402090004" table:style-name="ce1">
            <text:p>-0,535862144</text:p>
          </table:table-cell>
          <table:table-cell office:value-type="float" office:value="0.61920942302092197" table:style-name="ce1">
            <text:p>0,619209423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.5274710423034601" table:style-name="ce1">
            <text:p>3,527471042</text:p>
          </table:table-cell>
          <table:table-cell office:value-type="float" office:value="0.63664883481337597" table:style-name="ce1">
            <text:p>0,636648835</text:p>
          </table:table-cell>
          <table:table-cell office:value-type="float" office:value="-0.70495841679482196" table:style-name="ce1">
            <text:p>-0,704958417</text:p>
          </table:table-cell>
          <table:table-cell office:value-type="float" office:value="0.53754166414186499" table:style-name="ce1">
            <text:p>0,537541664</text:p>
          </table:table-cell>
          <table:table-cell table:number-columns-repeated="16379"/>
        </table:table-row>
        <table:table-row table:style-name="ro1">
          <table:table-cell office:value-type="float" office:value="71.5" table:style-name="ce1">
            <text:p>71,5</text:p>
          </table:table-cell>
          <table:table-cell office:value-type="float" office:value="3.1127784404866201" table:style-name="ce1">
            <text:p>3,11277844</text:p>
          </table:table-cell>
          <table:table-cell office:value-type="float" office:value="0.68303512646496201" table:style-name="ce1">
            <text:p>0,683035126</text:p>
          </table:table-cell>
          <table:table-cell office:value-type="float" office:value="-0.47555166817445499" table:style-name="ce1">
            <text:p>-0,475551668</text:p>
          </table:table-cell>
          <table:table-cell office:value-type="float" office:value="0.64343856916248698" table:style-name="ce1">
            <text:p>0,643438569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.8805952725918398" table:style-name="ce1">
            <text:p>2,880595273</text:p>
          </table:table-cell>
          <table:table-cell office:value-type="float" office:value="0.70604002535503596" table:style-name="ce1">
            <text:p>0,706040025</text:p>
          </table:table-cell>
          <table:table-cell office:value-type="float" office:value="-0.36081866376380101" table:style-name="ce1">
            <text:p>-0,360818664</text:p>
          </table:table-cell>
          <table:table-cell office:value-type="float" office:value="0.69090958391439405" table:style-name="ce1">
            <text:p>0,690909584</text:p>
          </table:table-cell>
          <table:table-cell table:number-columns-repeated="16379"/>
        </table:table-row>
        <table:table-row table:style-name="ro1">
          <table:table-cell office:value-type="float" office:value="72.5" table:style-name="ce1">
            <text:p>72,5</text:p>
          </table:table-cell>
          <table:table-cell office:value-type="float" office:value="3.3747171407837402" table:style-name="ce1">
            <text:p>3,374717141</text:p>
          </table:table-cell>
          <table:table-cell office:value-type="float" office:value="0.65016106838587695" table:style-name="ce1">
            <text:p>0,650161068</text:p>
          </table:table-cell>
          <table:table-cell office:value-type="float" office:value="-0.59788479925760696" table:style-name="ce1">
            <text:p>-0,597884799</text:p>
          </table:table-cell>
          <table:table-cell office:value-type="float" office:value="0.58377566846790596" table:style-name="ce1">
            <text:p>0,583775668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.0751188433637" table:style-name="ce1">
            <text:p>3,075118843</text:p>
          </table:table-cell>
          <table:table-cell office:value-type="float" office:value="0.68666105963218804" table:style-name="ce1">
            <text:p>0,68666106</text:p>
          </table:table-cell>
          <table:table-cell office:value-type="float" office:value="-0.502811146996895" table:style-name="ce1">
            <text:p>-0,502811147</text:p>
          </table:table-cell>
          <table:table-cell office:value-type="float" office:value="0.63869078788373101" table:style-name="ce1">
            <text:p>0,638690788</text:p>
          </table:table-cell>
          <table:table-cell table:number-columns-repeated="16379"/>
        </table:table-row>
        <table:table-row table:style-name="ro1">
          <table:table-cell office:value-type="float" office:value="73.5" table:style-name="ce1">
            <text:p>73,5</text:p>
          </table:table-cell>
          <table:table-cell office:value-type="float" office:value="2.96078970728421" table:style-name="ce1">
            <text:p>2,960789707</text:p>
          </table:table-cell>
          <table:table-cell office:value-type="float" office:value="0.71662599116761105" table:style-name="ce1">
            <text:p>0,716625991</text:p>
          </table:table-cell>
          <table:table-cell office:value-type="float" office:value="-0.39296662879709798" table:style-name="ce1">
            <text:p>-0,392966629</text:p>
          </table:table-cell>
          <table:table-cell office:value-type="float" office:value="0.69317661040197998" table:style-name="ce1">
            <text:p>0,69317661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.41701089447246" table:style-name="ce1">
            <text:p>3,417010894</text:p>
          </table:table-cell>
          <table:table-cell office:value-type="float" office:value="0.66554208858130903" table:style-name="ce1">
            <text:p>0,665542089</text:p>
          </table:table-cell>
          <table:table-cell office:value-type="float" office:value="-0.62193541083204396" table:style-name="ce1">
            <text:p>-0,621935411</text:p>
          </table:table-cell>
          <table:table-cell office:value-type="float" office:value="0.587238367747973" table:style-name="ce1">
            <text:p>0,587238368</text:p>
          </table:table-cell>
          <table:table-cell table:number-columns-repeated="16379"/>
        </table:table-row>
        <table:table-row table:style-name="ro1">
          <table:table-cell office:value-type="float" office:value="74.5" table:style-name="ce1">
            <text:p>74,5</text:p>
          </table:table-cell>
          <table:table-cell office:value-type="float" office:value="3.3334562277983202" table:style-name="ce1">
            <text:p>3,333456228</text:p>
          </table:table-cell>
          <table:table-cell office:value-type="float" office:value="0.66108944886165799" table:style-name="ce1">
            <text:p>0,661089449</text:p>
          </table:table-cell>
          <table:table-cell office:value-type="float" office:value="-0.66643799608245002" table:style-name="ce1">
            <text:p>-0,666437996</text:p>
          </table:table-cell>
          <table:table-cell office:value-type="float" office:value="0.56602885909535094" table:style-name="ce1">
            <text:p>0,566028859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.0945290186227101" table:style-name="ce1">
            <text:p>3,094529019</text:p>
          </table:table-cell>
          <table:table-cell office:value-type="float" office:value="0.679738032570956" table:style-name="ce1">
            <text:p>0,679738033</text:p>
          </table:table-cell>
          <table:table-cell office:value-type="float" office:value="-0.49712293228507398" table:style-name="ce1">
            <text:p>-0,497122932</text:p>
          </table:table-cell>
          <table:table-cell office:value-type="float" office:value="0.63101734639793905" table:style-name="ce1">
            <text:p>0,631017346</text:p>
          </table:table-cell>
          <table:table-cell table:number-columns-repeated="16379"/>
        </table:table-row>
        <table:table-row table:style-name="ro1">
          <table:table-cell office:value-type="float" office:value="75.5" table:style-name="ce1">
            <text:p>75,5</text:p>
          </table:table-cell>
          <table:table-cell office:value-type="float" office:value="3.43216035413842" table:style-name="ce1">
            <text:p>3,432160354</text:p>
          </table:table-cell>
          <table:table-cell office:value-type="float" office:value="0.65180130578915896" table:style-name="ce1">
            <text:p>0,651801306</text:p>
          </table:table-cell>
          <table:table-cell office:value-type="float" office:value="-0.67839199633019798" table:style-name="ce1">
            <text:p>-0,678391996</text:p>
          </table:table-cell>
          <table:table-cell office:value-type="float" office:value="0.55249072036556401" table:style-name="ce1">
            <text:p>0,55249072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.6162051538104301" table:style-name="ce1">
            <text:p>3,616205154</text:p>
          </table:table-cell>
          <table:table-cell office:value-type="float" office:value="0.62192457517918498" table:style-name="ce1">
            <text:p>0,621924575</text:p>
          </table:table-cell>
          <table:table-cell office:value-type="float" office:value="-0.74541252720692497" table:style-name="ce1">
            <text:p>-0,745412527</text:p>
          </table:table-cell>
          <table:table-cell office:value-type="float" office:value="0.51330775279261898" table:style-name="ce1">
            <text:p>0,513307753</text:p>
          </table:table-cell>
          <table:table-cell table:number-columns-repeated="16379"/>
        </table:table-row>
        <table:table-row table:style-name="ro1">
          <table:table-cell office:value-type="float" office:value="76.5" table:style-name="ce1">
            <text:p>76,5</text:p>
          </table:table-cell>
          <table:table-cell office:value-type="float" office:value="3.1793706740031298" table:style-name="ce1">
            <text:p>3,179370674</text:p>
          </table:table-cell>
          <table:table-cell office:value-type="float" office:value="0.67622257215315196" table:style-name="ce1">
            <text:p>0,676222572</text:p>
          </table:table-cell>
          <table:table-cell office:value-type="float" office:value="-0.56392364002269801" table:style-name="ce1">
            <text:p>-0,56392364</text:p>
          </table:table-cell>
          <table:table-cell office:value-type="float" office:value="0.61003680947399097" table:style-name="ce1">
            <text:p>0,610036809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.6160642854029201" table:style-name="ce1">
            <text:p>3,616064285</text:p>
          </table:table-cell>
          <table:table-cell office:value-type="float" office:value="0.62969373964210495" table:style-name="ce1">
            <text:p>0,62969374</text:p>
          </table:table-cell>
          <table:table-cell office:value-type="float" office:value="-0.67938373893873305" table:style-name="ce1">
            <text:p>-0,679383739</text:p>
          </table:table-cell>
          <table:table-cell office:value-type="float" office:value="0.54188172431875303" table:style-name="ce1">
            <text:p>0,541881724</text:p>
          </table:table-cell>
          <table:table-cell table:number-columns-repeated="16379"/>
        </table:table-row>
        <table:table-row table:style-name="ro1">
          <table:table-cell office:value-type="float" office:value="77.5" table:style-name="ce1">
            <text:p>77,5</text:p>
          </table:table-cell>
          <table:table-cell office:value-type="float" office:value="3.6701164502694601" table:style-name="ce1">
            <text:p>3,67011645</text:p>
          </table:table-cell>
          <table:table-cell office:value-type="float" office:value="0.61602237776028901" table:style-name="ce1">
            <text:p>0,616022378</text:p>
          </table:table-cell>
          <table:table-cell office:value-type="float" office:value="-0.744669085715573" table:style-name="ce1">
            <text:p>-0,744669086</text:p>
          </table:table-cell>
          <table:table-cell office:value-type="float" office:value="0.50878508199898398" table:style-name="ce1">
            <text:p>0,508785082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.6272157703521399" table:style-name="ce1">
            <text:p>3,62721577</text:p>
          </table:table-cell>
          <table:table-cell office:value-type="float" office:value="0.62278212400744604" table:style-name="ce1">
            <text:p>0,622782124</text:p>
          </table:table-cell>
          <table:table-cell office:value-type="float" office:value="-0.71931574003477095" table:style-name="ce1">
            <text:p>-0,71931574</text:p>
          </table:table-cell>
          <table:table-cell office:value-type="float" office:value="0.52081485964602803" table:style-name="ce1">
            <text:p>0,52081486</text:p>
          </table:table-cell>
          <table:table-cell table:number-columns-repeated="16379"/>
        </table:table-row>
        <table:table-row table:style-name="ro1">
          <table:table-cell office:value-type="float" office:value="78.5" table:style-name="ce1">
            <text:p>78,5</text:p>
          </table:table-cell>
          <table:table-cell office:value-type="float" office:value="3.4737349813579401" table:style-name="ce1">
            <text:p>3,473734981</text:p>
          </table:table-cell>
          <table:table-cell office:value-type="float" office:value="0.63854293688032004" table:style-name="ce1">
            <text:p>0,638542937</text:p>
          </table:table-cell>
          <table:table-cell office:value-type="float" office:value="-0.67692416851208803" table:style-name="ce1">
            <text:p>-0,676924169</text:p>
          </table:table-cell>
          <table:table-cell office:value-type="float" office:value="0.54641095305342002" table:style-name="ce1">
            <text:p>0,546410953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.6102727904935299" table:style-name="ce1">
            <text:p>3,61027279</text:p>
          </table:table-cell>
          <table:table-cell office:value-type="float" office:value="0.62322540399295001" table:style-name="ce1">
            <text:p>0,623225404</text:p>
          </table:table-cell>
          <table:table-cell office:value-type="float" office:value="-0.72171579701509703" table:style-name="ce1">
            <text:p>-0,721715797</text:p>
          </table:table-cell>
          <table:table-cell office:value-type="float" office:value="0.524833512399279" table:style-name="ce1">
            <text:p>0,524833512</text:p>
          </table:table-cell>
          <table:table-cell table:number-columns-repeated="16379"/>
        </table:table-row>
        <table:table-row table:style-name="ro1">
          <table:table-cell office:value-type="float" office:value="79.5" table:style-name="ce1">
            <text:p>79,5</text:p>
          </table:table-cell>
          <table:table-cell office:value-type="float" office:value="3.3322268659004801" table:style-name="ce1">
            <text:p>3,332226866</text:p>
          </table:table-cell>
          <table:table-cell office:value-type="float" office:value="0.65682621026225296" table:style-name="ce1">
            <text:p>0,65682621</text:p>
          </table:table-cell>
          <table:table-cell office:value-type="float" office:value="-0.60829419691359998" table:style-name="ce1">
            <text:p>-0,608294197</text:p>
          </table:table-cell>
          <table:table-cell office:value-type="float" office:value="0.581169454757545" table:style-name="ce1">
            <text:p>0,581169455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.37168037191014" table:style-name="ce1">
            <text:p>3,371680372</text:p>
          </table:table-cell>
          <table:table-cell office:value-type="float" office:value="0.64963842991063803" table:style-name="ce1">
            <text:p>0,64963843</text:p>
          </table:table-cell>
          <table:table-cell office:value-type="float" office:value="-0.574453427901369" table:style-name="ce1">
            <text:p>-0,574453428</text:p>
          </table:table-cell>
          <table:table-cell office:value-type="float" office:value="0.58533127364696902" table:style-name="ce1">
            <text:p>0,585331274</text:p>
          </table:table-cell>
          <table:table-cell table:number-columns-repeated="16379"/>
        </table:table-row>
        <table:table-row table:style-name="ro1">
          <table:table-cell office:value-type="float" office:value="80.5" table:style-name="ce1">
            <text:p>80,5</text:p>
          </table:table-cell>
          <table:table-cell office:value-type="float" office:value="3.3722098878640701" table:style-name="ce1">
            <text:p>3,372209888</text:p>
          </table:table-cell>
          <table:table-cell office:value-type="float" office:value="0.65862158551963301" table:style-name="ce1">
            <text:p>0,658621586</text:p>
          </table:table-cell>
          <table:table-cell office:value-type="float" office:value="-0.63098456808171599" table:style-name="ce1">
            <text:p>-0,630984568</text:p>
          </table:table-cell>
          <table:table-cell office:value-type="float" office:value="0.577911446207239" table:style-name="ce1">
            <text:p>0,577911446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.5157853217457098" table:style-name="ce1">
            <text:p>3,515785322</text:p>
          </table:table-cell>
          <table:table-cell office:value-type="float" office:value="0.64390273456548597" table:style-name="ce1">
            <text:p>0,643902735</text:p>
          </table:table-cell>
          <table:table-cell office:value-type="float" office:value="-0.637314338073387" table:style-name="ce1">
            <text:p>-0,637314338</text:p>
          </table:table-cell>
          <table:table-cell office:value-type="float" office:value="0.56560983399093501" table:style-name="ce1">
            <text:p>0,565609834</text:p>
          </table:table-cell>
          <table:table-cell table:number-columns-repeated="16379"/>
        </table:table-row>
        <table:table-row table:style-name="ro1">
          <table:table-cell office:value-type="float" office:value="81.5" table:style-name="ce1">
            <text:p>81,5</text:p>
          </table:table-cell>
          <table:table-cell office:value-type="float" office:value="3.56759742270284" table:style-name="ce1">
            <text:p>3,567597423</text:p>
          </table:table-cell>
          <table:table-cell office:value-type="float" office:value="0.63433336122656303" table:style-name="ce1">
            <text:p>0,634333361</text:p>
          </table:table-cell>
          <table:table-cell office:value-type="float" office:value="-0.68348499188825595" table:style-name="ce1">
            <text:p>-0,683484992</text:p>
          </table:table-cell>
          <table:table-cell office:value-type="float" office:value="0.54497620427387505" table:style-name="ce1">
            <text:p>0,544976204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.72017622586695" table:style-name="ce1">
            <text:p>3,720176226</text:p>
          </table:table-cell>
          <table:table-cell office:value-type="float" office:value="0.61728681809972197" table:style-name="ce1">
            <text:p>0,617286818</text:p>
          </table:table-cell>
          <table:table-cell office:value-type="float" office:value="-0.77139856275474294" table:style-name="ce1">
            <text:p>-0,771398563</text:p>
          </table:table-cell>
          <table:table-cell office:value-type="float" office:value="0.49983100607925302" table:style-name="ce1">
            <text:p>0,499831006</text:p>
          </table:table-cell>
          <table:table-cell table:number-columns-repeated="16379"/>
        </table:table-row>
        <table:table-row table:style-name="ro1">
          <table:table-cell office:value-type="float" office:value="82.5" table:style-name="ce1">
            <text:p>82,5</text:p>
          </table:table-cell>
          <table:table-cell office:value-type="float" office:value="3.75203921745213" table:style-name="ce1">
            <text:p>3,752039217</text:p>
          </table:table-cell>
          <table:table-cell office:value-type="float" office:value="0.62235271011558801" table:style-name="ce1">
            <text:p>0,62235271</text:p>
          </table:table-cell>
          <table:table-cell office:value-type="float" office:value="-0.69180431152344202" table:style-name="ce1">
            <text:p>-0,691804312</text:p>
          </table:table-cell>
          <table:table-cell office:value-type="float" office:value="0.52761337282293796" table:style-name="ce1">
            <text:p>0,527613373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.6408440538573501" table:style-name="ce1">
            <text:p>3,640844054</text:p>
          </table:table-cell>
          <table:table-cell office:value-type="float" office:value="0.63146774207192202" table:style-name="ce1">
            <text:p>0,631467742</text:p>
          </table:table-cell>
          <table:table-cell office:value-type="float" office:value="-0.71952484200612898" table:style-name="ce1">
            <text:p>-0,719524842</text:p>
          </table:table-cell>
          <table:table-cell office:value-type="float" office:value="0.52757233874456499" table:style-name="ce1">
            <text:p>0,527572339</text:p>
          </table:table-cell>
          <table:table-cell table:number-columns-repeated="16379"/>
        </table:table-row>
        <table:table-row table:style-name="ro1">
          <table:table-cell office:value-type="float" office:value="83.5" table:style-name="ce1">
            <text:p>83,5</text:p>
          </table:table-cell>
          <table:table-cell office:value-type="float" office:value="4.1364298392651202" table:style-name="ce1">
            <text:p>4,136429839</text:p>
          </table:table-cell>
          <table:table-cell office:value-type="float" office:value="0.57331267892973603" table:style-name="ce1">
            <text:p>0,573312679</text:p>
          </table:table-cell>
          <table:table-cell office:value-type="float" office:value="-0.92927312852899102" table:style-name="ce1">
            <text:p>-0,929273129</text:p>
          </table:table-cell>
          <table:table-cell office:value-type="float" office:value="0.41476562565896602" table:style-name="ce1">
            <text:p>0,414765626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.69513522229414" table:style-name="ce1">
            <text:p>3,695135222</text:p>
          </table:table-cell>
          <table:table-cell office:value-type="float" office:value="0.63054208450510596" table:style-name="ce1">
            <text:p>0,630542085</text:p>
          </table:table-cell>
          <table:table-cell office:value-type="float" office:value="-0.705264410801135" table:style-name="ce1">
            <text:p>-0,705264411</text:p>
          </table:table-cell>
          <table:table-cell office:value-type="float" office:value="0.532907227328422" table:style-name="ce1">
            <text:p>0,532907227</text:p>
          </table:table-cell>
          <table:table-cell table:number-columns-repeated="16379"/>
        </table:table-row>
        <table:table-row table:style-name="ro1">
          <table:table-cell office:value-type="float" office:value="84.5" table:style-name="ce1">
            <text:p>84,5</text:p>
          </table:table-cell>
          <table:table-cell office:value-type="float" office:value="3.6775362776110798" table:style-name="ce1">
            <text:p>3,677536278</text:p>
          </table:table-cell>
          <table:table-cell office:value-type="float" office:value="0.62318406997920905" table:style-name="ce1">
            <text:p>0,62318407</text:p>
          </table:table-cell>
          <table:table-cell office:value-type="float" office:value="-0.75239793755028395" table:style-name="ce1">
            <text:p>-0,752397938</text:p>
          </table:table-cell>
          <table:table-cell office:value-type="float" office:value="0.51221894072977003" table:style-name="ce1">
            <text:p>0,512218941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.9263742538997901" table:style-name="ce1">
            <text:p>3,926374254</text:p>
          </table:table-cell>
          <table:table-cell office:value-type="float" office:value="0.59195402668015495" table:style-name="ce1">
            <text:p>0,591954027</text:p>
          </table:table-cell>
          <table:table-cell office:value-type="float" office:value="-0.86148776821435102" table:style-name="ce1">
            <text:p>-0,861487768</text:p>
          </table:table-cell>
          <table:table-cell office:value-type="float" office:value="0.45015443509627601" table:style-name="ce1">
            <text:p>0,450154435</text:p>
          </table:table-cell>
          <table:table-cell table:number-columns-repeated="16379"/>
        </table:table-row>
        <table:table-row table:style-name="ro1">
          <table:table-cell office:value-type="float" office:value="85.5" table:style-name="ce1">
            <text:p>85,5</text:p>
          </table:table-cell>
          <table:table-cell office:value-type="float" office:value="3.8084953398144799" table:style-name="ce1">
            <text:p>3,80849534</text:p>
          </table:table-cell>
          <table:table-cell office:value-type="float" office:value="0.60831853593676599" table:style-name="ce1">
            <text:p>0,608318536</text:p>
          </table:table-cell>
          <table:table-cell office:value-type="float" office:value="-0.79786482940355397" table:style-name="ce1">
            <text:p>-0,797864829</text:p>
          </table:table-cell>
          <table:table-cell office:value-type="float" office:value="0.48715835955231002" table:style-name="ce1">
            <text:p>0,48715836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.0550073450475201" table:style-name="ce1">
            <text:p>4,055007345</text:p>
          </table:table-cell>
          <table:table-cell office:value-type="float" office:value="0.581947564866097" table:style-name="ce1">
            <text:p>0,581947565</text:p>
          </table:table-cell>
          <table:table-cell office:value-type="float" office:value="-0.90011438591366599" table:style-name="ce1">
            <text:p>-0,900114386</text:p>
          </table:table-cell>
          <table:table-cell office:value-type="float" office:value="0.43062624046195702" table:style-name="ce1">
            <text:p>0,43062624</text:p>
          </table:table-cell>
          <table:table-cell table:number-columns-repeated="16379"/>
        </table:table-row>
        <table:table-row table:style-name="ro1">
          <table:table-cell office:value-type="float" office:value="86.5" table:style-name="ce1">
            <text:p>86,5</text:p>
          </table:table-cell>
          <table:table-cell office:value-type="float" office:value="4.0476406877165001" table:style-name="ce1">
            <text:p>4,047640688</text:p>
          </table:table-cell>
          <table:table-cell office:value-type="float" office:value="0.58116053449815697" table:style-name="ce1">
            <text:p>0,581160534</text:p>
          </table:table-cell>
          <table:table-cell office:value-type="float" office:value="-0.93388983911300605" table:style-name="ce1">
            <text:p>-0,933889839</text:p>
          </table:table-cell>
          <table:table-cell office:value-type="float" office:value="0.41546358777247999" table:style-name="ce1">
            <text:p>0,415463588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.9660091863506501" table:style-name="ce1">
            <text:p>3,966009186</text:p>
          </table:table-cell>
          <table:table-cell office:value-type="float" office:value="0.59568054261432002" table:style-name="ce1">
            <text:p>0,595680543</text:p>
          </table:table-cell>
          <table:table-cell office:value-type="float" office:value="-0.80493276547298598" table:style-name="ce1">
            <text:p>-0,804932765</text:p>
          </table:table-cell>
          <table:table-cell office:value-type="float" office:value="0.47753997594201802" table:style-name="ce1">
            <text:p>0,477539976</text:p>
          </table:table-cell>
          <table:table-cell table:number-columns-repeated="16379"/>
        </table:table-row>
        <table:table-row table:style-name="ro1">
          <table:table-cell office:value-type="float" office:value="87.5" table:style-name="ce1">
            <text:p>87,5</text:p>
          </table:table-cell>
          <table:table-cell office:value-type="float" office:value="3.8389190333175498" table:style-name="ce1">
            <text:p>3,838919033</text:p>
          </table:table-cell>
          <table:table-cell office:value-type="float" office:value="0.60484246869463498" table:style-name="ce1">
            <text:p>0,604842469</text:p>
          </table:table-cell>
          <table:table-cell office:value-type="float" office:value="-0.78541946434463294" table:style-name="ce1">
            <text:p>-0,785419464</text:p>
          </table:table-cell>
          <table:table-cell office:value-type="float" office:value="0.48657290329521702" table:style-name="ce1">
            <text:p>0,486572903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9046456634717002" table:style-name="ce1">
            <text:p>3,904645663</text:p>
          </table:table-cell>
          <table:table-cell office:value-type="float" office:value="0.59970211105335502" table:style-name="ce1">
            <text:p>0,599702111</text:p>
          </table:table-cell>
          <table:table-cell office:value-type="float" office:value="-0.83936365990505601" table:style-name="ce1">
            <text:p>-0,83936366</text:p>
          </table:table-cell>
          <table:table-cell office:value-type="float" office:value="0.46491100253046302" table:style-name="ce1">
            <text:p>0,464911003</text:p>
          </table:table-cell>
          <table:table-cell table:number-columns-repeated="16379"/>
        </table:table-row>
        <table:table-row table:style-name="ro1">
          <table:table-cell office:value-type="float" office:value="88.5" table:style-name="ce1">
            <text:p>88,5</text:p>
          </table:table-cell>
          <table:table-cell office:value-type="float" office:value="3.9132878996482101" table:style-name="ce1">
            <text:p>3,9132879</text:p>
          </table:table-cell>
          <table:table-cell office:value-type="float" office:value="0.60492060363199196" table:style-name="ce1">
            <text:p>0,604920604</text:p>
          </table:table-cell>
          <table:table-cell office:value-type="float" office:value="-0.81357834475591995" table:style-name="ce1">
            <text:p>-0,813578345</text:p>
          </table:table-cell>
          <table:table-cell office:value-type="float" office:value="0.475667403498098" table:style-name="ce1">
            <text:p>0,475667403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.0762385841152202" table:style-name="ce1">
            <text:p>4,076238584</text:p>
          </table:table-cell>
          <table:table-cell office:value-type="float" office:value="0.57732734917263195" table:style-name="ce1">
            <text:p>0,577327349</text:p>
          </table:table-cell>
          <table:table-cell office:value-type="float" office:value="-0.89723238399524796" table:style-name="ce1">
            <text:p>-0,897232384</text:p>
          </table:table-cell>
          <table:table-cell office:value-type="float" office:value="0.43052698561045" table:style-name="ce1">
            <text:p>0,430526986</text:p>
          </table:table-cell>
          <table:table-cell table:number-columns-repeated="16379"/>
        </table:table-row>
        <table:table-row table:style-name="ro1">
          <table:table-cell office:value-type="float" office:value="89.5" table:style-name="ce1">
            <text:p>89,5</text:p>
          </table:table-cell>
          <table:table-cell office:value-type="float" office:value="4.1525521949497799" table:style-name="ce1">
            <text:p>4,152552195</text:p>
          </table:table-cell>
          <table:table-cell office:value-type="float" office:value="0.57497495151800904" table:style-name="ce1">
            <text:p>0,574974952</text:p>
          </table:table-cell>
          <table:table-cell office:value-type="float" office:value="-0.91633886934863995" table:style-name="ce1">
            <text:p>-0,916338869</text:p>
          </table:table-cell>
          <table:table-cell office:value-type="float" office:value="0.41755563104291099" table:style-name="ce1">
            <text:p>0,417555631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.8840563832986201" table:style-name="ce1">
            <text:p>3,884056383</text:p>
          </table:table-cell>
          <table:table-cell office:value-type="float" office:value="0.60160465072614699" table:style-name="ce1">
            <text:p>0,601604651</text:p>
          </table:table-cell>
          <table:table-cell office:value-type="float" office:value="-0.78146656518603697" table:style-name="ce1">
            <text:p>-0,781466565</text:p>
          </table:table-cell>
          <table:table-cell office:value-type="float" office:value="0.48748870859468002" table:style-name="ce1">
            <text:p>0,487488709</text:p>
          </table:table-cell>
          <table:table-cell table:number-columns-repeated="16379"/>
        </table:table-row>
        <table:table-row table:style-name="ro1">
          <table:table-cell office:value-type="float" office:value="90.5" table:style-name="ce1">
            <text:p>90,5</text:p>
          </table:table-cell>
          <table:table-cell office:value-type="float" office:value="3.9213573769788899" table:style-name="ce1">
            <text:p>3,921357377</text:p>
          </table:table-cell>
          <table:table-cell office:value-type="float" office:value="0.59555150446730298" table:style-name="ce1">
            <text:p>0,595551504</text:p>
          </table:table-cell>
          <table:table-cell office:value-type="float" office:value="-0.79916673494414903" table:style-name="ce1">
            <text:p>-0,799166735</text:p>
          </table:table-cell>
          <table:table-cell office:value-type="float" office:value="0.47753078371399599" table:style-name="ce1">
            <text:p>0,477530784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.9580702578679898" table:style-name="ce1">
            <text:p>3,958070258</text:p>
          </table:table-cell>
          <table:table-cell office:value-type="float" office:value="0.59294749658341295" table:style-name="ce1">
            <text:p>0,592947497</text:p>
          </table:table-cell>
          <table:table-cell office:value-type="float" office:value="-0.85053784690804601" table:style-name="ce1">
            <text:p>-0,850537847</text:p>
          </table:table-cell>
          <table:table-cell office:value-type="float" office:value="0.45786525028784397" table:style-name="ce1">
            <text:p>0,45786525</text:p>
          </table:table-cell>
          <table:table-cell table:number-columns-repeated="16379"/>
        </table:table-row>
        <table:table-row table:style-name="ro1">
          <table:table-cell office:value-type="float" office:value="91.5" table:style-name="ce1">
            <text:p>91,5</text:p>
          </table:table-cell>
          <table:table-cell office:value-type="float" office:value="4.0227143561819902" table:style-name="ce1">
            <text:p>4,022714356</text:p>
          </table:table-cell>
          <table:table-cell office:value-type="float" office:value="0.59297203571025903" table:style-name="ce1">
            <text:p>0,592972036</text:p>
          </table:table-cell>
          <table:table-cell office:value-type="float" office:value="-0.86076445548987801" table:style-name="ce1">
            <text:p>-0,860764455</text:p>
          </table:table-cell>
          <table:table-cell office:value-type="float" office:value="0.45301866478912101" table:style-name="ce1">
            <text:p>0,453018665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.2056649690521803" table:style-name="ce1">
            <text:p>4,205664969</text:p>
          </table:table-cell>
          <table:table-cell office:value-type="float" office:value="0.57114022661530395" table:style-name="ce1">
            <text:p>0,571140227</text:p>
          </table:table-cell>
          <table:table-cell office:value-type="float" office:value="-0.96100041379886603" table:style-name="ce1">
            <text:p>-0,961000414</text:p>
          </table:table-cell>
          <table:table-cell office:value-type="float" office:value="0.40116038479992799" table:style-name="ce1">
            <text:p>0,401160385</text:p>
          </table:table-cell>
          <table:table-cell table:number-columns-repeated="16379"/>
        </table:table-row>
        <table:table-row table:style-name="ro1">
          <table:table-cell office:value-type="float" office:value="92.5" table:style-name="ce1">
            <text:p>92,5</text:p>
          </table:table-cell>
          <table:table-cell office:value-type="float" office:value="4.0307033156944296" table:style-name="ce1">
            <text:p>4,030703316</text:p>
          </table:table-cell>
          <table:table-cell office:value-type="float" office:value="0.59177507615120195" table:style-name="ce1">
            <text:p>0,591775076</text:p>
          </table:table-cell>
          <table:table-cell office:value-type="float" office:value="-0.88871288570642704" table:style-name="ce1">
            <text:p>-0,888712886</text:p>
          </table:table-cell>
          <table:table-cell office:value-type="float" office:value="0.43719168293271099" table:style-name="ce1">
            <text:p>0,437191683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86889889396608" table:style-name="ce1">
            <text:p>3,868898894</text:p>
          </table:table-cell>
          <table:table-cell office:value-type="float" office:value="0.602698839643106" table:style-name="ce1">
            <text:p>0,60269884</text:p>
          </table:table-cell>
          <table:table-cell office:value-type="float" office:value="-0.79615597177528996" table:style-name="ce1">
            <text:p>-0,796155972</text:p>
          </table:table-cell>
          <table:table-cell office:value-type="float" office:value="0.48497696569730397" table:style-name="ce1">
            <text:p>0,484976966</text:p>
          </table:table-cell>
          <table:table-cell table:number-columns-repeated="16379"/>
        </table:table-row>
        <table:table-row table:style-name="ro1">
          <table:table-cell office:value-type="float" office:value="93.5" table:style-name="ce1">
            <text:p>93,5</text:p>
          </table:table-cell>
          <table:table-cell office:value-type="float" office:value="4.0588883070538104" table:style-name="ce1">
            <text:p>4,058888307</text:p>
          </table:table-cell>
          <table:table-cell office:value-type="float" office:value="0.57711337516737804" table:style-name="ce1">
            <text:p>0,577113375</text:p>
          </table:table-cell>
          <table:table-cell office:value-type="float" office:value="-0.89052745939818401" table:style-name="ce1">
            <text:p>-0,890527459</text:p>
          </table:table-cell>
          <table:table-cell office:value-type="float" office:value="0.438035557711621" table:style-name="ce1">
            <text:p>0,438035558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9067717470507102" table:style-name="ce1">
            <text:p>3,906771747</text:p>
          </table:table-cell>
          <table:table-cell office:value-type="float" office:value="0.59033145329154002" table:style-name="ce1">
            <text:p>0,590331453</text:p>
          </table:table-cell>
          <table:table-cell office:value-type="float" office:value="-0.87325362402315598" table:style-name="ce1">
            <text:p>-0,873253624</text:p>
          </table:table-cell>
          <table:table-cell office:value-type="float" office:value="0.44843184679259301" table:style-name="ce1">
            <text:p>0,448431847</text:p>
          </table:table-cell>
          <table:table-cell table:number-columns-repeated="16379"/>
        </table:table-row>
        <table:table-row table:style-name="ro1">
          <table:table-cell office:value-type="float" office:value="94.5" table:style-name="ce1">
            <text:p>94,5</text:p>
          </table:table-cell>
          <table:table-cell office:value-type="float" office:value="3.8918831423086799" table:style-name="ce1">
            <text:p>3,891883142</text:p>
          </table:table-cell>
          <table:table-cell office:value-type="float" office:value="0.59637886233404402" table:style-name="ce1">
            <text:p>0,596378862</text:p>
          </table:table-cell>
          <table:table-cell office:value-type="float" office:value="-0.85309325458657603" table:style-name="ce1">
            <text:p>-0,853093255</text:p>
          </table:table-cell>
          <table:table-cell office:value-type="float" office:value="0.45748244412460098" table:style-name="ce1">
            <text:p>0,457482444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.21564432267943" table:style-name="ce1">
            <text:p>4,215644323</text:p>
          </table:table-cell>
          <table:table-cell office:value-type="float" office:value="0.56612278971869501" table:style-name="ce1">
            <text:p>0,56612279</text:p>
          </table:table-cell>
          <table:table-cell office:value-type="float" office:value="-0.95461480971095702" table:style-name="ce1">
            <text:p>-0,95461481</text:p>
          </table:table-cell>
          <table:table-cell office:value-type="float" office:value="0.4037807502297" table:style-name="ce1">
            <text:p>0,40378075</text:p>
          </table:table-cell>
          <table:table-cell table:number-columns-repeated="16379"/>
        </table:table-row>
        <table:table-row table:style-name="ro1">
          <table:table-cell office:value-type="float" office:value="95.5" table:style-name="ce1">
            <text:p>95,5</text:p>
          </table:table-cell>
          <table:table-cell office:value-type="float" office:value="3.8490998710527502" table:style-name="ce1">
            <text:p>3,849099871</text:p>
          </table:table-cell>
          <table:table-cell office:value-type="float" office:value="0.60444616501126103" table:style-name="ce1">
            <text:p>0,604446165</text:p>
          </table:table-cell>
          <table:table-cell office:value-type="float" office:value="-0.815228179903695" table:style-name="ce1">
            <text:p>-0,81522818</text:p>
          </table:table-cell>
          <table:table-cell office:value-type="float" office:value="0.47842681680832799" table:style-name="ce1">
            <text:p>0,478426817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.1192610229508704" table:style-name="ce1">
            <text:p>4,119261023</text:p>
          </table:table-cell>
          <table:table-cell office:value-type="float" office:value="0.57558000974248202" table:style-name="ce1">
            <text:p>0,57558001</text:p>
          </table:table-cell>
          <table:table-cell office:value-type="float" office:value="-0.90629563012645697" table:style-name="ce1">
            <text:p>-0,90629563</text:p>
          </table:table-cell>
          <table:table-cell office:value-type="float" office:value="0.426584142864528" table:style-name="ce1">
            <text:p>0,426584143</text:p>
          </table:table-cell>
          <table:table-cell table:number-columns-repeated="16379"/>
        </table:table-row>
        <table:table-row table:style-name="ro1">
          <table:table-cell office:value-type="float" office:value="96.5" table:style-name="ce1">
            <text:p>96,5</text:p>
          </table:table-cell>
          <table:table-cell office:value-type="float" office:value="4.1740179743954604" table:style-name="ce1">
            <text:p>4,174017974</text:p>
          </table:table-cell>
          <table:table-cell office:value-type="float" office:value="0.56060603791637298" table:style-name="ce1">
            <text:p>0,560606038</text:p>
          </table:table-cell>
          <table:table-cell office:value-type="float" office:value="-0.93757901025488199" table:style-name="ce1">
            <text:p>-0,93757901</text:p>
          </table:table-cell>
          <table:table-cell office:value-type="float" office:value="0.40859070867115699" table:style-name="ce1">
            <text:p>0,408590709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9678776520736401" table:style-name="ce1">
            <text:p>3,967877652</text:p>
          </table:table-cell>
          <table:table-cell office:value-type="float" office:value="0.58707883396258798" table:style-name="ce1">
            <text:p>0,587078834</text:p>
          </table:table-cell>
          <table:table-cell office:value-type="float" office:value="-0.86919677616664504" table:style-name="ce1">
            <text:p>-0,869196776</text:p>
          </table:table-cell>
          <table:table-cell office:value-type="float" office:value="0.45047569465209097" table:style-name="ce1">
            <text:p>0,450475695</text:p>
          </table:table-cell>
          <table:table-cell table:number-columns-repeated="16379"/>
        </table:table-row>
        <table:table-row table:style-name="ro1">
          <table:table-cell office:value-type="float" office:value="97.5" table:style-name="ce1">
            <text:p>97,5</text:p>
          </table:table-cell>
          <table:table-cell office:value-type="float" office:value="3.9918549900126399" table:style-name="ce1">
            <text:p>3,99185499</text:p>
          </table:table-cell>
          <table:table-cell office:value-type="float" office:value="0.588191854832261" table:style-name="ce1">
            <text:p>0,588191855</text:p>
          </table:table-cell>
          <table:table-cell office:value-type="float" office:value="-0.89108267489620396" table:style-name="ce1">
            <text:p>-0,891082675</text:p>
          </table:table-cell>
          <table:table-cell office:value-type="float" office:value="0.437682926609893" table:style-name="ce1">
            <text:p>0,437682927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.1988959131720804" table:style-name="ce1">
            <text:p>4,198895913</text:p>
          </table:table-cell>
          <table:table-cell office:value-type="float" office:value="0.57754021799259903" table:style-name="ce1">
            <text:p>0,577540218</text:p>
          </table:table-cell>
          <table:table-cell office:value-type="float" office:value="-0.91176165061152004" table:style-name="ce1">
            <text:p>-0,911761651</text:p>
          </table:table-cell>
          <table:table-cell office:value-type="float" office:value="0.42305426696951798" table:style-name="ce1">
            <text:p>0,423054267</text:p>
          </table:table-cell>
          <table:table-cell table:number-columns-repeated="16379"/>
        </table:table-row>
        <table:table-row table:style-name="ro1">
          <table:table-cell office:value-type="float" office:value="98.5" table:style-name="ce1">
            <text:p>98,5</text:p>
          </table:table-cell>
          <table:table-cell office:value-type="float" office:value="4.4142703208624603" table:style-name="ce1">
            <text:p>4,414270321</text:p>
          </table:table-cell>
          <table:table-cell office:value-type="float" office:value="0.54702077185499198" table:style-name="ce1">
            <text:p>0,547020772</text:p>
          </table:table-cell>
          <table:table-cell office:value-type="float" office:value="-1.02801293380373" table:style-name="ce1">
            <text:p>-1,028012934</text:p>
          </table:table-cell>
          <table:table-cell office:value-type="float" office:value="0.367182117689281" table:style-name="ce1">
            <text:p>0,367182118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.1310883982520297" table:style-name="ce1">
            <text:p>4,131088398</text:p>
          </table:table-cell>
          <table:table-cell office:value-type="float" office:value="0.57530590552849803" table:style-name="ce1">
            <text:p>0,575305906</text:p>
          </table:table-cell>
          <table:table-cell office:value-type="float" office:value="-0.93578297728754201" table:style-name="ce1">
            <text:p>-0,935782977</text:p>
          </table:table-cell>
          <table:table-cell office:value-type="float" office:value="0.41937395728485199" table:style-name="ce1">
            <text:p>0,419373957</text:p>
          </table:table-cell>
          <table:table-cell table:number-columns-repeated="16379"/>
        </table:table-row>
        <table:table-row table:style-name="ro1">
          <table:table-cell office:value-type="float" office:value="99.5" table:style-name="ce1">
            <text:p>99,5</text:p>
          </table:table-cell>
          <table:table-cell office:value-type="float" office:value="4.2928238817442503" table:style-name="ce1">
            <text:p>4,292823882</text:p>
          </table:table-cell>
          <table:table-cell office:value-type="float" office:value="0.55674799030939603" table:style-name="ce1">
            <text:p>0,55674799</text:p>
          </table:table-cell>
          <table:table-cell office:value-type="float" office:value="-0.95603542569901601" table:style-name="ce1">
            <text:p>-0,956035426</text:p>
          </table:table-cell>
          <table:table-cell office:value-type="float" office:value="0.39977350160730402" table:style-name="ce1">
            <text:p>0,399773502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.2129552685751603" table:style-name="ce1">
            <text:p>4,212955269</text:p>
          </table:table-cell>
          <table:table-cell office:value-type="float" office:value="0.56229632522158302" table:style-name="ce1">
            <text:p>0,562296325</text:p>
          </table:table-cell>
          <table:table-cell office:value-type="float" office:value="-0.96648276923841803" table:style-name="ce1">
            <text:p>-0,966482769</text:p>
          </table:table-cell>
          <table:table-cell office:value-type="float" office:value="0.398692316620122" table:style-name="ce1">
            <text:p>0,398692317</text:p>
          </table:table-cell>
          <table:table-cell table:number-columns-repeated="16379"/>
        </table:table-row>
        <table:table-row table:style-name="ro1">
          <table:table-cell office:value-type="float" office:value="100.5" table:style-name="ce1">
            <text:p>100,5</text:p>
          </table:table-cell>
          <table:table-cell office:value-type="float" office:value="4.09931189504006" table:style-name="ce1">
            <text:p>4,099311895</text:p>
          </table:table-cell>
          <table:table-cell office:value-type="float" office:value="0.58051909539860502" table:style-name="ce1">
            <text:p>0,580519095</text:p>
          </table:table-cell>
          <table:table-cell office:value-type="float" office:value="-0.89974291110707305" table:style-name="ce1">
            <text:p>-0,899742911</text:p>
          </table:table-cell>
          <table:table-cell office:value-type="float" office:value="0.42546620285477299" table:style-name="ce1">
            <text:p>0,425466203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.47830819632635" table:style-name="ce1">
            <text:p>4,478308196</text:p>
          </table:table-cell>
          <table:table-cell office:value-type="float" office:value="0.54579825165851104" table:style-name="ce1">
            <text:p>0,545798252</text:p>
          </table:table-cell>
          <table:table-cell office:value-type="float" office:value="-1.02823054689876" table:style-name="ce1">
            <text:p>-1,028230547</text:p>
          </table:table-cell>
          <table:table-cell office:value-type="float" office:value="0.362107111235076" table:style-name="ce1">
            <text:p>0,362107111</text:p>
          </table:table-cell>
          <table:table-cell table:number-columns-repeated="16379"/>
        </table:table-row>
        <table:table-row table:style-name="ro2">
          <table:table-cell office:value-type="float" office:value="101.5" table:style-name="ce1">
            <text:p>101,5</text:p>
          </table:table-cell>
          <table:table-cell office:value-type="float" office:value="4.2666267058956402" table:style-name="ce1">
            <text:p>4,266626706</text:p>
          </table:table-cell>
          <table:table-cell office:value-type="float" office:value="0.55799325139499101" table:style-name="ce1">
            <text:p>0,557993251</text:p>
          </table:table-cell>
          <table:table-cell office:value-type="float" office:value="-0.97314690648962399" table:style-name="ce1">
            <text:p>-0,973146906</text:p>
          </table:table-cell>
          <table:table-cell office:value-type="float" office:value="0.392201598785476" table:style-name="ce1">
            <text:p>0,392201599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.3125169402356098" table:style-name="ce1">
            <text:p>4,31251694</text:p>
          </table:table-cell>
          <table:table-cell office:value-type="float" office:value="0.57256272297066801" table:style-name="ce1">
            <text:p>0,572562723</text:p>
          </table:table-cell>
          <table:table-cell office:value-type="float" office:value="-0.94375966454985705" table:style-name="ce1">
            <text:p>-0,943759665</text:p>
          </table:table-cell>
          <table:table-cell office:value-type="float" office:value="0.39630524908414499" table:style-name="ce1">
            <text:p>0,396305249</text:p>
          </table:table-cell>
          <table:table-cell table:number-columns-repeated="16379"/>
        </table:table-row>
        <table:table-row table:style-name="ro1">
          <table:table-cell office:value-type="float" office:value="102.5" table:style-name="ce1">
            <text:p>102,5</text:p>
          </table:table-cell>
          <table:table-cell office:value-type="float" office:value="4.53990745205029" table:style-name="ce1">
            <text:p>4,539907452</text:p>
          </table:table-cell>
          <table:table-cell office:value-type="float" office:value="0.53807359875418104" table:style-name="ce1">
            <text:p>0,538073599</text:p>
          </table:table-cell>
          <table:table-cell office:value-type="float" office:value="-1.0680936115535999" table:style-name="ce1">
            <text:p>-1,068093612</text:p>
          </table:table-cell>
          <table:table-cell office:value-type="float" office:value="0.34449932165700398" table:style-name="ce1">
            <text:p>0,344499322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6212157223249299" table:style-name="ce1">
            <text:p>4,621215722</text:p>
          </table:table-cell>
          <table:table-cell office:value-type="float" office:value="0.53139730619361403" table:style-name="ce1">
            <text:p>0,531397306</text:p>
          </table:table-cell>
          <table:table-cell office:value-type="float" office:value="-1.07032825681761" table:style-name="ce1">
            <text:p>-1,070328257</text:p>
          </table:table-cell>
          <table:table-cell office:value-type="float" office:value="0.34808240600958601" table:style-name="ce1">
            <text:p>0,348082406</text:p>
          </table:table-cell>
          <table:table-cell table:number-columns-repeated="16379"/>
        </table:table-row>
        <table:table-row table:style-name="ro1">
          <table:table-cell office:value-type="float" office:value="103.5" table:style-name="ce1">
            <text:p>103,5</text:p>
          </table:table-cell>
          <table:table-cell office:value-type="float" office:value="4.4713398947575396" table:style-name="ce1">
            <text:p>4,471339895</text:p>
          </table:table-cell>
          <table:table-cell office:value-type="float" office:value="0.54960897800698005" table:style-name="ce1">
            <text:p>0,549608978</text:p>
          </table:table-cell>
          <table:table-cell office:value-type="float" office:value="-1.0063297415210799" table:style-name="ce1">
            <text:p>-1,006329742</text:p>
          </table:table-cell>
          <table:table-cell office:value-type="float" office:value="0.37483703736181401" table:style-name="ce1">
            <text:p>0,374837037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2685150173822404" table:style-name="ce1">
            <text:p>4,268515017</text:p>
          </table:table-cell>
          <table:table-cell office:value-type="float" office:value="0.56347193725626599" table:style-name="ce1">
            <text:p>0,563471937</text:p>
          </table:table-cell>
          <table:table-cell office:value-type="float" office:value="-0.96138338666101297" table:style-name="ce1">
            <text:p>-0,961383387</text:p>
          </table:table-cell>
          <table:table-cell office:value-type="float" office:value="0.40253952888397998" table:style-name="ce1">
            <text:p>0,402539529</text:p>
          </table:table-cell>
          <table:table-cell table:number-columns-repeated="16379"/>
        </table:table-row>
        <table:table-row table:style-name="ro1">
          <table:table-cell office:value-type="float" office:value="104.5" table:style-name="ce1">
            <text:p>104,5</text:p>
          </table:table-cell>
          <table:table-cell office:value-type="float" office:value="4.5635974326687299" table:style-name="ce1">
            <text:p>4,563597433</text:p>
          </table:table-cell>
          <table:table-cell office:value-type="float" office:value="0.53668885657461896" table:style-name="ce1">
            <text:p>0,536688857</text:p>
          </table:table-cell>
          <table:table-cell office:value-type="float" office:value="-1.04319454614595" table:style-name="ce1">
            <text:p>-1,043194546</text:p>
          </table:table-cell>
          <table:table-cell office:value-type="float" office:value="0.35235085676644401" table:style-name="ce1">
            <text:p>0,352350857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8185167034592098" table:style-name="ce1">
            <text:p>4,818516703</text:p>
          </table:table-cell>
          <table:table-cell office:value-type="float" office:value="0.51240996208387402" table:style-name="ce1">
            <text:p>0,512409962</text:p>
          </table:table-cell>
          <table:table-cell office:value-type="float" office:value="-1.1428848484419201" table:style-name="ce1">
            <text:p>-1,142884848</text:p>
          </table:table-cell>
          <table:table-cell office:value-type="float" office:value="0.31008010299060801" table:style-name="ce1">
            <text:p>0,310080103</text:p>
          </table:table-cell>
          <table:table-cell table:number-columns-repeated="16379"/>
        </table:table-row>
        <table:table-row table:style-name="ro1">
          <table:table-cell office:value-type="float" office:value="105.5" table:style-name="ce1">
            <text:p>105,5</text:p>
          </table:table-cell>
          <table:table-cell office:value-type="float" office:value="4.17224661649343" table:style-name="ce1">
            <text:p>4,172246616</text:p>
          </table:table-cell>
          <table:table-cell office:value-type="float" office:value="0.56954485075539396" table:style-name="ce1">
            <text:p>0,569544851</text:p>
          </table:table-cell>
          <table:table-cell office:value-type="float" office:value="-0.94909058544940295" table:style-name="ce1">
            <text:p>-0,949090585</text:p>
          </table:table-cell>
          <table:table-cell office:value-type="float" office:value="0.40746584488596499" table:style-name="ce1">
            <text:p>0,407465845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.3239333006451304" table:style-name="ce1">
            <text:p>4,323933301</text:p>
          </table:table-cell>
          <table:table-cell office:value-type="float" office:value="0.55800054294371404" table:style-name="ce1">
            <text:p>0,558000543</text:p>
          </table:table-cell>
          <table:table-cell office:value-type="float" office:value="-0.98593304695857997" table:style-name="ce1">
            <text:p>-0,985933047</text:p>
          </table:table-cell>
          <table:table-cell office:value-type="float" office:value="0.38262896901579901" table:style-name="ce1">
            <text:p>0,382628969</text:p>
          </table:table-cell>
          <table:table-cell table:number-columns-repeated="16379"/>
        </table:table-row>
        <table:table-row table:style-name="ro1">
          <table:table-cell office:value-type="float" office:value="106.5" table:style-name="ce1">
            <text:p>106,5</text:p>
          </table:table-cell>
          <table:table-cell office:value-type="float" office:value="4.4918471411655698" table:style-name="ce1">
            <text:p>4,491847141</text:p>
          </table:table-cell>
          <table:table-cell office:value-type="float" office:value="0.54566482281424999" table:style-name="ce1">
            <text:p>0,545664823</text:p>
          </table:table-cell>
          <table:table-cell office:value-type="float" office:value="-1.01496454744797" table:style-name="ce1">
            <text:p>-1,014964547</text:p>
          </table:table-cell>
          <table:table-cell office:value-type="float" office:value="0.36697370606653201" table:style-name="ce1">
            <text:p>0,366973706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5995765539471396" table:style-name="ce1">
            <text:p>4,599576554</text:p>
          </table:table-cell>
          <table:table-cell office:value-type="float" office:value="0.54105180273807296" table:style-name="ce1">
            <text:p>0,541051803</text:p>
          </table:table-cell>
          <table:table-cell office:value-type="float" office:value="-1.04000006125248" table:style-name="ce1">
            <text:p>-1,040000061</text:p>
          </table:table-cell>
          <table:table-cell office:value-type="float" office:value="0.34878178172332303" table:style-name="ce1">
            <text:p>0,348781782</text:p>
          </table:table-cell>
          <table:table-cell table:number-columns-repeated="16379"/>
        </table:table-row>
        <table:table-row table:style-name="ro1">
          <table:table-cell office:value-type="float" office:value="107.5" table:style-name="ce1">
            <text:p>107,5</text:p>
          </table:table-cell>
          <table:table-cell office:value-type="float" office:value="4.2719514312108799" table:style-name="ce1">
            <text:p>4,271951431</text:p>
          </table:table-cell>
          <table:table-cell office:value-type="float" office:value="0.56501191800932704" table:style-name="ce1">
            <text:p>0,565011918</text:p>
          </table:table-cell>
          <table:table-cell office:value-type="float" office:value="-0.95038223877477201" table:style-name="ce1">
            <text:p>-0,950382239</text:p>
          </table:table-cell>
          <table:table-cell office:value-type="float" office:value="0.40564956099306998" table:style-name="ce1">
            <text:p>0,405649561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6011461522047004" table:style-name="ce1">
            <text:p>4,601146152</text:p>
          </table:table-cell>
          <table:table-cell office:value-type="float" office:value="0.53431787754492899" table:style-name="ce1">
            <text:p>0,534317878</text:p>
          </table:table-cell>
          <table:table-cell office:value-type="float" office:value="-1.08433960875628" table:style-name="ce1">
            <text:p>-1,084339609</text:p>
          </table:table-cell>
          <table:table-cell office:value-type="float" office:value="0.33435901334418699" table:style-name="ce1">
            <text:p>0,334359013</text:p>
          </table:table-cell>
          <table:table-cell table:number-columns-repeated="16379"/>
        </table:table-row>
        <table:table-row table:style-name="ro1">
          <table:table-cell office:value-type="float" office:value="108.5" table:style-name="ce1">
            <text:p>108,5</text:p>
          </table:table-cell>
          <table:table-cell office:value-type="float" office:value="4.8455175234868699" table:style-name="ce1">
            <text:p>4,845517523</text:p>
          </table:table-cell>
          <table:table-cell office:value-type="float" office:value="0.50684257052361503" table:style-name="ce1">
            <text:p>0,506842571</text:p>
          </table:table-cell>
          <table:table-cell office:value-type="float" office:value="-1.1752361865782099" table:style-name="ce1">
            <text:p>-1,175236187</text:p>
          </table:table-cell>
          <table:table-cell office:value-type="float" office:value="0.29937900957258101" table:style-name="ce1">
            <text:p>0,29937901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.4134067631962104" table:style-name="ce1">
            <text:p>4,413406763</text:p>
          </table:table-cell>
          <table:table-cell office:value-type="float" office:value="0.54832258743903495" table:style-name="ce1">
            <text:p>0,548322587</text:p>
          </table:table-cell>
          <table:table-cell office:value-type="float" office:value="-1.0153721683293899" table:style-name="ce1">
            <text:p>-1,015372168</text:p>
          </table:table-cell>
          <table:table-cell office:value-type="float" office:value="0.37431391796961" table:style-name="ce1">
            <text:p>0,374313918</text:p>
          </table:table-cell>
          <table:table-cell table:number-columns-repeated="16379"/>
        </table:table-row>
        <table:table-row table:style-name="ro1">
          <table:table-cell office:value-type="float" office:value="109.5" table:style-name="ce1">
            <text:p>109,5</text:p>
          </table:table-cell>
          <table:table-cell office:value-type="float" office:value="4.4098461775817999" table:style-name="ce1">
            <text:p>4,409846178</text:p>
          </table:table-cell>
          <table:table-cell office:value-type="float" office:value="0.55419963191024102" table:style-name="ce1">
            <text:p>0,554199632</text:p>
          </table:table-cell>
          <table:table-cell office:value-type="float" office:value="-1.01231069493064" table:style-name="ce1">
            <text:p>-1,012310695</text:p>
          </table:table-cell>
          <table:table-cell office:value-type="float" office:value="0.36707128587110799" table:style-name="ce1">
            <text:p>0,367071286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2880871799379801" table:style-name="ce1">
            <text:p>4,28808718</text:p>
          </table:table-cell>
          <table:table-cell office:value-type="float" office:value="0.56439835048912101" table:style-name="ce1">
            <text:p>0,56439835</text:p>
          </table:table-cell>
          <table:table-cell office:value-type="float" office:value="-0.98638848766264597" table:style-name="ce1">
            <text:p>-0,986388488</text:p>
          </table:table-cell>
          <table:table-cell office:value-type="float" office:value="0.38505513093076499" table:style-name="ce1">
            <text:p>0,385055131</text:p>
          </table:table-cell>
          <table:table-cell table:number-columns-repeated="16379"/>
        </table:table-row>
        <table:table-row table:style-name="ro1">
          <table:table-cell office:value-type="float" office:value="110.5" table:style-name="ce1">
            <text:p>110,5</text:p>
          </table:table-cell>
          <table:table-cell office:value-type="float" office:value="4.5846426188036302" table:style-name="ce1">
            <text:p>4,584642619</text:p>
          </table:table-cell>
          <table:table-cell office:value-type="float" office:value="0.53566684793019903" table:style-name="ce1">
            <text:p>0,535666848</text:p>
          </table:table-cell>
          <table:table-cell office:value-type="float" office:value="-1.0735191647130999" table:style-name="ce1">
            <text:p>-1,073519165</text:p>
          </table:table-cell>
          <table:table-cell office:value-type="float" office:value="0.342467550332759" table:style-name="ce1">
            <text:p>0,34246755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.7914157012853602" table:style-name="ce1">
            <text:p>4,791415701</text:p>
          </table:table-cell>
          <table:table-cell office:value-type="float" office:value="0.51944078717980602" table:style-name="ce1">
            <text:p>0,519440787</text:p>
          </table:table-cell>
          <table:table-cell office:value-type="float" office:value="-1.11762966066231" table:style-name="ce1">
            <text:p>-1,117629661</text:p>
          </table:table-cell>
          <table:table-cell office:value-type="float" office:value="0.31556911771346902" table:style-name="ce1">
            <text:p>0,315569118</text:p>
          </table:table-cell>
          <table:table-cell table:number-columns-repeated="16379"/>
        </table:table-row>
        <table:table-row table:style-name="ro1">
          <table:table-cell office:value-type="float" office:value="111.5" table:style-name="ce1">
            <text:p>111,5</text:p>
          </table:table-cell>
          <table:table-cell office:value-type="float" office:value="4.7151515669484603" table:style-name="ce1">
            <text:p>4,715151567</text:p>
          </table:table-cell>
          <table:table-cell office:value-type="float" office:value="0.52302764991281103" table:style-name="ce1">
            <text:p>0,52302765</text:p>
          </table:table-cell>
          <table:table-cell office:value-type="float" office:value="-1.10256391590229" table:style-name="ce1">
            <text:p>-1,102563916</text:p>
          </table:table-cell>
          <table:table-cell office:value-type="float" office:value="0.33022748505552202" table:style-name="ce1">
            <text:p>0,330227485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.3389240977366699" table:style-name="ce1">
            <text:p>4,338924098</text:p>
          </table:table-cell>
          <table:table-cell office:value-type="float" office:value="0.55865622591069297" table:style-name="ce1">
            <text:p>0,558656226</text:p>
          </table:table-cell>
          <table:table-cell office:value-type="float" office:value="-1.00467278452596" table:style-name="ce1">
            <text:p>-1,004672785</text:p>
          </table:table-cell>
          <table:table-cell office:value-type="float" office:value="0.37836722347888802" table:style-name="ce1">
            <text:p>0,378367223</text:p>
          </table:table-cell>
          <table:table-cell table:number-columns-repeated="16379"/>
        </table:table-row>
        <table:table-row table:style-name="ro1">
          <table:table-cell office:value-type="float" office:value="112.5" table:style-name="ce1">
            <text:p>112,5</text:p>
          </table:table-cell>
          <table:table-cell office:value-type="float" office:value="4.6529684369189201" table:style-name="ce1">
            <text:p>4,652968437</text:p>
          </table:table-cell>
          <table:table-cell office:value-type="float" office:value="0.52474772481156595" table:style-name="ce1">
            <text:p>0,524747725</text:p>
          </table:table-cell>
          <table:table-cell office:value-type="float" office:value="-1.10710909780805" table:style-name="ce1">
            <text:p>-1,107109098</text:p>
          </table:table-cell>
          <table:table-cell office:value-type="float" office:value="0.327860153000195" table:style-name="ce1">
            <text:p>0,327860153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.52014844226255" table:style-name="ce1">
            <text:p>4,520148442</text:p>
          </table:table-cell>
          <table:table-cell office:value-type="float" office:value="0.53840058302051397" table:style-name="ce1">
            <text:p>0,538400583</text:p>
          </table:table-cell>
          <table:table-cell office:value-type="float" office:value="-1.0714597170896401" table:style-name="ce1">
            <text:p>-1,071459717</text:p>
          </table:table-cell>
          <table:table-cell office:value-type="float" office:value="0.34575631431081999" table:style-name="ce1">
            <text:p>0,345756314</text:p>
          </table:table-cell>
          <table:table-cell table:number-columns-repeated="16379"/>
        </table:table-row>
        <table:table-row table:style-name="ro1">
          <table:table-cell office:value-type="float" office:value="113.5" table:style-name="ce1">
            <text:p>113,5</text:p>
          </table:table-cell>
          <table:table-cell office:value-type="float" office:value="4.5709618249847797" table:style-name="ce1">
            <text:p>4,570961825</text:p>
          </table:table-cell>
          <table:table-cell office:value-type="float" office:value="0.531989507406464" table:style-name="ce1">
            <text:p>0,531989507</text:p>
          </table:table-cell>
          <table:table-cell office:value-type="float" office:value="-1.0814882988599801" table:style-name="ce1">
            <text:p>-1,081488299</text:p>
          </table:table-cell>
          <table:table-cell office:value-type="float" office:value="0.33943784698282298" table:style-name="ce1">
            <text:p>0,339437847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.7321774666382703" table:style-name="ce1">
            <text:p>4,732177467</text:p>
          </table:table-cell>
          <table:table-cell office:value-type="float" office:value="0.51803761727073805" table:style-name="ce1">
            <text:p>0,518037617</text:p>
          </table:table-cell>
          <table:table-cell office:value-type="float" office:value="-1.1544533545017099" table:style-name="ce1">
            <text:p>-1,154453355</text:p>
          </table:table-cell>
          <table:table-cell office:value-type="float" office:value="0.309137006327737" table:style-name="ce1">
            <text:p>0,309137006</text:p>
          </table:table-cell>
          <table:table-cell table:number-columns-repeated="16379"/>
        </table:table-row>
        <table:table-row table:style-name="ro1">
          <table:table-cell office:value-type="float" office:value="114.5" table:style-name="ce1">
            <text:p>114,5</text:p>
          </table:table-cell>
          <table:table-cell office:value-type="float" office:value="4.4440595958710603" table:style-name="ce1">
            <text:p>4,444059596</text:p>
          </table:table-cell>
          <table:table-cell office:value-type="float" office:value="0.54795474847524706" table:style-name="ce1">
            <text:p>0,547954748</text:p>
          </table:table-cell>
          <table:table-cell office:value-type="float" office:value="-1.0295965493578401" table:style-name="ce1">
            <text:p>-1,029596549</text:p>
          </table:table-cell>
          <table:table-cell office:value-type="float" office:value="0.364395654406583" table:style-name="ce1">
            <text:p>0,364395654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6323052431315599" table:style-name="ce1">
            <text:p>4,632305243</text:p>
          </table:table-cell>
          <table:table-cell office:value-type="float" office:value="0.53704706506810096" table:style-name="ce1">
            <text:p>0,537047065</text:p>
          </table:table-cell>
          <table:table-cell office:value-type="float" office:value="-1.0700576617094399" table:style-name="ce1">
            <text:p>-1,070057662</text:p>
          </table:table-cell>
          <table:table-cell office:value-type="float" office:value="0.33847304265979999" table:style-name="ce1">
            <text:p>0,338473043</text:p>
          </table:table-cell>
          <table:table-cell table:number-columns-repeated="16379"/>
        </table:table-row>
        <table:table-row table:style-name="ro1">
          <table:table-cell office:value-type="float" office:value="115.5" table:style-name="ce1">
            <text:p>115,5</text:p>
          </table:table-cell>
          <table:table-cell office:value-type="float" office:value="4.5264443532966396" table:style-name="ce1">
            <text:p>4,526444353</text:p>
          </table:table-cell>
          <table:table-cell office:value-type="float" office:value="0.53510362915767595" table:style-name="ce1">
            <text:p>0,535103629</text:p>
          </table:table-cell>
          <table:table-cell office:value-type="float" office:value="-1.08656550320489" table:style-name="ce1">
            <text:p>-1,086565503</text:p>
          </table:table-cell>
          <table:table-cell office:value-type="float" office:value="0.33909123330413199" table:style-name="ce1">
            <text:p>0,339091233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.7921906283192603" table:style-name="ce1">
            <text:p>4,792190628</text:p>
          </table:table-cell>
          <table:table-cell office:value-type="float" office:value="0.51961340424885105" table:style-name="ce1">
            <text:p>0,519613404</text:p>
          </table:table-cell>
          <table:table-cell office:value-type="float" office:value="-1.1220820755835199" table:style-name="ce1">
            <text:p>-1,122082076</text:p>
          </table:table-cell>
          <table:table-cell office:value-type="float" office:value="0.31270601280478599" table:style-name="ce1">
            <text:p>0,312706013</text:p>
          </table:table-cell>
          <table:table-cell table:number-columns-repeated="16379"/>
        </table:table-row>
        <table:table-row table:style-name="ro1">
          <table:table-cell office:value-type="float" office:value="116.5" table:style-name="ce1">
            <text:p>116,5</text:p>
          </table:table-cell>
          <table:table-cell office:value-type="float" office:value="4.6988361197252697" table:style-name="ce1">
            <text:p>4,69883612</text:p>
          </table:table-cell>
          <table:table-cell office:value-type="float" office:value="0.5237100891523" table:style-name="ce1">
            <text:p>0,523710089</text:p>
          </table:table-cell>
          <table:table-cell office:value-type="float" office:value="-1.10840596447744" table:style-name="ce1">
            <text:p>-1,108405964</text:p>
          </table:table-cell>
          <table:table-cell office:value-type="float" office:value="0.328396100495985" table:style-name="ce1">
            <text:p>0,3283961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.5093295467921797" table:style-name="ce1">
            <text:p>4,509329547</text:p>
          </table:table-cell>
          <table:table-cell office:value-type="float" office:value="0.539203229845301" table:style-name="ce1">
            <text:p>0,53920323</text:p>
          </table:table-cell>
          <table:table-cell office:value-type="float" office:value="-1.0604861487580599" table:style-name="ce1">
            <text:p>-1,060486149</text:p>
          </table:table-cell>
          <table:table-cell office:value-type="float" office:value="0.35450016663094902" table:style-name="ce1">
            <text:p>0,354500167</text:p>
          </table:table-cell>
          <table:table-cell table:number-columns-repeated="16379"/>
        </table:table-row>
        <table:table-row table:style-name="ro1">
          <table:table-cell office:value-type="float" office:value="117.5" table:style-name="ce1">
            <text:p>117,5</text:p>
          </table:table-cell>
          <table:table-cell office:value-type="float" office:value="4.6995479665304902" table:style-name="ce1">
            <text:p>4,699547967</text:p>
          </table:table-cell>
          <table:table-cell office:value-type="float" office:value="0.52489679491698205" table:style-name="ce1">
            <text:p>0,524896795</text:p>
          </table:table-cell>
          <table:table-cell office:value-type="float" office:value="-1.1124832247666701" table:style-name="ce1">
            <text:p>-1,112483225</text:p>
          </table:table-cell>
          <table:table-cell office:value-type="float" office:value="0.325902392695475" table:style-name="ce1">
            <text:p>0,325902393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.7703002822587699" table:style-name="ce1">
            <text:p>4,770300282</text:p>
          </table:table-cell>
          <table:table-cell office:value-type="float" office:value="0.52100237916122205" table:style-name="ce1">
            <text:p>0,521002379</text:p>
          </table:table-cell>
          <table:table-cell office:value-type="float" office:value="-1.1372662576906101" table:style-name="ce1">
            <text:p>-1,137266258</text:p>
          </table:table-cell>
          <table:table-cell office:value-type="float" office:value="0.30285218935437003" table:style-name="ce1">
            <text:p>0,302852189</text:p>
          </table:table-cell>
          <table:table-cell table:number-columns-repeated="16379"/>
        </table:table-row>
        <table:table-row table:style-name="ro1">
          <table:table-cell office:value-type="float" office:value="118.5" table:style-name="ce1">
            <text:p>118,5</text:p>
          </table:table-cell>
          <table:table-cell office:value-type="float" office:value="4.7061136445313103" table:style-name="ce1">
            <text:p>4,706113645</text:p>
          </table:table-cell>
          <table:table-cell office:value-type="float" office:value="0.52128381533539003" table:style-name="ce1">
            <text:p>0,521283815</text:p>
          </table:table-cell>
          <table:table-cell office:value-type="float" office:value="-1.12030395617872" table:style-name="ce1">
            <text:p>-1,120303956</text:p>
          </table:table-cell>
          <table:table-cell office:value-type="float" office:value="0.324242142907883" table:style-name="ce1">
            <text:p>0,324242143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.8955911306105904" table:style-name="ce1">
            <text:p>4,895591131</text:p>
          </table:table-cell>
          <table:table-cell office:value-type="float" office:value="0.51017612521423605" table:style-name="ce1">
            <text:p>0,510176125</text:p>
          </table:table-cell>
          <table:table-cell office:value-type="float" office:value="-1.16888401652458" table:style-name="ce1">
            <text:p>-1,168884017</text:p>
          </table:table-cell>
          <table:table-cell office:value-type="float" office:value="0.29211669544512597" table:style-name="ce1">
            <text:p>0,292116695</text:p>
          </table:table-cell>
          <table:table-cell table:number-columns-repeated="16379"/>
        </table:table-row>
        <table:table-row table:style-name="ro1">
          <table:table-cell office:value-type="float" office:value="119.5" table:style-name="ce1">
            <text:p>119,5</text:p>
          </table:table-cell>
          <table:table-cell office:value-type="float" office:value="4.8156501432840297" table:style-name="ce1">
            <text:p>4,815650143</text:p>
          </table:table-cell>
          <table:table-cell office:value-type="float" office:value="0.51750223885632896" table:style-name="ce1">
            <text:p>0,517502239</text:p>
          </table:table-cell>
          <table:table-cell office:value-type="float" office:value="-1.1510912773753601" table:style-name="ce1">
            <text:p>-1,151091277</text:p>
          </table:table-cell>
          <table:table-cell office:value-type="float" office:value="0.30536470353124701" table:style-name="ce1">
            <text:p>0,305364704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7373375833276796" table:style-name="ce1">
            <text:p>4,737337583</text:p>
          </table:table-cell>
          <table:table-cell office:value-type="float" office:value="0.51933925407084303" table:style-name="ce1">
            <text:p>0,519339254</text:p>
          </table:table-cell>
          <table:table-cell office:value-type="float" office:value="-1.12578058025364" table:style-name="ce1">
            <text:p>-1,12578058</text:p>
          </table:table-cell>
          <table:table-cell office:value-type="float" office:value="0.31932682129127199" table:style-name="ce1">
            <text:p>0,319326821</text:p>
          </table:table-cell>
          <table:table-cell table:number-columns-repeated="16379"/>
        </table:table-row>
        <table:table-row table:style-name="ro1">
          <table:table-cell office:value-type="float" office:value="120.5" table:style-name="ce1">
            <text:p>120,5</text:p>
          </table:table-cell>
          <table:table-cell office:value-type="float" office:value="4.9066119629301896" table:style-name="ce1">
            <text:p>4,906611963</text:p>
          </table:table-cell>
          <table:table-cell office:value-type="float" office:value="0.50472614460896803" table:style-name="ce1">
            <text:p>0,504726145</text:p>
          </table:table-cell>
          <table:table-cell office:value-type="float" office:value="-1.1915290328966199" table:style-name="ce1">
            <text:p>-1,191529033</text:p>
          </table:table-cell>
          <table:table-cell office:value-type="float" office:value="0.28867951147816101" table:style-name="ce1">
            <text:p>0,288679511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.9853800149507403" table:style-name="ce1">
            <text:p>4,985380015</text:p>
          </table:table-cell>
          <table:table-cell office:value-type="float" office:value="0.49745841223676501" table:style-name="ce1">
            <text:p>0,497458412</text:p>
          </table:table-cell>
          <table:table-cell office:value-type="float" office:value="-1.22053180647877" table:style-name="ce1">
            <text:p>-1,220531806</text:p>
          </table:table-cell>
          <table:table-cell office:value-type="float" office:value="0.279850112822074" table:style-name="ce1">
            <text:p>0,279850113</text:p>
          </table:table-cell>
          <table:table-cell table:number-columns-repeated="16379"/>
        </table:table-row>
        <table:table-row table:style-name="ro1">
          <table:table-cell office:value-type="float" office:value="121.5" table:style-name="ce1">
            <text:p>121,5</text:p>
          </table:table-cell>
          <table:table-cell office:value-type="float" office:value="4.8477215179979201" table:style-name="ce1">
            <text:p>4,847721518</text:p>
          </table:table-cell>
          <table:table-cell office:value-type="float" office:value="0.51443410840102599" table:style-name="ce1">
            <text:p>0,514434108</text:p>
          </table:table-cell>
          <table:table-cell office:value-type="float" office:value="-1.16683353000094" table:style-name="ce1">
            <text:p>-1,16683353</text:p>
          </table:table-cell>
          <table:table-cell office:value-type="float" office:value="0.29313887622689" table:style-name="ce1">
            <text:p>0,293138876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4.7423703782176503" table:style-name="ce1">
            <text:p>4,742370378</text:p>
          </table:table-cell>
          <table:table-cell office:value-type="float" office:value="0.52007024932077095" table:style-name="ce1">
            <text:p>0,520070249</text:p>
          </table:table-cell>
          <table:table-cell office:value-type="float" office:value="-1.1262380998575701" table:style-name="ce1">
            <text:p>-1,1262381</text:p>
          </table:table-cell>
          <table:table-cell office:value-type="float" office:value="0.32294179789723498" table:style-name="ce1">
            <text:p>0,322941798</text:p>
          </table:table-cell>
          <table:table-cell table:number-columns-repeated="16379"/>
        </table:table-row>
        <table:table-row table:style-name="ro1">
          <table:table-cell office:value-type="float" office:value="122.5" table:style-name="ce1">
            <text:p>122,5</text:p>
          </table:table-cell>
          <table:table-cell office:value-type="float" office:value="4.6843556347928104" table:style-name="ce1">
            <text:p>4,684355635</text:p>
          </table:table-cell>
          <table:table-cell office:value-type="float" office:value="0.52445880925246502" table:style-name="ce1">
            <text:p>0,524458809</text:p>
          </table:table-cell>
          <table:table-cell office:value-type="float" office:value="-1.10746530821678" table:style-name="ce1">
            <text:p>-1,107465308</text:p>
          </table:table-cell>
          <table:table-cell office:value-type="float" office:value="0.32734066129999101" table:style-name="ce1">
            <text:p>0,327340661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5.0522144936833504" table:style-name="ce1">
            <text:p>5,052214494</text:p>
          </table:table-cell>
          <table:table-cell office:value-type="float" office:value="0.49463673194733598" table:style-name="ce1">
            <text:p>0,494636732</text:p>
          </table:table-cell>
          <table:table-cell office:value-type="float" office:value="-1.2200779864731499" table:style-name="ce1">
            <text:p>-1,220077986</text:p>
          </table:table-cell>
          <table:table-cell office:value-type="float" office:value="0.27521910508366598" table:style-name="ce1">
            <text:p>0,275219105</text:p>
          </table:table-cell>
          <table:table-cell table:number-columns-repeated="16379"/>
        </table:table-row>
        <table:table-row table:style-name="ro1">
          <table:table-cell office:value-type="float" office:value="123.5" table:style-name="ce1">
            <text:p>123,5</text:p>
          </table:table-cell>
          <table:table-cell office:value-type="float" office:value="4.9108469348192498" table:style-name="ce1">
            <text:p>4,910846935</text:p>
          </table:table-cell>
          <table:table-cell office:value-type="float" office:value="0.50923743335073202" table:style-name="ce1">
            <text:p>0,509237433</text:p>
          </table:table-cell>
          <table:table-cell office:value-type="float" office:value="-1.1645452448158" table:style-name="ce1">
            <text:p>-1,164545245</text:p>
          </table:table-cell>
          <table:table-cell office:value-type="float" office:value="0.29924817083573602" table:style-name="ce1">
            <text:p>0,299248171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8842193270720902" table:style-name="ce1">
            <text:p>4,884219327</text:p>
          </table:table-cell>
          <table:table-cell office:value-type="float" office:value="0.50426366294958702" table:style-name="ce1">
            <text:p>0,504263663</text:p>
          </table:table-cell>
          <table:table-cell office:value-type="float" office:value="-1.1877242773558501" table:style-name="ce1">
            <text:p>-1,187724277</text:p>
          </table:table-cell>
          <table:table-cell office:value-type="float" office:value="0.29254635344327901" table:style-name="ce1">
            <text:p>0,292546353</text:p>
          </table:table-cell>
          <table:table-cell table:number-columns-repeated="16379"/>
        </table:table-row>
        <table:table-row table:style-name="ro1">
          <table:table-cell office:value-type="float" office:value="124.5" table:style-name="ce1">
            <text:p>124,5</text:p>
          </table:table-cell>
          <table:table-cell office:value-type="float" office:value="4.8911003699555602" table:style-name="ce1">
            <text:p>4,89110037</text:p>
          </table:table-cell>
          <table:table-cell office:value-type="float" office:value="0.50553148571454598" table:style-name="ce1">
            <text:p>0,505531486</text:p>
          </table:table-cell>
          <table:table-cell office:value-type="float" office:value="-1.1954663116809301" table:style-name="ce1">
            <text:p>-1,195466312</text:p>
          </table:table-cell>
          <table:table-cell office:value-type="float" office:value="0.28573419754828" table:style-name="ce1">
            <text:p>0,285734198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5.0385761094128396" table:style-name="ce1">
            <text:p>5,038576109</text:p>
          </table:table-cell>
          <table:table-cell office:value-type="float" office:value="0.49227896882633698" table:style-name="ce1">
            <text:p>0,492278969</text:p>
          </table:table-cell>
          <table:table-cell office:value-type="float" office:value="-1.24907241513231" table:style-name="ce1">
            <text:p>-1,249072415</text:p>
          </table:table-cell>
          <table:table-cell office:value-type="float" office:value="0.27218731956907499" table:style-name="ce1">
            <text:p>0,27218732</text:p>
          </table:table-cell>
          <table:table-cell table:number-columns-repeated="16379"/>
        </table:table-row>
        <table:table-row table:style-name="ro1">
          <table:table-cell office:value-type="float" office:value="125.5" table:style-name="ce1">
            <text:p>125,5</text:p>
          </table:table-cell>
          <table:table-cell office:value-type="float" office:value="5.1337341861094101" table:style-name="ce1">
            <text:p>5,133734186</text:p>
          </table:table-cell>
          <table:table-cell office:value-type="float" office:value="0.484327881865456" table:style-name="ce1">
            <text:p>0,484327882</text:p>
          </table:table-cell>
          <table:table-cell office:value-type="float" office:value="-1.26669764265097" table:style-name="ce1">
            <text:p>-1,266697643</text:p>
          </table:table-cell>
          <table:table-cell office:value-type="float" office:value="0.26050759557071801" table:style-name="ce1">
            <text:p>0,260507596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.9293040983173402" table:style-name="ce1">
            <text:p>4,929304098</text:p>
          </table:table-cell>
          <table:table-cell office:value-type="float" office:value="0.502833720315781" table:style-name="ce1">
            <text:p>0,50283372</text:p>
          </table:table-cell>
          <table:table-cell office:value-type="float" office:value="-1.18264414280956" table:style-name="ce1">
            <text:p>-1,182644143</text:p>
          </table:table-cell>
          <table:table-cell office:value-type="float" office:value="0.29458403947800499" table:style-name="ce1">
            <text:p>0,294584039</text:p>
          </table:table-cell>
          <table:table-cell table:number-columns-repeated="16379"/>
        </table:table-row>
        <table:table-row table:style-name="ro1">
          <table:table-cell office:value-type="float" office:value="126.5" table:style-name="ce1">
            <text:p>126,5</text:p>
          </table:table-cell>
          <table:table-cell office:value-type="float" office:value="4.9034660738729299" table:style-name="ce1">
            <text:p>4,903466074</text:p>
          </table:table-cell>
          <table:table-cell office:value-type="float" office:value="0.50830327666159902" table:style-name="ce1">
            <text:p>0,508303277</text:p>
          </table:table-cell>
          <table:table-cell office:value-type="float" office:value="-1.1888159217357299" table:style-name="ce1">
            <text:p>-1,188815922</text:p>
          </table:table-cell>
          <table:table-cell office:value-type="float" office:value="0.28477112980152902" table:style-name="ce1">
            <text:p>0,28477113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8123130520874504" table:style-name="ce1">
            <text:p>4,812313052</text:p>
          </table:table-cell>
          <table:table-cell office:value-type="float" office:value="0.51387021236372898" table:style-name="ce1">
            <text:p>0,513870212</text:p>
          </table:table-cell>
          <table:table-cell office:value-type="float" office:value="-1.15791014015168" table:style-name="ce1">
            <text:p>-1,15791014</text:p>
          </table:table-cell>
          <table:table-cell office:value-type="float" office:value="0.30294042914827102" table:style-name="ce1">
            <text:p>0,302940429</text:p>
          </table:table-cell>
          <table:table-cell table:number-columns-repeated="16379"/>
        </table:table-row>
        <table:table-row table:style-name="ro1">
          <table:table-cell office:value-type="float" office:value="127.5" table:style-name="ce1">
            <text:p>127,5</text:p>
          </table:table-cell>
          <table:table-cell office:value-type="float" office:value="4.87583229540029" table:style-name="ce1">
            <text:p>4,875832295</text:p>
          </table:table-cell>
          <table:table-cell office:value-type="float" office:value="0.50711904534533703" table:style-name="ce1">
            <text:p>0,507119045</text:p>
          </table:table-cell>
          <table:table-cell office:value-type="float" office:value="-1.1803554532217" table:style-name="ce1">
            <text:p>-1,180355453</text:p>
          </table:table-cell>
          <table:table-cell office:value-type="float" office:value="0.29613811207796198" table:style-name="ce1">
            <text:p>0,296138112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9586114229389802" table:style-name="ce1">
            <text:p>4,958611423</text:p>
          </table:table-cell>
          <table:table-cell office:value-type="float" office:value="0.50541013776985599" table:style-name="ce1">
            <text:p>0,505410138</text:p>
          </table:table-cell>
          <table:table-cell office:value-type="float" office:value="-1.19032287311045" table:style-name="ce1">
            <text:p>-1,190322873</text:p>
          </table:table-cell>
          <table:table-cell office:value-type="float" office:value="0.28246286804617499" table:style-name="ce1">
            <text:p>0,282462868</text:p>
          </table:table-cell>
          <table:table-cell table:number-columns-repeated="16379"/>
        </table:table-row>
        <table:table-row table:style-name="ro1">
          <table:table-cell office:value-type="float" office:value="128.5" table:style-name="ce1">
            <text:p>128,5</text:p>
          </table:table-cell>
          <table:table-cell office:value-type="float" office:value="4.9721834313208397" table:style-name="ce1">
            <text:p>4,972183431</text:p>
          </table:table-cell>
          <table:table-cell office:value-type="float" office:value="0.497612995968303" table:style-name="ce1">
            <text:p>0,497612996</text:p>
          </table:table-cell>
          <table:table-cell office:value-type="float" office:value="-1.2287370056151501" table:style-name="ce1">
            <text:p>-1,228737006</text:p>
          </table:table-cell>
          <table:table-cell office:value-type="float" office:value="0.27514251846369497" table:style-name="ce1">
            <text:p>0,275142518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5.1475363633970401" table:style-name="ce1">
            <text:p>5,147536363</text:p>
          </table:table-cell>
          <table:table-cell office:value-type="float" office:value="0.48528378108419101" table:style-name="ce1">
            <text:p>0,485283781</text:p>
          </table:table-cell>
          <table:table-cell office:value-type="float" office:value="-1.2584927158835399" table:style-name="ce1">
            <text:p>-1,258492716</text:p>
          </table:table-cell>
          <table:table-cell office:value-type="float" office:value="0.26129165932485998" table:style-name="ce1">
            <text:p>0,261291659</text:p>
          </table:table-cell>
          <table:table-cell table:number-columns-repeated="16379"/>
        </table:table-row>
        <table:table-row table:style-name="ro1">
          <table:table-cell office:value-type="float" office:value="129.5" table:style-name="ce1">
            <text:p>129,5</text:p>
          </table:table-cell>
          <table:table-cell office:value-type="float" office:value="5.0539603447708803" table:style-name="ce1">
            <text:p>5,053960345</text:p>
          </table:table-cell>
          <table:table-cell office:value-type="float" office:value="0.49531971971081901" table:style-name="ce1">
            <text:p>0,49531972</text:p>
          </table:table-cell>
          <table:table-cell office:value-type="float" office:value="-1.2240630750550701" table:style-name="ce1">
            <text:p>-1,224063075</text:p>
          </table:table-cell>
          <table:table-cell office:value-type="float" office:value="0.27532070177397799" table:style-name="ce1">
            <text:p>0,275320702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.9863209331644303" table:style-name="ce1">
            <text:p>4,986320933</text:p>
          </table:table-cell>
          <table:table-cell office:value-type="float" office:value="0.50164931607895802" table:style-name="ce1">
            <text:p>0,501649316</text:p>
          </table:table-cell>
          <table:table-cell office:value-type="float" office:value="-1.20902657656126" table:style-name="ce1">
            <text:p>-1,209026577</text:p>
          </table:table-cell>
          <table:table-cell office:value-type="float" office:value="0.279039717421246" table:style-name="ce1">
            <text:p>0,279039717</text:p>
          </table:table-cell>
          <table:table-cell table:number-columns-repeated="16379"/>
        </table:table-row>
        <table:table-row table:style-name="ro1">
          <table:table-cell office:value-type="float" office:value="130.5" table:style-name="ce1">
            <text:p>130,5</text:p>
          </table:table-cell>
          <table:table-cell office:value-type="float" office:value="5.0626930666941297" table:style-name="ce1">
            <text:p>5,062693067</text:p>
          </table:table-cell>
          <table:table-cell office:value-type="float" office:value="0.49567398831689502" table:style-name="ce1">
            <text:p>0,495673988</text:p>
          </table:table-cell>
          <table:table-cell office:value-type="float" office:value="-1.22423470166218" table:style-name="ce1">
            <text:p>-1,224234702</text:p>
          </table:table-cell>
          <table:table-cell office:value-type="float" office:value="0.26927106299372899" table:style-name="ce1">
            <text:p>0,269271063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5.0813065437213503" table:style-name="ce1">
            <text:p>5,081306544</text:p>
          </table:table-cell>
          <table:table-cell office:value-type="float" office:value="0.492115012207063" table:style-name="ce1">
            <text:p>0,492115012</text:p>
          </table:table-cell>
          <table:table-cell office:value-type="float" office:value="-1.2211792544325" table:style-name="ce1">
            <text:p>-1,221179254</text:p>
          </table:table-cell>
          <table:table-cell office:value-type="float" office:value="0.27561140893632602" table:style-name="ce1">
            <text:p>0,275611409</text:p>
          </table:table-cell>
          <table:table-cell table:number-columns-repeated="16379"/>
        </table:table-row>
        <table:table-row table:style-name="ro1">
          <table:table-cell office:value-type="float" office:value="131.5" table:style-name="ce1">
            <text:p>131,5</text:p>
          </table:table-cell>
          <table:table-cell office:value-type="float" office:value="5.2229273752269201" table:style-name="ce1">
            <text:p>5,222927375</text:p>
          </table:table-cell>
          <table:table-cell office:value-type="float" office:value="0.48089817064774698" table:style-name="ce1">
            <text:p>0,480898171</text:p>
          </table:table-cell>
          <table:table-cell office:value-type="float" office:value="-1.2779927043751" table:style-name="ce1">
            <text:p>-1,277992704</text:p>
          </table:table-cell>
          <table:table-cell office:value-type="float" office:value="0.245293989915565" table:style-name="ce1">
            <text:p>0,24529399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5.2327252550812799" table:style-name="ce1">
            <text:p>5,232725255</text:p>
          </table:table-cell>
          <table:table-cell office:value-type="float" office:value="0.47822802253973001" table:style-name="ce1">
            <text:p>0,478228023</text:p>
          </table:table-cell>
          <table:table-cell office:value-type="float" office:value="-1.28457555555227" table:style-name="ce1">
            <text:p>-1,284575556</text:p>
          </table:table-cell>
          <table:table-cell office:value-type="float" office:value="0.252676195056454" table:style-name="ce1">
            <text:p>0,252676195</text:p>
          </table:table-cell>
          <table:table-cell table:number-columns-repeated="16379"/>
        </table:table-row>
        <table:table-row table:style-name="ro1">
          <table:table-cell office:value-type="float" office:value="132.5" table:style-name="ce1">
            <text:p>132,5</text:p>
          </table:table-cell>
          <table:table-cell office:value-type="float" office:value="5.08554449577837" table:style-name="ce1">
            <text:p>5,085544496</text:p>
          </table:table-cell>
          <table:table-cell office:value-type="float" office:value="0.49116352713258299" table:style-name="ce1">
            <text:p>0,491163527</text:p>
          </table:table-cell>
          <table:table-cell office:value-type="float" office:value="-1.2502675366024201" table:style-name="ce1">
            <text:p>-1,250267537</text:p>
          </table:table-cell>
          <table:table-cell office:value-type="float" office:value="0.26759597204019903" table:style-name="ce1">
            <text:p>0,267595972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.2307439214434002" table:style-name="ce1">
            <text:p>5,230743921</text:p>
          </table:table-cell>
          <table:table-cell office:value-type="float" office:value="0.47826459522808201" table:style-name="ce1">
            <text:p>0,478264595</text:p>
          </table:table-cell>
          <table:table-cell office:value-type="float" office:value="-1.30663050753196" table:style-name="ce1">
            <text:p>-1,306630508</text:p>
          </table:table-cell>
          <table:table-cell office:value-type="float" office:value="0.24965212589907701" table:style-name="ce1">
            <text:p>0,249652126</text:p>
          </table:table-cell>
          <table:table-cell table:number-columns-repeated="16379"/>
        </table:table-row>
        <table:table-row table:style-name="ro1">
          <table:table-cell office:value-type="float" office:value="133.5" table:style-name="ce1">
            <text:p>133,5</text:p>
          </table:table-cell>
          <table:table-cell office:value-type="float" office:value="5.1170443821189" table:style-name="ce1">
            <text:p>5,117044382</text:p>
          </table:table-cell>
          <table:table-cell office:value-type="float" office:value="0.48916776596448203" table:style-name="ce1">
            <text:p>0,489167766</text:p>
          </table:table-cell>
          <table:table-cell office:value-type="float" office:value="-1.25939437126215" table:style-name="ce1">
            <text:p>-1,259394371</text:p>
          </table:table-cell>
          <table:table-cell office:value-type="float" office:value="0.26409284166477398" table:style-name="ce1">
            <text:p>0,264092842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5.2863757313600699" table:style-name="ce1">
            <text:p>5,286375731</text:p>
          </table:table-cell>
          <table:table-cell office:value-type="float" office:value="0.47509544656755698" table:style-name="ce1">
            <text:p>0,475095447</text:p>
          </table:table-cell>
          <table:table-cell office:value-type="float" office:value="-1.3159195237780601" table:style-name="ce1">
            <text:p>-1,315919524</text:p>
          </table:table-cell>
          <table:table-cell office:value-type="float" office:value="0.24050451104672099" table:style-name="ce1">
            <text:p>0,240504511</text:p>
          </table:table-cell>
          <table:table-cell table:number-columns-repeated="16379"/>
        </table:table-row>
        <table:table-row table:style-name="ro1">
          <table:table-cell office:value-type="float" office:value="134.5" table:style-name="ce1">
            <text:p>134,5</text:p>
          </table:table-cell>
          <table:table-cell office:value-type="float" office:value="5.17002886361474" table:style-name="ce1">
            <text:p>5,170028864</text:p>
          </table:table-cell>
          <table:table-cell office:value-type="float" office:value="0.483701556244446" table:style-name="ce1">
            <text:p>0,483701556</text:p>
          </table:table-cell>
          <table:table-cell office:value-type="float" office:value="-1.27449477353597" table:style-name="ce1">
            <text:p>-1,274494774</text:p>
          </table:table-cell>
          <table:table-cell office:value-type="float" office:value="0.25656150744273098" table:style-name="ce1">
            <text:p>0,256561507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.1151280981704499" table:style-name="ce1">
            <text:p>5,115128098</text:p>
          </table:table-cell>
          <table:table-cell office:value-type="float" office:value="0.48835104738120799" table:style-name="ce1">
            <text:p>0,488351047</text:p>
          </table:table-cell>
          <table:table-cell office:value-type="float" office:value="-1.2601393036378099" table:style-name="ce1">
            <text:p>-1,260139304</text:p>
          </table:table-cell>
          <table:table-cell office:value-type="float" office:value="0.26131411475278499" table:style-name="ce1">
            <text:p>0,261314115</text:p>
          </table:table-cell>
          <table:table-cell table:number-columns-repeated="16379"/>
        </table:table-row>
        <table:table-row table:style-name="ro1">
          <table:table-cell office:value-type="float" office:value="135.5" table:style-name="ce1">
            <text:p>135,5</text:p>
          </table:table-cell>
          <table:table-cell office:value-type="float" office:value="5.1491417491069402" table:style-name="ce1">
            <text:p>5,149141749</text:p>
          </table:table-cell>
          <table:table-cell office:value-type="float" office:value="0.48668794338028698" table:style-name="ce1">
            <text:p>0,486687943</text:p>
          </table:table-cell>
          <table:table-cell office:value-type="float" office:value="-1.27364348035894" table:style-name="ce1">
            <text:p>-1,27364348</text:p>
          </table:table-cell>
          <table:table-cell office:value-type="float" office:value="0.257501302731174" table:style-name="ce1">
            <text:p>0,257501303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5.18004000092869" table:style-name="ce1">
            <text:p>5,180040001</text:p>
          </table:table-cell>
          <table:table-cell office:value-type="float" office:value="0.48288700884465902" table:style-name="ce1">
            <text:p>0,482887009</text:p>
          </table:table-cell>
          <table:table-cell office:value-type="float" office:value="-1.2839008501287399" table:style-name="ce1">
            <text:p>-1,28390085</text:p>
          </table:table-cell>
          <table:table-cell office:value-type="float" office:value="0.25360624011192101" table:style-name="ce1">
            <text:p>0,25360624</text:p>
          </table:table-cell>
          <table:table-cell table:number-columns-repeated="16379"/>
        </table:table-row>
        <table:table-row table:style-name="ro1">
          <table:table-cell office:value-type="float" office:value="136.5" table:style-name="ce1">
            <text:p>136,5</text:p>
          </table:table-cell>
          <table:table-cell office:value-type="float" office:value="5.2337871976157997" table:style-name="ce1">
            <text:p>5,233787198</text:p>
          </table:table-cell>
          <table:table-cell office:value-type="float" office:value="0.47694247088132802" table:style-name="ce1">
            <text:p>0,476942471</text:p>
          </table:table-cell>
          <table:table-cell office:value-type="float" office:value="-1.3103246845999701" table:style-name="ce1">
            <text:p>-1,310324685</text:p>
          </table:table-cell>
          <table:table-cell office:value-type="float" office:value="0.24324760271597101" table:style-name="ce1">
            <text:p>0,243247603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5.33639113894976" table:style-name="ce1">
            <text:p>5,336391139</text:p>
          </table:table-cell>
          <table:table-cell office:value-type="float" office:value="0.47008564136859499" table:style-name="ce1">
            <text:p>0,470085641</text:p>
          </table:table-cell>
          <table:table-cell office:value-type="float" office:value="-1.3277686321264199" table:style-name="ce1">
            <text:p>-1,327768632</text:p>
          </table:table-cell>
          <table:table-cell office:value-type="float" office:value="0.24166074310076399" table:style-name="ce1">
            <text:p>0,241660743</text:p>
          </table:table-cell>
          <table:table-cell table:number-columns-repeated="16379"/>
        </table:table-row>
        <table:table-row table:style-name="ro1">
          <table:table-cell office:value-type="float" office:value="137.5" table:style-name="ce1">
            <text:p>137,5</text:p>
          </table:table-cell>
          <table:table-cell office:value-type="float" office:value="5.2524646845040799" table:style-name="ce1">
            <text:p>5,252464685</text:p>
          </table:table-cell>
          <table:table-cell office:value-type="float" office:value="0.47766053845226902" table:style-name="ce1">
            <text:p>0,477660538</text:p>
          </table:table-cell>
          <table:table-cell office:value-type="float" office:value="-1.2960785054496" table:style-name="ce1">
            <text:p>-1,296078505</text:p>
          </table:table-cell>
          <table:table-cell office:value-type="float" office:value="0.24971174096836701" table:style-name="ce1">
            <text:p>0,249711741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5.2659963438966804" table:style-name="ce1">
            <text:p>5,265996344</text:p>
          </table:table-cell>
          <table:table-cell office:value-type="float" office:value="0.475421665934043" table:style-name="ce1">
            <text:p>0,475421666</text:p>
          </table:table-cell>
          <table:table-cell office:value-type="float" office:value="-1.3037007624786101" table:style-name="ce1">
            <text:p>-1,303700762</text:p>
          </table:table-cell>
          <table:table-cell office:value-type="float" office:value="0.24270371483459899" table:style-name="ce1">
            <text:p>0,242703715</text:p>
          </table:table-cell>
          <table:table-cell table:number-columns-repeated="16379"/>
        </table:table-row>
        <table:table-row table:style-name="ro1">
          <table:table-cell office:value-type="float" office:value="138.5" table:style-name="ce1">
            <text:p>138,5</text:p>
          </table:table-cell>
          <table:table-cell office:value-type="float" office:value="5.1205588401287301" table:style-name="ce1">
            <text:p>5,12055884</text:p>
          </table:table-cell>
          <table:table-cell office:value-type="float" office:value="0.489009248656124" table:style-name="ce1">
            <text:p>0,489009249</text:p>
          </table:table-cell>
          <table:table-cell office:value-type="float" office:value="-1.25528300458785" table:style-name="ce1">
            <text:p>-1,255283005</text:p>
          </table:table-cell>
          <table:table-cell office:value-type="float" office:value="0.258247073027909" table:style-name="ce1">
            <text:p>0,258247073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5.2557931847974197" table:style-name="ce1">
            <text:p>5,255793185</text:p>
          </table:table-cell>
          <table:table-cell office:value-type="float" office:value="0.47820013119004801" table:style-name="ce1">
            <text:p>0,478200131</text:p>
          </table:table-cell>
          <table:table-cell office:value-type="float" office:value="-1.30249004279295" table:style-name="ce1">
            <text:p>-1,302490043</text:p>
          </table:table-cell>
          <table:table-cell office:value-type="float" office:value="0.24620024029728599" table:style-name="ce1">
            <text:p>0,24620024</text:p>
          </table:table-cell>
          <table:table-cell table:number-columns-repeated="16379"/>
        </table:table-row>
        <table:table-row table:style-name="ro1">
          <table:table-cell office:value-type="float" office:value="139.5" table:style-name="ce1">
            <text:p>139,5</text:p>
          </table:table-cell>
          <table:table-cell office:value-type="float" office:value="5.15070255075831" table:style-name="ce1">
            <text:p>5,150702551</text:p>
          </table:table-cell>
          <table:table-cell office:value-type="float" office:value="0.484240071299196" table:style-name="ce1">
            <text:p>0,484240071</text:p>
          </table:table-cell>
          <table:table-cell office:value-type="float" office:value="-1.27189091766906" table:style-name="ce1">
            <text:p>-1,271890918</text:p>
          </table:table-cell>
          <table:table-cell office:value-type="float" office:value="0.25437289504183902" table:style-name="ce1">
            <text:p>0,254372895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5.2839940589848702" table:style-name="ce1">
            <text:p>5,283994059</text:p>
          </table:table-cell>
          <table:table-cell office:value-type="float" office:value="0.47397364810656101" table:style-name="ce1">
            <text:p>0,473973648</text:p>
          </table:table-cell>
          <table:table-cell office:value-type="float" office:value="-1.3251626091617299" table:style-name="ce1">
            <text:p>-1,325162609</text:p>
          </table:table-cell>
          <table:table-cell office:value-type="float" office:value="0.24219583416095" table:style-name="ce1">
            <text:p>0,242195834</text:p>
          </table:table-cell>
          <table:table-cell table:number-columns-repeated="16379"/>
        </table:table-row>
        <table:table-row table:style-name="ro1">
          <table:table-cell office:value-type="float" office:value="140.5" table:style-name="ce1">
            <text:p>140,5</text:p>
          </table:table-cell>
          <table:table-cell office:value-type="float" office:value="5.2202232623147902" table:style-name="ce1">
            <text:p>5,220223262</text:p>
          </table:table-cell>
          <table:table-cell office:value-type="float" office:value="0.48030967854812301" table:style-name="ce1">
            <text:p>0,480309679</text:p>
          </table:table-cell>
          <table:table-cell office:value-type="float" office:value="-1.2989281055423001" table:style-name="ce1">
            <text:p>-1,298928106</text:p>
          </table:table-cell>
          <table:table-cell office:value-type="float" office:value="0.247527557025193" table:style-name="ce1">
            <text:p>0,247527557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.2856323055088996" table:style-name="ce1">
            <text:p>5,285632306</text:p>
          </table:table-cell>
          <table:table-cell office:value-type="float" office:value="0.47449015442153702" table:style-name="ce1">
            <text:p>0,474490154</text:p>
          </table:table-cell>
          <table:table-cell office:value-type="float" office:value="-1.32049066403481" table:style-name="ce1">
            <text:p>-1,320490664</text:p>
          </table:table-cell>
          <table:table-cell office:value-type="float" office:value="0.23918693965322499" table:style-name="ce1">
            <text:p>0,23918694</text:p>
          </table:table-cell>
          <table:table-cell table:number-columns-repeated="16379"/>
        </table:table-row>
        <table:table-row table:style-name="ro1">
          <table:table-cell office:value-type="float" office:value="141.5" table:style-name="ce1">
            <text:p>141,5</text:p>
          </table:table-cell>
          <table:table-cell office:value-type="float" office:value="5.3331437369532102" table:style-name="ce1">
            <text:p>5,333143737</text:p>
          </table:table-cell>
          <table:table-cell office:value-type="float" office:value="0.46956374701646297" table:style-name="ce1">
            <text:p>0,469563747</text:p>
          </table:table-cell>
          <table:table-cell office:value-type="float" office:value="-1.3485749550959301" table:style-name="ce1">
            <text:p>-1,348574955</text:p>
          </table:table-cell>
          <table:table-cell office:value-type="float" office:value="0.22844585222060901" table:style-name="ce1">
            <text:p>0,228445852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.2151157578886904" table:style-name="ce1">
            <text:p>5,215115758</text:p>
          </table:table-cell>
          <table:table-cell office:value-type="float" office:value="0.47959105911676098" table:style-name="ce1">
            <text:p>0,479591059</text:p>
          </table:table-cell>
          <table:table-cell office:value-type="float" office:value="-1.30463928368755" table:style-name="ce1">
            <text:p>-1,304639284</text:p>
          </table:table-cell>
          <table:table-cell office:value-type="float" office:value="0.24999849198364299" table:style-name="ce1">
            <text:p>0,249998492</text:p>
          </table:table-cell>
          <table:table-cell table:number-columns-repeated="16379"/>
        </table:table-row>
        <table:table-row table:style-name="ro1">
          <table:table-cell office:value-type="float" office:value="142.5" table:style-name="ce1">
            <text:p>142,5</text:p>
          </table:table-cell>
          <table:table-cell office:value-type="float" office:value="5.2792050470072702" table:style-name="ce1">
            <text:p>5,279205047</text:p>
          </table:table-cell>
          <table:table-cell office:value-type="float" office:value="0.47382031010216102" table:style-name="ce1">
            <text:p>0,47382031</text:p>
          </table:table-cell>
          <table:table-cell office:value-type="float" office:value="-1.3217144161694201" table:style-name="ce1">
            <text:p>-1,321714416</text:p>
          </table:table-cell>
          <table:table-cell office:value-type="float" office:value="0.23857156473004501" table:style-name="ce1">
            <text:p>0,238571565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5.2649742260701702" table:style-name="ce1">
            <text:p>5,264974226</text:p>
          </table:table-cell>
          <table:table-cell office:value-type="float" office:value="0.47475116014600499" table:style-name="ce1">
            <text:p>0,47475116</text:p>
          </table:table-cell>
          <table:table-cell office:value-type="float" office:value="-1.31832000962058" table:style-name="ce1">
            <text:p>-1,31832001</text:p>
          </table:table-cell>
          <table:table-cell office:value-type="float" office:value="0.238586595719355" table:style-name="ce1">
            <text:p>0,238586596</text:p>
          </table:table-cell>
          <table:table-cell table:number-columns-repeated="16379"/>
        </table:table-row>
        <table:table-row table:style-name="ro1">
          <table:table-cell office:value-type="float" office:value="143.5" table:style-name="ce1">
            <text:p>143,5</text:p>
          </table:table-cell>
          <table:table-cell office:value-type="float" office:value="5.3007063215005097" table:style-name="ce1">
            <text:p>5,300706322</text:p>
          </table:table-cell>
          <table:table-cell office:value-type="float" office:value="0.47249240132661002" table:style-name="ce1">
            <text:p>0,472492401</text:p>
          </table:table-cell>
          <table:table-cell office:value-type="float" office:value="-1.3266387382104401" table:style-name="ce1">
            <text:p>-1,326638738</text:p>
          </table:table-cell>
          <table:table-cell office:value-type="float" office:value="0.237384579264484" table:style-name="ce1">
            <text:p>0,237384579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5.1937736012954501" table:style-name="ce1">
            <text:p>5,193773601</text:p>
          </table:table-cell>
          <table:table-cell office:value-type="float" office:value="0.48177004314865601" table:style-name="ce1">
            <text:p>0,481770043</text:p>
          </table:table-cell>
          <table:table-cell office:value-type="float" office:value="-1.30068034606697" table:style-name="ce1">
            <text:p>-1,300680346</text:p>
          </table:table-cell>
          <table:table-cell office:value-type="float" office:value="0.24210560480951299" table:style-name="ce1">
            <text:p>0,242105605</text:p>
          </table:table-cell>
          <table:table-cell table:number-columns-repeated="16379"/>
        </table:table-row>
        <table:table-row table:style-name="ro1">
          <table:table-cell office:value-type="float" office:value="144.5" table:style-name="ce1">
            <text:p>144,5</text:p>
          </table:table-cell>
          <table:table-cell office:value-type="float" office:value="5.3472788702586298" table:style-name="ce1">
            <text:p>5,34727887</text:p>
          </table:table-cell>
          <table:table-cell office:value-type="float" office:value="0.468960927261387" table:style-name="ce1">
            <text:p>0,468960927</text:p>
          </table:table-cell>
          <table:table-cell office:value-type="float" office:value="-1.34798318922758" table:style-name="ce1">
            <text:p>-1,347983189</text:p>
          </table:table-cell>
          <table:table-cell office:value-type="float" office:value="0.22865807358427701" table:style-name="ce1">
            <text:p>0,228658074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.2838790243018403" table:style-name="ce1">
            <text:p>5,283879024</text:p>
          </table:table-cell>
          <table:table-cell office:value-type="float" office:value="0.474875951402152" table:style-name="ce1">
            <text:p>0,474875951</text:p>
          </table:table-cell>
          <table:table-cell office:value-type="float" office:value="-1.32471109187836" table:style-name="ce1">
            <text:p>-1,324711092</text:p>
          </table:table-cell>
          <table:table-cell office:value-type="float" office:value="0.23661651588274901" table:style-name="ce1">
            <text:p>0,236616516</text:p>
          </table:table-cell>
          <table:table-cell table:number-columns-repeated="16379"/>
        </table:table-row>
        <table:table-row table:style-name="ro1">
          <table:table-cell office:value-type="float" office:value="145.5" table:style-name="ce1">
            <text:p>145,5</text:p>
          </table:table-cell>
          <table:table-cell office:value-type="float" office:value="5.2432502103483403" table:style-name="ce1">
            <text:p>5,24325021</text:p>
          </table:table-cell>
          <table:table-cell office:value-type="float" office:value="0.477531229485331" table:style-name="ce1">
            <text:p>0,477531229</text:p>
          </table:table-cell>
          <table:table-cell office:value-type="float" office:value="-1.3085930112277" table:style-name="ce1">
            <text:p>-1,308593011</text:p>
          </table:table-cell>
          <table:table-cell office:value-type="float" office:value="0.240938604060176" table:style-name="ce1">
            <text:p>0,240938604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5.2593345001175704" table:style-name="ce1">
            <text:p>5,2593345</text:p>
          </table:table-cell>
          <table:table-cell office:value-type="float" office:value="0.47541424717695002" table:style-name="ce1">
            <text:p>0,475414247</text:p>
          </table:table-cell>
          <table:table-cell office:value-type="float" office:value="-1.3291432972833399" table:style-name="ce1">
            <text:p>-1,329143297</text:p>
          </table:table-cell>
          <table:table-cell office:value-type="float" office:value="0.23633018256277599" table:style-name="ce1">
            <text:p>0,236330183</text:p>
          </table:table-cell>
          <table:table-cell table:number-columns-repeated="16379"/>
        </table:table-row>
        <table:table-row table:style-name="ro1">
          <table:table-cell office:value-type="float" office:value="146.5" table:style-name="ce1">
            <text:p>146,5</text:p>
          </table:table-cell>
          <table:table-cell office:value-type="float" office:value="5.2751879580405099" table:style-name="ce1">
            <text:p>5,275187958</text:p>
          </table:table-cell>
          <table:table-cell office:value-type="float" office:value="0.474039086897517" table:style-name="ce1">
            <text:p>0,474039087</text:p>
          </table:table-cell>
          <table:table-cell office:value-type="float" office:value="-1.32808692294199" table:style-name="ce1">
            <text:p>-1,328086923</text:p>
          </table:table-cell>
          <table:table-cell office:value-type="float" office:value="0.23789509482410101" table:style-name="ce1">
            <text:p>0,237895095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.3662953981440502" table:style-name="ce1">
            <text:p>5,366295398</text:p>
          </table:table-cell>
          <table:table-cell office:value-type="float" office:value="0.46923896157754502" table:style-name="ce1">
            <text:p>0,469238962</text:p>
          </table:table-cell>
          <table:table-cell office:value-type="float" office:value="-1.3449563144510499" table:style-name="ce1">
            <text:p>-1,344956314</text:p>
          </table:table-cell>
          <table:table-cell office:value-type="float" office:value="0.230916765065555" table:style-name="ce1">
            <text:p>0,230916765</text:p>
          </table:table-cell>
          <table:table-cell table:number-columns-repeated="16379"/>
        </table:table-row>
        <table:table-row table:style-name="ro1">
          <table:table-cell office:value-type="float" office:value="147.5" table:style-name="ce1">
            <text:p>147,5</text:p>
          </table:table-cell>
          <table:table-cell office:value-type="float" office:value="5.3014183770179599" table:style-name="ce1">
            <text:p>5,301418377</text:p>
          </table:table-cell>
          <table:table-cell office:value-type="float" office:value="0.47237054634356601" table:style-name="ce1">
            <text:p>0,472370546</text:p>
          </table:table-cell>
          <table:table-cell office:value-type="float" office:value="-1.34195135083399" table:style-name="ce1">
            <text:p>-1,341951351</text:p>
          </table:table-cell>
          <table:table-cell office:value-type="float" office:value="0.234979884785496" table:style-name="ce1">
            <text:p>0,234979885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5.30425643710669" table:style-name="ce1">
            <text:p>5,304256437</text:p>
          </table:table-cell>
          <table:table-cell office:value-type="float" office:value="0.47105798801856602" table:style-name="ce1">
            <text:p>0,471057988</text:p>
          </table:table-cell>
          <table:table-cell office:value-type="float" office:value="-1.34552516825423" table:style-name="ce1">
            <text:p>-1,345525168</text:p>
          </table:table-cell>
          <table:table-cell office:value-type="float" office:value="0.23318212186840101" table:style-name="ce1">
            <text:p>0,233182122</text:p>
          </table:table-cell>
          <table:table-cell table:number-columns-repeated="16379"/>
        </table:table-row>
        <table:table-row table:style-name="ro1">
          <table:table-cell office:value-type="float" office:value="148.5" table:style-name="ce1">
            <text:p>148,5</text:p>
          </table:table-cell>
          <table:table-cell office:value-type="float" office:value="5.3166738390908099" table:style-name="ce1">
            <text:p>5,316673839</text:p>
          </table:table-cell>
          <table:table-cell office:value-type="float" office:value="0.470820286713589" table:style-name="ce1">
            <text:p>0,470820287</text:p>
          </table:table-cell>
          <table:table-cell office:value-type="float" office:value="-1.3364704916824599" table:style-name="ce1">
            <text:p>-1,336470492</text:p>
          </table:table-cell>
          <table:table-cell office:value-type="float" office:value="0.23446321426980701" table:style-name="ce1">
            <text:p>0,234463214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.3548569275915803" table:style-name="ce1">
            <text:p>5,354856928</text:p>
          </table:table-cell>
          <table:table-cell office:value-type="float" office:value="0.46822697354151999" table:style-name="ce1">
            <text:p>0,468226974</text:p>
          </table:table-cell>
          <table:table-cell office:value-type="float" office:value="-1.3608828399406301" table:style-name="ce1">
            <text:p>-1,36088284</text:p>
          </table:table-cell>
          <table:table-cell office:value-type="float" office:value="0.224727918246104" table:style-name="ce1">
            <text:p>0,224727918</text:p>
          </table:table-cell>
          <table:table-cell table:number-columns-repeated="16379"/>
        </table:table-row>
        <table:table-row table:style-name="ro1">
          <table:table-cell office:value-type="float" office:value="149.5" table:style-name="ce1">
            <text:p>149,5</text:p>
          </table:table-cell>
          <table:table-cell office:value-type="float" office:value="5.3715948673982501" table:style-name="ce1">
            <text:p>5,371594867</text:p>
          </table:table-cell>
          <table:table-cell office:value-type="float" office:value="0.46710387530763797" table:style-name="ce1">
            <text:p>0,467103875</text:p>
          </table:table-cell>
          <table:table-cell office:value-type="float" office:value="-1.3613761730185401" table:style-name="ce1">
            <text:p>-1,361376173</text:p>
          </table:table-cell>
          <table:table-cell office:value-type="float" office:value="0.218831181874106" table:style-name="ce1">
            <text:p>0,218831182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.3472333478280003" table:style-name="ce1">
            <text:p>5,347233348</text:p>
          </table:table-cell>
          <table:table-cell office:value-type="float" office:value="0.46810208853233998" table:style-name="ce1">
            <text:p>0,468102089</text:p>
          </table:table-cell>
          <table:table-cell office:value-type="float" office:value="-1.3654330734743501" table:style-name="ce1">
            <text:p>-1,365433073</text:p>
          </table:table-cell>
          <table:table-cell office:value-type="float" office:value="0.227862342103374" table:style-name="ce1">
            <text:p>0,227862342</text:p>
          </table:table-cell>
          <table:table-cell table:number-columns-repeated="16379"/>
        </table:table-row>
        <table:table-row table:style-name="ro1">
          <table:table-cell office:value-type="float" office:value="150.5" table:style-name="ce1">
            <text:p>150,5</text:p>
          </table:table-cell>
          <table:table-cell office:value-type="float" office:value="5.2514473755256601" table:style-name="ce1">
            <text:p>5,251447376</text:p>
          </table:table-cell>
          <table:table-cell office:value-type="float" office:value="0.47481290148612698" table:style-name="ce1">
            <text:p>0,474812901</text:p>
          </table:table-cell>
          <table:table-cell office:value-type="float" office:value="-1.33228271406276" table:style-name="ce1">
            <text:p>-1,332282714</text:p>
          </table:table-cell>
          <table:table-cell office:value-type="float" office:value="0.235963068675419" table:style-name="ce1">
            <text:p>0,235963069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.3360844306931599" table:style-name="ce1">
            <text:p>5,336084431</text:p>
          </table:table-cell>
          <table:table-cell office:value-type="float" office:value="0.46767377518965098" table:style-name="ce1">
            <text:p>0,467673775</text:p>
          </table:table-cell>
          <table:table-cell office:value-type="float" office:value="-1.3648911329414399" table:style-name="ce1">
            <text:p>-1,364891133</text:p>
          </table:table-cell>
          <table:table-cell office:value-type="float" office:value="0.224528881122218" table:style-name="ce1">
            <text:p>0,224528881</text:p>
          </table:table-cell>
          <table:table-cell table:number-columns-repeated="16379"/>
        </table:table-row>
        <table:table-row table:style-name="ro1">
          <table:table-cell office:value-type="float" office:value="151.5" table:style-name="ce1">
            <text:p>151,5</text:p>
          </table:table-cell>
          <table:table-cell office:value-type="float" office:value="5.3899383622193699" table:style-name="ce1">
            <text:p>5,389938362</text:p>
          </table:table-cell>
          <table:table-cell office:value-type="float" office:value="0.46624213022855898" table:style-name="ce1">
            <text:p>0,46624213</text:p>
          </table:table-cell>
          <table:table-cell office:value-type="float" office:value="-1.3667929476949301" table:style-name="ce1">
            <text:p>-1,366792948</text:p>
          </table:table-cell>
          <table:table-cell office:value-type="float" office:value="0.22126482232637701" table:style-name="ce1">
            <text:p>0,221264822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.2909915611675897" table:style-name="ce1">
            <text:p>5,290991561</text:p>
          </table:table-cell>
          <table:table-cell office:value-type="float" office:value="0.47136052107546" table:style-name="ce1">
            <text:p>0,471360521</text:p>
          </table:table-cell>
          <table:table-cell office:value-type="float" office:value="-1.3459099091197699" table:style-name="ce1">
            <text:p>-1,345909909</text:p>
          </table:table-cell>
          <table:table-cell office:value-type="float" office:value="0.23345390865276799" table:style-name="ce1">
            <text:p>0,233453909</text:p>
          </table:table-cell>
          <table:table-cell table:number-columns-repeated="16379"/>
        </table:table-row>
        <table:table-row table:style-name="ro1">
          <table:table-cell office:value-type="float" office:value="152.5" table:style-name="ce1">
            <text:p>152,5</text:p>
          </table:table-cell>
          <table:table-cell office:value-type="float" office:value="5.27506154096438" table:style-name="ce1">
            <text:p>5,275061541</text:p>
          </table:table-cell>
          <table:table-cell office:value-type="float" office:value="0.473857567450157" table:style-name="ce1">
            <text:p>0,473857567</text:p>
          </table:table-cell>
          <table:table-cell office:value-type="float" office:value="-1.3339559396190199" table:style-name="ce1">
            <text:p>-1,33395594</text:p>
          </table:table-cell>
          <table:table-cell office:value-type="float" office:value="0.235284423761106" table:style-name="ce1">
            <text:p>0,235284424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.3432386502611404" table:style-name="ce1">
            <text:p>5,34323865</text:p>
          </table:table-cell>
          <table:table-cell office:value-type="float" office:value="0.46986018968368698" table:style-name="ce1">
            <text:p>0,46986019</text:p>
          </table:table-cell>
          <table:table-cell office:value-type="float" office:value="-1.3566905913157401" table:style-name="ce1">
            <text:p>-1,356690591</text:p>
          </table:table-cell>
          <table:table-cell office:value-type="float" office:value="0.22632098827146099" table:style-name="ce1">
            <text:p>0,226320988</text:p>
          </table:table-cell>
          <table:table-cell table:number-columns-repeated="16379"/>
        </table:table-row>
        <table:table-row table:style-name="ro1">
          <table:table-cell office:value-type="float" office:value="153.5" table:style-name="ce1">
            <text:p>153,5</text:p>
          </table:table-cell>
          <table:table-cell office:value-type="float" office:value="5.3007212155219001" table:style-name="ce1">
            <text:p>5,300721216</text:p>
          </table:table-cell>
          <table:table-cell office:value-type="float" office:value="0.47040925189826099" table:style-name="ce1">
            <text:p>0,470409252</text:p>
          </table:table-cell>
          <table:table-cell office:value-type="float" office:value="-1.34974408596982" table:style-name="ce1">
            <text:p>-1,349744086</text:p>
          </table:table-cell>
          <table:table-cell office:value-type="float" office:value="0.23105212734102101" table:style-name="ce1">
            <text:p>0,231052127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5.3532668648732402" table:style-name="ce1">
            <text:p>5,353266865</text:p>
          </table:table-cell>
          <table:table-cell office:value-type="float" office:value="0.46832248230981" table:style-name="ce1">
            <text:p>0,468322482</text:p>
          </table:table-cell>
          <table:table-cell office:value-type="float" office:value="-1.37123290634966" table:style-name="ce1">
            <text:p>-1,371232906</text:p>
          </table:table-cell>
          <table:table-cell office:value-type="float" office:value="0.22022937044128199" table:style-name="ce1">
            <text:p>0,22022937</text:p>
          </table:table-cell>
          <table:table-cell table:number-columns-repeated="16379"/>
        </table:table-row>
        <table:table-row table:style-name="ro1">
          <table:table-cell office:value-type="float" office:value="154.5" table:style-name="ce1">
            <text:p>154,5</text:p>
          </table:table-cell>
          <table:table-cell office:value-type="float" office:value="5.3237522381265601" table:style-name="ce1">
            <text:p>5,323752238</text:p>
          </table:table-cell>
          <table:table-cell office:value-type="float" office:value="0.46952395148469001" table:style-name="ce1">
            <text:p>0,469523951</text:p>
          </table:table-cell>
          <table:table-cell office:value-type="float" office:value="-1.36358711781228" table:style-name="ce1">
            <text:p>-1,363587118</text:p>
          </table:table-cell>
          <table:table-cell office:value-type="float" office:value="0.22902540144896599" table:style-name="ce1">
            <text:p>0,229025401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5.3254612710932703" table:style-name="ce1">
            <text:p>5,325461271</text:p>
          </table:table-cell>
          <table:table-cell office:value-type="float" office:value="0.47030798118540901" table:style-name="ce1">
            <text:p>0,470307981</text:p>
          </table:table-cell>
          <table:table-cell office:value-type="float" office:value="-1.3470156237228901" table:style-name="ce1">
            <text:p>-1,347015624</text:p>
          </table:table-cell>
          <table:table-cell office:value-type="float" office:value="0.23285542405627199" table:style-name="ce1">
            <text:p>0,232855424</text:p>
          </table:table-cell>
          <table:table-cell table:number-columns-repeated="16379"/>
        </table:table-row>
        <table:table-row table:style-name="ro1">
          <table:table-cell office:value-type="float" office:value="155.5" table:style-name="ce1">
            <text:p>155,5</text:p>
          </table:table-cell>
          <table:table-cell office:value-type="float" office:value="5.2822107083971899" table:style-name="ce1">
            <text:p>5,282210708</text:p>
          </table:table-cell>
          <table:table-cell office:value-type="float" office:value="0.47258270411694298" table:style-name="ce1">
            <text:p>0,472582704</text:p>
          </table:table-cell>
          <table:table-cell office:value-type="float" office:value="-1.3362671332601299" table:style-name="ce1">
            <text:p>-1,336267133</text:p>
          </table:table-cell>
          <table:table-cell office:value-type="float" office:value="0.23309420835881001" table:style-name="ce1">
            <text:p>0,233094208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.39379328047914" table:style-name="ce1">
            <text:p>5,39379328</text:p>
          </table:table-cell>
          <table:table-cell office:value-type="float" office:value="0.46392579173756299" table:style-name="ce1">
            <text:p>0,463925792</text:p>
          </table:table-cell>
          <table:table-cell office:value-type="float" office:value="-1.3890218721552099" table:style-name="ce1">
            <text:p>-1,389021872</text:p>
          </table:table-cell>
          <table:table-cell office:value-type="float" office:value="0.21577965945121" table:style-name="ce1">
            <text:p>0,215779659</text:p>
          </table:table-cell>
          <table:table-cell table:number-columns-repeated="16379"/>
        </table:table-row>
        <table:table-row table:style-name="ro1">
          <table:table-cell office:value-type="float" office:value="156.5" table:style-name="ce1">
            <text:p>156,5</text:p>
          </table:table-cell>
          <table:table-cell office:value-type="float" office:value="5.37778503821536" table:style-name="ce1">
            <text:p>5,377785038</text:p>
          </table:table-cell>
          <table:table-cell office:value-type="float" office:value="0.46675423898024498" table:style-name="ce1">
            <text:p>0,466754239</text:p>
          </table:table-cell>
          <table:table-cell office:value-type="float" office:value="-1.3634699503654599" table:style-name="ce1">
            <text:p>-1,36346995</text:p>
          </table:table-cell>
          <table:table-cell office:value-type="float" office:value="0.22689370582797999" table:style-name="ce1">
            <text:p>0,226893706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.35941654509661" table:style-name="ce1">
            <text:p>5,359416545</text:p>
          </table:table-cell>
          <table:table-cell office:value-type="float" office:value="0.46632853411849301" table:style-name="ce1">
            <text:p>0,466328534</text:p>
          </table:table-cell>
          <table:table-cell office:value-type="float" office:value="-1.3589141087510099" table:style-name="ce1">
            <text:p>-1,358914109</text:p>
          </table:table-cell>
          <table:table-cell office:value-type="float" office:value="0.23017854930846701" table:style-name="ce1">
            <text:p>0,230178549</text:p>
          </table:table-cell>
          <table:table-cell table:number-columns-repeated="16379"/>
        </table:table-row>
        <table:table-row table:style-name="ro1">
          <table:table-cell office:value-type="float" office:value="157.5" table:style-name="ce1">
            <text:p>157,5</text:p>
          </table:table-cell>
          <table:table-cell office:value-type="float" office:value="5.3697319598636701" table:style-name="ce1">
            <text:p>5,36973196</text:p>
          </table:table-cell>
          <table:table-cell office:value-type="float" office:value="0.46533816968116398" table:style-name="ce1">
            <text:p>0,46533817</text:p>
          </table:table-cell>
          <table:table-cell office:value-type="float" office:value="-1.3767787729875101" table:style-name="ce1">
            <text:p>-1,376778773</text:p>
          </table:table-cell>
          <table:table-cell office:value-type="float" office:value="0.219691664224168" table:style-name="ce1">
            <text:p>0,219691664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.3879814183315897" table:style-name="ce1">
            <text:p>5,387981418</text:p>
          </table:table-cell>
          <table:table-cell office:value-type="float" office:value="0.46461000329838698" table:style-name="ce1">
            <text:p>0,464610003</text:p>
          </table:table-cell>
          <table:table-cell office:value-type="float" office:value="-1.3914390116512401" table:style-name="ce1">
            <text:p>-1,391439012</text:p>
          </table:table-cell>
          <table:table-cell office:value-type="float" office:value="0.216064381137239" table:style-name="ce1">
            <text:p>0,216064381</text:p>
          </table:table-cell>
          <table:table-cell table:number-columns-repeated="16379"/>
        </table:table-row>
        <table:table-row table:style-name="ro1">
          <table:table-cell office:value-type="float" office:value="158.5" table:style-name="ce1">
            <text:p>158,5</text:p>
          </table:table-cell>
          <table:table-cell office:value-type="float" office:value="5.3507662633469897" table:style-name="ce1">
            <text:p>5,350766263</text:p>
          </table:table-cell>
          <table:table-cell office:value-type="float" office:value="0.46631042641126202" table:style-name="ce1">
            <text:p>0,466310426</text:p>
          </table:table-cell>
          <table:table-cell office:value-type="float" office:value="-1.37058224019176" table:style-name="ce1">
            <text:p>-1,37058224</text:p>
          </table:table-cell>
          <table:table-cell office:value-type="float" office:value="0.22241007668132201" table:style-name="ce1">
            <text:p>0,222410077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.3495059134456904" table:style-name="ce1">
            <text:p>5,349505913</text:p>
          </table:table-cell>
          <table:table-cell office:value-type="float" office:value="0.46733370211367897" table:style-name="ce1">
            <text:p>0,467333702</text:p>
          </table:table-cell>
          <table:table-cell office:value-type="float" office:value="-1.37213056566368" table:style-name="ce1">
            <text:p>-1,372130566</text:p>
          </table:table-cell>
          <table:table-cell office:value-type="float" office:value="0.21987638186525801" table:style-name="ce1">
            <text:p>0,219876382</text:p>
          </table:table-cell>
          <table:table-cell table:number-columns-repeated="16379"/>
        </table:table-row>
        <table:table-row table:style-name="ro1">
          <table:table-cell office:value-type="float" office:value="159.5" table:style-name="ce1">
            <text:p>159,5</text:p>
          </table:table-cell>
          <table:table-cell office:value-type="float" office:value="5.3243078498876297" table:style-name="ce1">
            <text:p>5,32430785</text:p>
          </table:table-cell>
          <table:table-cell office:value-type="float" office:value="0.46830078222737898" table:style-name="ce1">
            <text:p>0,468300782</text:p>
          </table:table-cell>
          <table:table-cell office:value-type="float" office:value="-1.3707108831541801" table:style-name="ce1">
            <text:p>-1,370710883</text:p>
          </table:table-cell>
          <table:table-cell office:value-type="float" office:value="0.223064417683486" table:style-name="ce1">
            <text:p>0,223064418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.28475384208277" table:style-name="ce1">
            <text:p>5,284753842</text:p>
          </table:table-cell>
          <table:table-cell office:value-type="float" office:value="0.46993872784553797" table:style-name="ce1">
            <text:p>0,469938728</text:p>
          </table:table-cell>
          <table:table-cell office:value-type="float" office:value="-1.3568710081944799" table:style-name="ce1">
            <text:p>-1,356871008</text:p>
          </table:table-cell>
          <table:table-cell office:value-type="float" office:value="0.23032711021052699" table:style-name="ce1">
            <text:p>0,23032711</text:p>
          </table:table-cell>
          <table:table-cell table:number-columns-repeated="16379"/>
        </table:table-row>
        <table:table-row table:style-name="ro1">
          <table:table-cell office:value-type="float" office:value="160.5" table:style-name="ce1">
            <text:p>160,5</text:p>
          </table:table-cell>
          <table:table-cell office:value-type="float" office:value="5.2887548031742604" table:style-name="ce1">
            <text:p>5,288754803</text:p>
          </table:table-cell>
          <table:table-cell office:value-type="float" office:value="0.470555802726978" table:style-name="ce1">
            <text:p>0,470555803</text:p>
          </table:table-cell>
          <table:table-cell office:value-type="float" office:value="-1.3570626732185" table:style-name="ce1">
            <text:p>-1,357062673</text:p>
          </table:table-cell>
          <table:table-cell office:value-type="float" office:value="0.22886292577492201" table:style-name="ce1">
            <text:p>0,228862926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5.3788484257155504" table:style-name="ce1">
            <text:p>5,378848426</text:p>
          </table:table-cell>
          <table:table-cell office:value-type="float" office:value="0.46564857998299503" table:style-name="ce1">
            <text:p>0,46564858</text:p>
          </table:table-cell>
          <table:table-cell office:value-type="float" office:value="-1.3743979497520999" table:style-name="ce1">
            <text:p>-1,37439795</text:p>
          </table:table-cell>
          <table:table-cell office:value-type="float" office:value="0.220300222781945" table:style-name="ce1">
            <text:p>0,220300223</text:p>
          </table:table-cell>
          <table:table-cell table:number-columns-repeated="16379"/>
        </table:table-row>
        <table:table-row table:style-name="ro1">
          <table:table-cell office:value-type="float" office:value="161.5" table:style-name="ce1">
            <text:p>161,5</text:p>
          </table:table-cell>
          <table:table-cell office:value-type="float" office:value="5.3740822263155303" table:style-name="ce1">
            <text:p>5,374082226</text:p>
          </table:table-cell>
          <table:table-cell office:value-type="float" office:value="0.465358519965684" table:style-name="ce1">
            <text:p>0,46535852</text:p>
          </table:table-cell>
          <table:table-cell office:value-type="float" office:value="-1.3870204352789099" table:style-name="ce1">
            <text:p>-1,387020435</text:p>
          </table:table-cell>
          <table:table-cell office:value-type="float" office:value="0.21691286166312199" table:style-name="ce1">
            <text:p>0,216912862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5.3091261346418301" table:style-name="ce1">
            <text:p>5,309126135</text:p>
          </table:table-cell>
          <table:table-cell office:value-type="float" office:value="0.46931933426194" table:style-name="ce1">
            <text:p>0,469319334</text:p>
          </table:table-cell>
          <table:table-cell office:value-type="float" office:value="-1.3704197029293601" table:style-name="ce1">
            <text:p>-1,370419703</text:p>
          </table:table-cell>
          <table:table-cell office:value-type="float" office:value="0.22302421609961301" table:style-name="ce1">
            <text:p>0,223024216</text:p>
          </table:table-cell>
          <table:table-cell table:number-columns-repeated="16379"/>
        </table:table-row>
        <table:table-row table:style-name="ro1">
          <table:table-cell office:value-type="float" office:value="162.5" table:style-name="ce1">
            <text:p>162,5</text:p>
          </table:table-cell>
          <table:table-cell office:value-type="float" office:value="5.3314515938442701" table:style-name="ce1">
            <text:p>5,331451594</text:p>
          </table:table-cell>
          <table:table-cell office:value-type="float" office:value="0.46821832320857998" table:style-name="ce1">
            <text:p>0,468218323</text:p>
          </table:table-cell>
          <table:table-cell office:value-type="float" office:value="-1.38604951788034" table:style-name="ce1">
            <text:p>-1,386049518</text:p>
          </table:table-cell>
          <table:table-cell office:value-type="float" office:value="0.21966061254156899" table:style-name="ce1">
            <text:p>0,219660613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5.3173714060463899" table:style-name="ce1">
            <text:p>5,317371406</text:p>
          </table:table-cell>
          <table:table-cell office:value-type="float" office:value="0.46817979632004902" table:style-name="ce1">
            <text:p>0,468179796</text:p>
          </table:table-cell>
          <table:table-cell office:value-type="float" office:value="-1.3686412554703999" table:style-name="ce1">
            <text:p>-1,368641255</text:p>
          </table:table-cell>
          <table:table-cell office:value-type="float" office:value="0.223634827236395" table:style-name="ce1">
            <text:p>0,223634827</text:p>
          </table:table-cell>
          <table:table-cell table:number-columns-repeated="16379"/>
        </table:table-row>
        <table:table-row table:style-name="ro1">
          <table:table-cell office:value-type="float" office:value="163.5" table:style-name="ce1">
            <text:p>163,5</text:p>
          </table:table-cell>
          <table:table-cell office:value-type="float" office:value="5.3421601418621796" table:style-name="ce1">
            <text:p>5,342160142</text:p>
          </table:table-cell>
          <table:table-cell office:value-type="float" office:value="0.46721325476556402" table:style-name="ce1">
            <text:p>0,467213255</text:p>
          </table:table-cell>
          <table:table-cell office:value-type="float" office:value="-1.3868516319645701" table:style-name="ce1">
            <text:p>-1,386851632</text:p>
          </table:table-cell>
          <table:table-cell office:value-type="float" office:value="0.21762387226786001" table:style-name="ce1">
            <text:p>0,217623872</text:p>
          </table:table-cell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5.3365723684452497" table:style-name="ce1">
            <text:p>5,336572368</text:p>
          </table:table-cell>
          <table:table-cell office:value-type="float" office:value="0.467044416010651" table:style-name="ce1">
            <text:p>0,467044416</text:p>
          </table:table-cell>
          <table:table-cell office:value-type="float" office:value="-1.37402655447542" table:style-name="ce1">
            <text:p>-1,374026554</text:p>
          </table:table-cell>
          <table:table-cell office:value-type="float" office:value="0.22143841259118199" table:style-name="ce1">
            <text:p>0,221438413</text:p>
          </table:table-cell>
          <table:table-cell table:number-columns-repeated="16379"/>
        </table:table-row>
        <table:table-row table:style-name="ro1">
          <table:table-cell office:value-type="float" office:value="164.5" table:style-name="ce1">
            <text:p>164,5</text:p>
          </table:table-cell>
          <table:table-cell office:value-type="float" office:value="5.3082299872218401" table:style-name="ce1">
            <text:p>5,308229987</text:p>
          </table:table-cell>
          <table:table-cell office:value-type="float" office:value="0.469050283827112" table:style-name="ce1">
            <text:p>0,469050284</text:p>
          </table:table-cell>
          <table:table-cell office:value-type="float" office:value="-1.38329111135522" table:style-name="ce1">
            <text:p>-1,383291111</text:p>
          </table:table-cell>
          <table:table-cell office:value-type="float" office:value="0.218504569814788" table:style-name="ce1">
            <text:p>0,21850457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5.3066864946895898" table:style-name="ce1">
            <text:p>5,306686495</text:p>
          </table:table-cell>
          <table:table-cell office:value-type="float" office:value="0.46964405206437498" table:style-name="ce1">
            <text:p>0,469644052</text:p>
          </table:table-cell>
          <table:table-cell office:value-type="float" office:value="-1.37049456003917" table:style-name="ce1">
            <text:p>-1,37049456</text:p>
          </table:table-cell>
          <table:table-cell office:value-type="float" office:value="0.22239793887729201" table:style-name="ce1">
            <text:p>0,222397939</text:p>
          </table:table-cell>
          <table:table-cell table:number-columns-repeated="16379"/>
        </table:table-row>
        <table:table-row table:style-name="ro1">
          <table:table-cell office:value-type="float" office:value="165.5" table:style-name="ce1">
            <text:p>165,5</text:p>
          </table:table-cell>
          <table:table-cell office:value-type="float" office:value="5.3110465869934904" table:style-name="ce1">
            <text:p>5,311046587</text:p>
          </table:table-cell>
          <table:table-cell office:value-type="float" office:value="0.46742802356671698" table:style-name="ce1">
            <text:p>0,467428024</text:p>
          </table:table-cell>
          <table:table-cell office:value-type="float" office:value="-1.3859817265736301" table:style-name="ce1">
            <text:p>-1,385981727</text:p>
          </table:table-cell>
          <table:table-cell office:value-type="float" office:value="0.22090673684131601" table:style-name="ce1">
            <text:p>0,220906737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5.2675224042580897" table:style-name="ce1">
            <text:p>5,267522404</text:p>
          </table:table-cell>
          <table:table-cell office:value-type="float" office:value="0.47106441638702301" table:style-name="ce1">
            <text:p>0,471064416</text:p>
          </table:table-cell>
          <table:table-cell office:value-type="float" office:value="-1.3693067758472801" table:style-name="ce1">
            <text:p>-1,369306776</text:p>
          </table:table-cell>
          <table:table-cell office:value-type="float" office:value="0.22570798923903501" table:style-name="ce1">
            <text:p>0,225707989</text:p>
          </table:table-cell>
          <table:table-cell table:number-columns-repeated="16379"/>
        </table:table-row>
        <table:table-row table:style-name="ro1">
          <table:table-cell office:value-type="float" office:value="166.5" table:style-name="ce1">
            <text:p>166,5</text:p>
          </table:table-cell>
          <table:table-cell office:value-type="float" office:value="5.3375594603779204" table:style-name="ce1">
            <text:p>5,33755946</text:p>
          </table:table-cell>
          <table:table-cell office:value-type="float" office:value="0.467260077417474" table:style-name="ce1">
            <text:p>0,467260077</text:p>
          </table:table-cell>
          <table:table-cell office:value-type="float" office:value="-1.3856434664408499" table:style-name="ce1">
            <text:p>-1,385643466</text:p>
          </table:table-cell>
          <table:table-cell office:value-type="float" office:value="0.217872161229689" table:style-name="ce1">
            <text:p>0,217872161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5.2743127415769298" table:style-name="ce1">
            <text:p>5,274312742</text:p>
          </table:table-cell>
          <table:table-cell office:value-type="float" office:value="0.46980499196860098" table:style-name="ce1">
            <text:p>0,469804992</text:p>
          </table:table-cell>
          <table:table-cell office:value-type="float" office:value="-1.3790503357291299" table:style-name="ce1">
            <text:p>-1,379050336</text:p>
          </table:table-cell>
          <table:table-cell office:value-type="float" office:value="0.22234000934127501" table:style-name="ce1">
            <text:p>0,222340009</text:p>
          </table:table-cell>
          <table:table-cell table:number-columns-repeated="16379"/>
        </table:table-row>
        <table:table-row table:style-name="ro1">
          <table:table-cell office:value-type="float" office:value="167.5" table:style-name="ce1">
            <text:p>167,5</text:p>
          </table:table-cell>
          <table:table-cell office:value-type="float" office:value="5.3131104970305199" table:style-name="ce1">
            <text:p>5,313110497</text:p>
          </table:table-cell>
          <table:table-cell office:value-type="float" office:value="0.46821585856702502" table:style-name="ce1">
            <text:p>0,468215859</text:p>
          </table:table-cell>
          <table:table-cell office:value-type="float" office:value="-1.3887583278218401" table:style-name="ce1">
            <text:p>-1,388758328</text:p>
          </table:table-cell>
          <table:table-cell office:value-type="float" office:value="0.220886151549192" table:style-name="ce1">
            <text:p>0,220886152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5.2800138806880801" table:style-name="ce1">
            <text:p>5,280013881</text:p>
          </table:table-cell>
          <table:table-cell office:value-type="float" office:value="0.469418483199049" table:style-name="ce1">
            <text:p>0,469418483</text:p>
          </table:table-cell>
          <table:table-cell office:value-type="float" office:value="-1.37305296747479" table:style-name="ce1">
            <text:p>-1,373052967</text:p>
          </table:table-cell>
          <table:table-cell office:value-type="float" office:value="0.22651254666156301" table:style-name="ce1">
            <text:p>0,226512547</text:p>
          </table:table-cell>
          <table:table-cell table:number-columns-repeated="16379"/>
        </table:table-row>
        <table:table-row table:style-name="ro1">
          <table:table-cell office:value-type="float" office:value="168.5" table:style-name="ce1">
            <text:p>168,5</text:p>
          </table:table-cell>
          <table:table-cell office:value-type="float" office:value="5.2596174352336797" table:style-name="ce1">
            <text:p>5,259617435</text:p>
          </table:table-cell>
          <table:table-cell office:value-type="float" office:value="0.47123179855625602" table:style-name="ce1">
            <text:p>0,471231799</text:p>
          </table:table-cell>
          <table:table-cell office:value-type="float" office:value="-1.36865314745036" table:style-name="ce1">
            <text:p>-1,368653147</text:p>
          </table:table-cell>
          <table:table-cell office:value-type="float" office:value="0.22635898079660899" table:style-name="ce1">
            <text:p>0,226358981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.2256043627363304" table:style-name="ce1">
            <text:p>5,225604363</text:p>
          </table:table-cell>
          <table:table-cell office:value-type="float" office:value="0.47033067727633698" table:style-name="ce1">
            <text:p>0,470330677</text:p>
          </table:table-cell>
          <table:table-cell office:value-type="float" office:value="-1.3747400249941599" table:style-name="ce1">
            <text:p>-1,374740025</text:p>
          </table:table-cell>
          <table:table-cell office:value-type="float" office:value="0.22522981295078301" table:style-name="ce1">
            <text:p>0,225229813</text:p>
          </table:table-cell>
          <table:table-cell table:number-columns-repeated="16379"/>
        </table:table-row>
        <table:table-row table:style-name="ro1">
          <table:table-cell office:value-type="float" office:value="169.5" table:style-name="ce1">
            <text:p>169,5</text:p>
          </table:table-cell>
          <table:table-cell office:value-type="float" office:value="5.2755435984116597" table:style-name="ce1">
            <text:p>5,275543598</text:p>
          </table:table-cell>
          <table:table-cell office:value-type="float" office:value="0.47073944587490302" table:style-name="ce1">
            <text:p>0,470739446</text:p>
          </table:table-cell>
          <table:table-cell office:value-type="float" office:value="-1.3772020299864101" table:style-name="ce1">
            <text:p>-1,37720203</text:p>
          </table:table-cell>
          <table:table-cell office:value-type="float" office:value="0.22527704791672301" table:style-name="ce1">
            <text:p>0,225277048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.23732471147959" table:style-name="ce1">
            <text:p>5,237324711</text:p>
          </table:table-cell>
          <table:table-cell office:value-type="float" office:value="0.473366707771881" table:style-name="ce1">
            <text:p>0,473366708</text:p>
          </table:table-cell>
          <table:table-cell office:value-type="float" office:value="-1.37059767258189" table:style-name="ce1">
            <text:p>-1,370597673</text:p>
          </table:table-cell>
          <table:table-cell office:value-type="float" office:value="0.22724884612084101" table:style-name="ce1">
            <text:p>0,227248846</text:p>
          </table:table-cell>
          <table:table-cell table:number-columns-repeated="16379"/>
        </table:table-row>
        <table:table-row table:style-name="ro1">
          <table:table-cell office:value-type="float" office:value="170.5" table:style-name="ce1">
            <text:p>170,5</text:p>
          </table:table-cell>
          <table:table-cell office:value-type="float" office:value="5.2422085429112704" table:style-name="ce1">
            <text:p>5,242208543</text:p>
          </table:table-cell>
          <table:table-cell office:value-type="float" office:value="0.47181078237338597" table:style-name="ce1">
            <text:p>0,471810782</text:p>
          </table:table-cell>
          <table:table-cell office:value-type="float" office:value="-1.3574281010053499" table:style-name="ce1">
            <text:p>-1,357428101</text:p>
          </table:table-cell>
          <table:table-cell office:value-type="float" office:value="0.22977434070025099" table:style-name="ce1">
            <text:p>0,229774341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5.2556615675821599" table:style-name="ce1">
            <text:p>5,255661568</text:p>
          </table:table-cell>
          <table:table-cell office:value-type="float" office:value="0.471112526062613" table:style-name="ce1">
            <text:p>0,471112526</text:p>
          </table:table-cell>
          <table:table-cell office:value-type="float" office:value="-1.3705249642817099" table:style-name="ce1">
            <text:p>-1,370524964</text:p>
          </table:table-cell>
          <table:table-cell office:value-type="float" office:value="0.224245025615632" table:style-name="ce1">
            <text:p>0,224245026</text:p>
          </table:table-cell>
          <table:table-cell table:number-columns-repeated="16379"/>
        </table:table-row>
        <table:table-row table:style-name="ro1">
          <table:table-cell office:value-type="float" office:value="171.5" table:style-name="ce1">
            <text:p>171,5</text:p>
          </table:table-cell>
          <table:table-cell office:value-type="float" office:value="5.2654360945857999" table:style-name="ce1">
            <text:p>5,265436095</text:p>
          </table:table-cell>
          <table:table-cell office:value-type="float" office:value="0.47197401293925201" table:style-name="ce1">
            <text:p>0,471974013</text:p>
          </table:table-cell>
          <table:table-cell office:value-type="float" office:value="-1.3716358204039001" table:style-name="ce1">
            <text:p>-1,37163582</text:p>
          </table:table-cell>
          <table:table-cell office:value-type="float" office:value="0.22607135593830799" table:style-name="ce1">
            <text:p>0,226071356</text:p>
          </table:table-cell>
          <table:table-cell table:number-columns-repeated="1637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5.2890783966178496" table:style-name="ce1">
            <text:p>5,289078397</text:p>
          </table:table-cell>
          <table:table-cell office:value-type="float" office:value="0.469574461713541" table:style-name="ce1">
            <text:p>0,469574462</text:p>
          </table:table-cell>
          <table:table-cell office:value-type="float" office:value="-1.3704683022798001" table:style-name="ce1">
            <text:p>-1,370468302</text:p>
          </table:table-cell>
          <table:table-cell office:value-type="float" office:value="0.22551523651986799" table:style-name="ce1">
            <text:p>0,225515237</text:p>
          </table:table-cell>
          <table:table-cell table:number-columns-repeated="16379"/>
        </table:table-row>
        <table:table-row table:style-name="ro1">
          <table:table-cell office:value-type="float" office:value="172.5" table:style-name="ce1">
            <text:p>172,5</text:p>
          </table:table-cell>
          <table:table-cell office:value-type="float" office:value="5.21837210647693" table:style-name="ce1">
            <text:p>5,218372106</text:p>
          </table:table-cell>
          <table:table-cell office:value-type="float" office:value="0.47377880040438303" table:style-name="ce1">
            <text:p>0,4737788</text:p>
          </table:table-cell>
          <table:table-cell office:value-type="float" office:value="-1.36009095870677" table:style-name="ce1">
            <text:p>-1,360090959</text:p>
          </table:table-cell>
          <table:table-cell office:value-type="float" office:value="0.230936436449416" table:style-name="ce1">
            <text:p>0,230936436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.2355125767269399" table:style-name="ce1">
            <text:p>5,235512577</text:p>
          </table:table-cell>
          <table:table-cell office:value-type="float" office:value="0.47212980018546602" table:style-name="ce1">
            <text:p>0,4721298</text:p>
          </table:table-cell>
          <table:table-cell office:value-type="float" office:value="-1.36485631302531" table:style-name="ce1">
            <text:p>-1,364856313</text:p>
          </table:table-cell>
          <table:table-cell office:value-type="float" office:value="0.22644246753353101" table:style-name="ce1">
            <text:p>0,226442468</text:p>
          </table:table-cell>
          <table:table-cell table:number-columns-repeated="16379"/>
        </table:table-row>
        <table:table-row table:style-name="ro1">
          <table:table-cell office:value-type="float" office:value="173.5" table:style-name="ce1">
            <text:p>173,5</text:p>
          </table:table-cell>
          <table:table-cell office:value-type="float" office:value="5.2512362175410603" table:style-name="ce1">
            <text:p>5,251236218</text:p>
          </table:table-cell>
          <table:table-cell office:value-type="float" office:value="0.47080399538817302" table:style-name="ce1">
            <text:p>0,470803995</text:p>
          </table:table-cell>
          <table:table-cell office:value-type="float" office:value="-1.3653444232797201" table:style-name="ce1">
            <text:p>-1,365344423</text:p>
          </table:table-cell>
          <table:table-cell office:value-type="float" office:value="0.22524845542119201" table:style-name="ce1">
            <text:p>0,225248455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5.2214596294594999" table:style-name="ce1">
            <text:p>5,221459629</text:p>
          </table:table-cell>
          <table:table-cell office:value-type="float" office:value="0.47398616289068801" table:style-name="ce1">
            <text:p>0,473986163</text:p>
          </table:table-cell>
          <table:table-cell office:value-type="float" office:value="-1.3622108434268601" table:style-name="ce1">
            <text:p>-1,362210843</text:p>
          </table:table-cell>
          <table:table-cell office:value-type="float" office:value="0.22509089077717401" table:style-name="ce1">
            <text:p>0,225090891</text:p>
          </table:table-cell>
          <table:table-cell table:number-columns-repeated="16379"/>
        </table:table-row>
        <table:table-row table:style-name="ro1">
          <table:table-cell office:value-type="float" office:value="174.5" table:style-name="ce1">
            <text:p>174,5</text:p>
          </table:table-cell>
          <table:table-cell office:value-type="float" office:value="5.2363398576025499" table:style-name="ce1">
            <text:p>5,236339858</text:p>
          </table:table-cell>
          <table:table-cell office:value-type="float" office:value="0.47156403831222599" table:style-name="ce1">
            <text:p>0,471564038</text:p>
          </table:table-cell>
          <table:table-cell office:value-type="float" office:value="-1.3375930607461699" table:style-name="ce1">
            <text:p>-1,337593061</text:p>
          </table:table-cell>
          <table:table-cell office:value-type="float" office:value="0.237461375224537" table:style-name="ce1">
            <text:p>0,237461375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5.1998457973652297" table:style-name="ce1">
            <text:p>5,199845797</text:p>
          </table:table-cell>
          <table:table-cell office:value-type="float" office:value="0.47383140903422999" table:style-name="ce1">
            <text:p>0,473831409</text:p>
          </table:table-cell>
          <table:table-cell office:value-type="float" office:value="-1.3584423420606" table:style-name="ce1">
            <text:p>-1,358442342</text:p>
          </table:table-cell>
          <table:table-cell office:value-type="float" office:value="0.224651520138961" table:style-name="ce1">
            <text:p>0,22465152</text:p>
          </table:table-cell>
          <table:table-cell table:number-columns-repeated="16379"/>
        </table:table-row>
        <table:table-row table:style-name="ro1">
          <table:table-cell office:value-type="float" office:value="175.5" table:style-name="ce1">
            <text:p>175,5</text:p>
          </table:table-cell>
          <table:table-cell office:value-type="float" office:value="5.2276332919716202" table:style-name="ce1">
            <text:p>5,227633292</text:p>
          </table:table-cell>
          <table:table-cell office:value-type="float" office:value="0.47282246938530798" table:style-name="ce1">
            <text:p>0,472822469</text:p>
          </table:table-cell>
          <table:table-cell office:value-type="float" office:value="-1.36531327657867" table:style-name="ce1">
            <text:p>-1,365313277</text:p>
          </table:table-cell>
          <table:table-cell office:value-type="float" office:value="0.23011567597261301" table:style-name="ce1">
            <text:p>0,230115676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5.1994189172498304" table:style-name="ce1">
            <text:p>5,199418917</text:p>
          </table:table-cell>
          <table:table-cell office:value-type="float" office:value="0.47552594423285199" table:style-name="ce1">
            <text:p>0,475525944</text:p>
          </table:table-cell>
          <table:table-cell office:value-type="float" office:value="-1.35717015767522" table:style-name="ce1">
            <text:p>-1,357170158</text:p>
          </table:table-cell>
          <table:table-cell office:value-type="float" office:value="0.233822920217441" table:style-name="ce1">
            <text:p>0,23382292</text:p>
          </table:table-cell>
          <table:table-cell table:number-columns-repeated="16379"/>
        </table:table-row>
        <table:table-row table:style-name="ro1">
          <table:table-cell office:value-type="float" office:value="176.5" table:style-name="ce1">
            <text:p>176,5</text:p>
          </table:table-cell>
          <table:table-cell office:value-type="float" office:value="5.1822302767407802" table:style-name="ce1">
            <text:p>5,182230277</text:p>
          </table:table-cell>
          <table:table-cell office:value-type="float" office:value="0.47777990848089003" table:style-name="ce1">
            <text:p>0,477779908</text:p>
          </table:table-cell>
          <table:table-cell office:value-type="float" office:value="-1.3436483741352601" table:style-name="ce1">
            <text:p>-1,343648374</text:p>
          </table:table-cell>
          <table:table-cell office:value-type="float" office:value="0.23725815503035699" table:style-name="ce1">
            <text:p>0,237258155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5.1779769221317702" table:style-name="ce1">
            <text:p>5,177976922</text:p>
          </table:table-cell>
          <table:table-cell office:value-type="float" office:value="0.47581859874840299" table:style-name="ce1">
            <text:p>0,475818599</text:p>
          </table:table-cell>
          <table:table-cell office:value-type="float" office:value="-1.3320090741836701" table:style-name="ce1">
            <text:p>-1,332009074</text:p>
          </table:table-cell>
          <table:table-cell office:value-type="float" office:value="0.237613162157124" table:style-name="ce1">
            <text:p>0,237613162</text:p>
          </table:table-cell>
          <table:table-cell table:number-columns-repeated="16379"/>
        </table:table-row>
        <table:table-row table:style-name="ro1">
          <table:table-cell office:value-type="float" office:value="177.5" table:style-name="ce1">
            <text:p>177,5</text:p>
          </table:table-cell>
          <table:table-cell office:value-type="float" office:value="5.0995732947263503" table:style-name="ce1">
            <text:p>5,099573295</text:p>
          </table:table-cell>
          <table:table-cell office:value-type="float" office:value="0.48200610138015199" table:style-name="ce1">
            <text:p>0,482006101</text:p>
          </table:table-cell>
          <table:table-cell office:value-type="float" office:value="-1.3160063483262701" table:style-name="ce1">
            <text:p>-1,316006348</text:p>
          </table:table-cell>
          <table:table-cell office:value-type="float" office:value="0.244585141043203" table:style-name="ce1">
            <text:p>0,244585141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.22213896361606" table:style-name="ce1">
            <text:p>5,222138964</text:p>
          </table:table-cell>
          <table:table-cell office:value-type="float" office:value="0.47282051327341501" table:style-name="ce1">
            <text:p>0,472820513</text:p>
          </table:table-cell>
          <table:table-cell office:value-type="float" office:value="-1.34471404922726" table:style-name="ce1">
            <text:p>-1,344714049</text:p>
          </table:table-cell>
          <table:table-cell office:value-type="float" office:value="0.23350319929287" table:style-name="ce1">
            <text:p>0,233503199</text:p>
          </table:table-cell>
          <table:table-cell table:number-columns-repeated="16379"/>
        </table:table-row>
        <table:table-row table:style-name="ro1">
          <table:table-cell office:value-type="float" office:value="178.5" table:style-name="ce1">
            <text:p>178,5</text:p>
          </table:table-cell>
          <table:table-cell office:value-type="float" office:value="5.17090186814176" table:style-name="ce1">
            <text:p>5,170901868</text:p>
          </table:table-cell>
          <table:table-cell office:value-type="float" office:value="0.47765169093159698" table:style-name="ce1">
            <text:p>0,477651691</text:p>
          </table:table-cell>
          <table:table-cell office:value-type="float" office:value="-1.3359620227562901" table:style-name="ce1">
            <text:p>-1,335962023</text:p>
          </table:table-cell>
          <table:table-cell office:value-type="float" office:value="0.23443500999982" table:style-name="ce1">
            <text:p>0,23443501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5.15952976698392" table:style-name="ce1">
            <text:p>5,159529767</text:p>
          </table:table-cell>
          <table:table-cell office:value-type="float" office:value="0.47637296286097103" table:style-name="ce1">
            <text:p>0,476372963</text:p>
          </table:table-cell>
          <table:table-cell office:value-type="float" office:value="-1.33364515525494" table:style-name="ce1">
            <text:p>-1,333645155</text:p>
          </table:table-cell>
          <table:table-cell office:value-type="float" office:value="0.23966064459069999" table:style-name="ce1">
            <text:p>0,239660645</text:p>
          </table:table-cell>
          <table:table-cell table:number-columns-repeated="16379"/>
        </table:table-row>
        <table:table-row table:style-name="ro1">
          <table:table-cell office:value-type="float" office:value="179.5" table:style-name="ce1">
            <text:p>179,5</text:p>
          </table:table-cell>
          <table:table-cell office:value-type="float" office:value="5.1545914016049403" table:style-name="ce1">
            <text:p>5,154591402</text:p>
          </table:table-cell>
          <table:table-cell office:value-type="float" office:value="0.476673502295059" table:style-name="ce1">
            <text:p>0,476673502</text:p>
          </table:table-cell>
          <table:table-cell office:value-type="float" office:value="-1.3437888533534601" table:style-name="ce1">
            <text:p>-1,343788853</text:p>
          </table:table-cell>
          <table:table-cell office:value-type="float" office:value="0.23505634119298099" table:style-name="ce1">
            <text:p>0,235056341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5.1078948122696701" table:style-name="ce1">
            <text:p>5,107894812</text:p>
          </table:table-cell>
          <table:table-cell office:value-type="float" office:value="0.48159676634589199" table:style-name="ce1">
            <text:p>0,481596766</text:p>
          </table:table-cell>
          <table:table-cell office:value-type="float" office:value="-1.3241277543382399" table:style-name="ce1">
            <text:p>-1,324127754</text:p>
          </table:table-cell>
          <table:table-cell office:value-type="float" office:value="0.246352498037232" table:style-name="ce1">
            <text:p>0,246352498</text:p>
          </table:table-cell>
          <table:table-cell table:number-columns-repeated="16379"/>
        </table:table-row>
        <table:table-row table:style-name="ro1">
          <table:table-cell office:value-type="float" office:value="180.5" table:style-name="ce1">
            <text:p>180,5</text:p>
          </table:table-cell>
          <table:table-cell office:value-type="float" office:value="5.0487615449507199" table:style-name="ce1">
            <text:p>5,048761545</text:p>
          </table:table-cell>
          <table:table-cell office:value-type="float" office:value="0.48391198490722998" table:style-name="ce1">
            <text:p>0,483911985</text:p>
          </table:table-cell>
          <table:table-cell office:value-type="float" office:value="-1.31366710017278" table:style-name="ce1">
            <text:p>-1,3136671</text:p>
          </table:table-cell>
          <table:table-cell office:value-type="float" office:value="0.25319814544508801" table:style-name="ce1">
            <text:p>0,253198145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5.08121967825626" table:style-name="ce1">
            <text:p>5,081219678</text:p>
          </table:table-cell>
          <table:table-cell office:value-type="float" office:value="0.48447015291804602" table:style-name="ce1">
            <text:p>0,484470153</text:p>
          </table:table-cell>
          <table:table-cell office:value-type="float" office:value="-1.3076340626633101" table:style-name="ce1">
            <text:p>-1,307634063</text:p>
          </table:table-cell>
          <table:table-cell office:value-type="float" office:value="0.25308113465573501" table:style-name="ce1">
            <text:p>0,253081135</text:p>
          </table:table-cell>
          <table:table-cell table:number-columns-repeated="16379"/>
        </table:table-row>
        <table:table-row table:style-name="ro1">
          <table:table-cell office:value-type="float" office:value="181.5" table:style-name="ce1">
            <text:p>181,5</text:p>
          </table:table-cell>
          <table:table-cell office:value-type="float" office:value="5.0827006452000898" table:style-name="ce1">
            <text:p>5,082700645</text:p>
          </table:table-cell>
          <table:table-cell office:value-type="float" office:value="0.48091881592232899" table:style-name="ce1">
            <text:p>0,480918816</text:p>
          </table:table-cell>
          <table:table-cell office:value-type="float" office:value="-1.3222395147877" table:style-name="ce1">
            <text:p>-1,322239515</text:p>
          </table:table-cell>
          <table:table-cell office:value-type="float" office:value="0.24313125989548601" table:style-name="ce1">
            <text:p>0,24313126</text:p>
          </table:table-cell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5.0373078802517997" table:style-name="ce1">
            <text:p>5,03730788</text:p>
          </table:table-cell>
          <table:table-cell office:value-type="float" office:value="0.483315788499114" table:style-name="ce1">
            <text:p>0,483315788</text:p>
          </table:table-cell>
          <table:table-cell office:value-type="float" office:value="-1.3171241098312101" table:style-name="ce1">
            <text:p>-1,31712411</text:p>
          </table:table-cell>
          <table:table-cell office:value-type="float" office:value="0.24939811867217701" table:style-name="ce1">
            <text:p>0,249398119</text:p>
          </table:table-cell>
          <table:table-cell table:number-columns-repeated="16379"/>
        </table:table-row>
        <table:table-row table:style-name="ro1">
          <table:table-cell office:value-type="float" office:value="182.5" table:style-name="ce1">
            <text:p>182,5</text:p>
          </table:table-cell>
          <table:table-cell office:value-type="float" office:value="5.0375421025475404" table:style-name="ce1">
            <text:p>5,037542103</text:p>
          </table:table-cell>
          <table:table-cell office:value-type="float" office:value="0.48385043429160501" table:style-name="ce1">
            <text:p>0,483850434</text:p>
          </table:table-cell>
          <table:table-cell office:value-type="float" office:value="-1.31559713645573" table:style-name="ce1">
            <text:p>-1,315597136</text:p>
          </table:table-cell>
          <table:table-cell office:value-type="float" office:value="0.24856136625171499" table:style-name="ce1">
            <text:p>0,248561366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5.0259572349445696" table:style-name="ce1">
            <text:p>5,025957235</text:p>
          </table:table-cell>
          <table:table-cell office:value-type="float" office:value="0.48568859049041402" table:style-name="ce1">
            <text:p>0,48568859</text:p>
          </table:table-cell>
          <table:table-cell office:value-type="float" office:value="-1.3120686491120099" table:style-name="ce1">
            <text:p>-1,312068649</text:p>
          </table:table-cell>
          <table:table-cell office:value-type="float" office:value="0.25287606777294003" table:style-name="ce1">
            <text:p>0,252876068</text:p>
          </table:table-cell>
          <table:table-cell table:number-columns-repeated="16379"/>
        </table:table-row>
        <table:table-row table:style-name="ro1">
          <table:table-cell office:value-type="float" office:value="183.5" table:style-name="ce1">
            <text:p>183,5</text:p>
          </table:table-cell>
          <table:table-cell office:value-type="float" office:value="5.0252605195171904" table:style-name="ce1">
            <text:p>5,02526052</text:p>
          </table:table-cell>
          <table:table-cell office:value-type="float" office:value="0.48478269882347302" table:style-name="ce1">
            <text:p>0,484782699</text:p>
          </table:table-cell>
          <table:table-cell office:value-type="float" office:value="-1.3036707379801999" table:style-name="ce1">
            <text:p>-1,303670738</text:p>
          </table:table-cell>
          <table:table-cell office:value-type="float" office:value="0.25204984102128503" table:style-name="ce1">
            <text:p>0,252049841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5.0290004903142496" table:style-name="ce1">
            <text:p>5,02900049</text:p>
          </table:table-cell>
          <table:table-cell office:value-type="float" office:value="0.48384478719809698" table:style-name="ce1">
            <text:p>0,483844787</text:p>
          </table:table-cell>
          <table:table-cell office:value-type="float" office:value="-1.3086166447001999" table:style-name="ce1">
            <text:p>-1,308616645</text:p>
          </table:table-cell>
          <table:table-cell office:value-type="float" office:value="0.24777438017345599" table:style-name="ce1">
            <text:p>0,24777438</text:p>
          </table:table-cell>
          <table:table-cell table:number-columns-repeated="16379"/>
        </table:table-row>
        <table:table-row table:style-name="ro1">
          <table:table-cell office:value-type="float" office:value="184.5" table:style-name="ce1">
            <text:p>184,5</text:p>
          </table:table-cell>
          <table:table-cell office:value-type="float" office:value="4.9631126835382204" table:style-name="ce1">
            <text:p>4,963112684</text:p>
          </table:table-cell>
          <table:table-cell office:value-type="float" office:value="0.48794673954894402" table:style-name="ce1">
            <text:p>0,48794674</text:p>
          </table:table-cell>
          <table:table-cell office:value-type="float" office:value="-1.2939196869566001" table:style-name="ce1">
            <text:p>-1,293919687</text:p>
          </table:table-cell>
          <table:table-cell office:value-type="float" office:value="0.25988215496992201" table:style-name="ce1">
            <text:p>0,259882155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4.9637732495667501" table:style-name="ce1">
            <text:p>4,96377325</text:p>
          </table:table-cell>
          <table:table-cell office:value-type="float" office:value="0.49131036899209102" table:style-name="ce1">
            <text:p>0,491310369</text:p>
          </table:table-cell>
          <table:table-cell office:value-type="float" office:value="-1.2802449553267801" table:style-name="ce1">
            <text:p>-1,280244955</text:p>
          </table:table-cell>
          <table:table-cell office:value-type="float" office:value="0.26310603588845699" table:style-name="ce1">
            <text:p>0,263106036</text:p>
          </table:table-cell>
          <table:table-cell table:number-columns-repeated="16379"/>
        </table:table-row>
        <table:table-row table:style-name="ro1">
          <table:table-cell office:value-type="float" office:value="185.5" table:style-name="ce1">
            <text:p>185,5</text:p>
          </table:table-cell>
          <table:table-cell office:value-type="float" office:value="4.9271139614871498" table:style-name="ce1">
            <text:p>4,927113961</text:p>
          </table:table-cell>
          <table:table-cell office:value-type="float" office:value="0.49029470418285498" table:style-name="ce1">
            <text:p>0,490294704</text:p>
          </table:table-cell>
          <table:table-cell office:value-type="float" office:value="-1.2839971653315601" table:style-name="ce1">
            <text:p>-1,283997165</text:p>
          </table:table-cell>
          <table:table-cell office:value-type="float" office:value="0.26101990399759101" table:style-name="ce1">
            <text:p>0,261019904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4.8818499928046499" table:style-name="ce1">
            <text:p>4,881849993</text:p>
          </table:table-cell>
          <table:table-cell office:value-type="float" office:value="0.49530247498626001" table:style-name="ce1">
            <text:p>0,495302475</text:p>
          </table:table-cell>
          <table:table-cell office:value-type="float" office:value="-1.2565268153600699" table:style-name="ce1">
            <text:p>-1,256526815</text:p>
          </table:table-cell>
          <table:table-cell office:value-type="float" office:value="0.27108392436906797" table:style-name="ce1">
            <text:p>0,271083924</text:p>
          </table:table-cell>
          <table:table-cell table:number-columns-repeated="16379"/>
        </table:table-row>
        <table:table-row table:style-name="ro1">
          <table:table-cell office:value-type="float" office:value="186.5" table:style-name="ce1">
            <text:p>186,5</text:p>
          </table:table-cell>
          <table:table-cell office:value-type="float" office:value="4.83033836351537" table:style-name="ce1">
            <text:p>4,830338364</text:p>
          </table:table-cell>
          <table:table-cell office:value-type="float" office:value="0.498392886724152" table:style-name="ce1">
            <text:p>0,498392887</text:p>
          </table:table-cell>
          <table:table-cell office:value-type="float" office:value="-1.25090123498543" table:style-name="ce1">
            <text:p>-1,250901235</text:p>
          </table:table-cell>
          <table:table-cell office:value-type="float" office:value="0.27722672983232" table:style-name="ce1">
            <text:p>0,27722673</text:p>
          </table:table-cell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4.7896754337454102" table:style-name="ce1">
            <text:p>4,789675434</text:p>
          </table:table-cell>
          <table:table-cell office:value-type="float" office:value="0.5012309492382" table:style-name="ce1">
            <text:p>0,501230949</text:p>
          </table:table-cell>
          <table:table-cell office:value-type="float" office:value="-1.23745459965989" table:style-name="ce1">
            <text:p>-1,2374546</text:p>
          </table:table-cell>
          <table:table-cell office:value-type="float" office:value="0.27904419533210301" table:style-name="ce1">
            <text:p>0,279044195</text:p>
          </table:table-cell>
          <table:table-cell table:number-columns-repeated="16379"/>
        </table:table-row>
        <table:table-row table:style-name="ro1">
          <table:table-cell office:value-type="float" office:value="187.5" table:style-name="ce1">
            <text:p>187,5</text:p>
          </table:table-cell>
          <table:table-cell office:value-type="float" office:value="4.7710775425356298" table:style-name="ce1">
            <text:p>4,771077543</text:p>
          </table:table-cell>
          <table:table-cell office:value-type="float" office:value="0.50128192108041902" table:style-name="ce1">
            <text:p>0,501281921</text:p>
          </table:table-cell>
          <table:table-cell office:value-type="float" office:value="-1.24411341401727" table:style-name="ce1">
            <text:p>-1,244113414</text:p>
          </table:table-cell>
          <table:table-cell office:value-type="float" office:value="0.27934928022114702" table:style-name="ce1">
            <text:p>0,27934928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4.7779085415275802" table:style-name="ce1">
            <text:p>4,777908542</text:p>
          </table:table-cell>
          <table:table-cell office:value-type="float" office:value="0.503413679006674" table:style-name="ce1">
            <text:p>0,503413679</text:p>
          </table:table-cell>
          <table:table-cell office:value-type="float" office:value="-1.2202242754971599" table:style-name="ce1">
            <text:p>-1,220224275</text:p>
          </table:table-cell>
          <table:table-cell office:value-type="float" office:value="0.28537148862499701" table:style-name="ce1">
            <text:p>0,285371489</text:p>
          </table:table-cell>
          <table:table-cell table:number-columns-repeated="16379"/>
        </table:table-row>
        <table:table-row table:style-name="ro1">
          <table:table-cell office:value-type="float" office:value="188.5" table:style-name="ce1">
            <text:p>188,5</text:p>
          </table:table-cell>
          <table:table-cell office:value-type="float" office:value="4.6837416491838804" table:style-name="ce1">
            <text:p>4,683741649</text:p>
          </table:table-cell>
          <table:table-cell office:value-type="float" office:value="0.50872444269864303" table:style-name="ce1">
            <text:p>0,508724443</text:p>
          </table:table-cell>
          <table:table-cell office:value-type="float" office:value="-1.1997638749355399" table:style-name="ce1">
            <text:p>-1,199763875</text:p>
          </table:table-cell>
          <table:table-cell office:value-type="float" office:value="0.294575879967649" table:style-name="ce1">
            <text:p>0,29457588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4.7595147384360601" table:style-name="ce1">
            <text:p>4,759514738</text:p>
          </table:table-cell>
          <table:table-cell office:value-type="float" office:value="0.50408879428782005" table:style-name="ce1">
            <text:p>0,504088794</text:p>
          </table:table-cell>
          <table:table-cell office:value-type="float" office:value="-1.21039394042235" table:style-name="ce1">
            <text:p>-1,21039394</text:p>
          </table:table-cell>
          <table:table-cell office:value-type="float" office:value="0.29090300117891399" table:style-name="ce1">
            <text:p>0,290903001</text:p>
          </table:table-cell>
          <table:table-cell table:number-columns-repeated="16379"/>
        </table:table-row>
        <table:table-row table:style-name="ro1">
          <table:table-cell office:value-type="float" office:value="189.5" table:style-name="ce1">
            <text:p>189,5</text:p>
          </table:table-cell>
          <table:table-cell office:value-type="float" office:value="4.7091579265346502" table:style-name="ce1">
            <text:p>4,709157927</text:p>
          </table:table-cell>
          <table:table-cell office:value-type="float" office:value="0.50745922607071503" table:style-name="ce1">
            <text:p>0,507459226</text:p>
          </table:table-cell>
          <table:table-cell office:value-type="float" office:value="-1.20529231961176" table:style-name="ce1">
            <text:p>-1,20529232</text:p>
          </table:table-cell>
          <table:table-cell office:value-type="float" office:value="0.29621672585616599" table:style-name="ce1">
            <text:p>0,296216726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4.64143267181728" table:style-name="ce1">
            <text:p>4,641432672</text:p>
          </table:table-cell>
          <table:table-cell office:value-type="float" office:value="0.51355582904535602" table:style-name="ce1">
            <text:p>0,513555829</text:p>
          </table:table-cell>
          <table:table-cell office:value-type="float" office:value="-1.1790726637134601" table:style-name="ce1">
            <text:p>-1,179072664</text:p>
          </table:table-cell>
          <table:table-cell office:value-type="float" office:value="0.308291733388253" table:style-name="ce1">
            <text:p>0,308291733</text:p>
          </table:table-cell>
          <table:table-cell table:number-columns-repeated="16379"/>
        </table:table-row>
        <table:table-row table:style-name="ro1">
          <table:table-cell office:value-type="float" office:value="190.5" table:style-name="ce1">
            <text:p>190,5</text:p>
          </table:table-cell>
          <table:table-cell office:value-type="float" office:value="4.6495121028462698" table:style-name="ce1">
            <text:p>4,649512103</text:p>
          </table:table-cell>
          <table:table-cell office:value-type="float" office:value="0.51246452404232801" table:style-name="ce1">
            <text:p>0,512464524</text:p>
          </table:table-cell>
          <table:table-cell office:value-type="float" office:value="-1.19889116788235" table:style-name="ce1">
            <text:p>-1,198891168</text:p>
          </table:table-cell>
          <table:table-cell office:value-type="float" office:value="0.305183845946913" table:style-name="ce1">
            <text:p>0,305183846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5000544570784298" table:style-name="ce1">
            <text:p>4,500054457</text:p>
          </table:table-cell>
          <table:table-cell office:value-type="float" office:value="0.52157376045114801" table:style-name="ce1">
            <text:p>0,52157376</text:p>
          </table:table-cell>
          <table:table-cell office:value-type="float" office:value="-1.1513231830316299" table:style-name="ce1">
            <text:p>-1,151323183</text:p>
          </table:table-cell>
          <table:table-cell office:value-type="float" office:value="0.31929205210661599" table:style-name="ce1">
            <text:p>0,319292052</text:p>
          </table:table-cell>
          <table:table-cell table:number-columns-repeated="16379"/>
        </table:table-row>
        <table:table-row table:style-name="ro1">
          <table:table-cell office:value-type="float" office:value="191.5" table:style-name="ce1">
            <text:p>191,5</text:p>
          </table:table-cell>
          <table:table-cell office:value-type="float" office:value="4.5136514715476297" table:style-name="ce1">
            <text:p>4,513651472</text:p>
          </table:table-cell>
          <table:table-cell office:value-type="float" office:value="0.52239405356969404" table:style-name="ce1">
            <text:p>0,522394054</text:p>
          </table:table-cell>
          <table:table-cell office:value-type="float" office:value="-1.14374366026972" table:style-name="ce1">
            <text:p>-1,14374366</text:p>
          </table:table-cell>
          <table:table-cell office:value-type="float" office:value="0.323499723907268" table:style-name="ce1">
            <text:p>0,323499724</text:p>
          </table:table-cell>
          <table:table-cell table:number-columns-repeated="1637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4840283460499899" table:style-name="ce1">
            <text:p>4,484028346</text:p>
          </table:table-cell>
          <table:table-cell office:value-type="float" office:value="0.52459239890558995" table:style-name="ce1">
            <text:p>0,524592399</text:p>
          </table:table-cell>
          <table:table-cell office:value-type="float" office:value="-1.1429433001159399" table:style-name="ce1">
            <text:p>-1,1429433</text:p>
          </table:table-cell>
          <table:table-cell office:value-type="float" office:value="0.32666114385747202" table:style-name="ce1">
            <text:p>0,326661144</text:p>
          </table:table-cell>
          <table:table-cell table:number-columns-repeated="16379"/>
        </table:table-row>
        <table:table-row table:style-name="ro1">
          <table:table-cell office:value-type="float" office:value="192.5" table:style-name="ce1">
            <text:p>192,5</text:p>
          </table:table-cell>
          <table:table-cell office:value-type="float" office:value="4.4311548561098597" table:style-name="ce1">
            <text:p>4,431154856</text:p>
          </table:table-cell>
          <table:table-cell office:value-type="float" office:value="0.52593639787758095" table:style-name="ce1">
            <text:p>0,525936398</text:p>
          </table:table-cell>
          <table:table-cell office:value-type="float" office:value="-1.1459269141420301" table:style-name="ce1">
            <text:p>-1,145926914</text:p>
          </table:table-cell>
          <table:table-cell office:value-type="float" office:value="0.327069951282144" table:style-name="ce1">
            <text:p>0,327069951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4.3457437083387997" table:style-name="ce1">
            <text:p>4,345743708</text:p>
          </table:table-cell>
          <table:table-cell office:value-type="float" office:value="0.531870603013753" table:style-name="ce1">
            <text:p>0,531870603</text:p>
          </table:table-cell>
          <table:table-cell office:value-type="float" office:value="-1.1206578820713899" table:style-name="ce1">
            <text:p>-1,120657882</text:p>
          </table:table-cell>
          <table:table-cell office:value-type="float" office:value="0.33697153057686002" table:style-name="ce1">
            <text:p>0,336971531</text:p>
          </table:table-cell>
          <table:table-cell table:number-columns-repeated="16379"/>
        </table:table-row>
        <table:table-row table:style-name="ro1">
          <table:table-cell office:value-type="float" office:value="193.5" table:style-name="ce1">
            <text:p>193,5</text:p>
          </table:table-cell>
          <table:table-cell office:value-type="float" office:value="4.3073855905106102" table:style-name="ce1">
            <text:p>4,307385591</text:p>
          </table:table-cell>
          <table:table-cell office:value-type="float" office:value="0.53245675247513202" table:style-name="ce1">
            <text:p>0,532456752</text:p>
          </table:table-cell>
          <table:table-cell office:value-type="float" office:value="-1.1316148893068601" table:style-name="ce1">
            <text:p>-1,131614889</text:p>
          </table:table-cell>
          <table:table-cell office:value-type="float" office:value="0.33262391114107698" table:style-name="ce1">
            <text:p>0,332623911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.2501590594168404" table:style-name="ce1">
            <text:p>4,250159059</text:p>
          </table:table-cell>
          <table:table-cell office:value-type="float" office:value="0.537570672077478" table:style-name="ce1">
            <text:p>0,537570672</text:p>
          </table:table-cell>
          <table:table-cell office:value-type="float" office:value="-1.0951721001257999" table:style-name="ce1">
            <text:p>-1,0951721</text:p>
          </table:table-cell>
          <table:table-cell office:value-type="float" office:value="0.35134011402342802" table:style-name="ce1">
            <text:p>0,351340114</text:p>
          </table:table-cell>
          <table:table-cell table:number-columns-repeated="16379"/>
        </table:table-row>
        <table:table-row table:style-name="ro1">
          <table:table-cell office:value-type="float" office:value="194.5" table:style-name="ce1">
            <text:p>194,5</text:p>
          </table:table-cell>
          <table:table-cell office:value-type="float" office:value="4.2118917905378197" table:style-name="ce1">
            <text:p>4,211891791</text:p>
          </table:table-cell>
          <table:table-cell office:value-type="float" office:value="0.53819624657687604" table:style-name="ce1">
            <text:p>0,538196247</text:p>
          </table:table-cell>
          <table:table-cell office:value-type="float" office:value="-1.1046815953381" table:style-name="ce1">
            <text:p>-1,104681595</text:p>
          </table:table-cell>
          <table:table-cell office:value-type="float" office:value="0.34650373658594502" table:style-name="ce1">
            <text:p>0,346503737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4.0863299912614899" table:style-name="ce1">
            <text:p>4,086329991</text:p>
          </table:table-cell>
          <table:table-cell office:value-type="float" office:value="0.54391620956583997" table:style-name="ce1">
            <text:p>0,54391621</text:p>
          </table:table-cell>
          <table:table-cell office:value-type="float" office:value="-1.1146496156828301" table:style-name="ce1">
            <text:p>-1,114649616</text:p>
          </table:table-cell>
          <table:table-cell office:value-type="float" office:value="0.34730812747501699" table:style-name="ce1">
            <text:p>0,347308127</text:p>
          </table:table-cell>
          <table:table-cell table:number-columns-repeated="16379"/>
        </table:table-row>
        <table:table-row table:style-name="ro1">
          <table:table-cell office:value-type="float" office:value="195.5" table:style-name="ce1">
            <text:p>195,5</text:p>
          </table:table-cell>
          <table:table-cell office:value-type="float" office:value="4.0557442174322498" table:style-name="ce1">
            <text:p>4,055744217</text:p>
          </table:table-cell>
          <table:table-cell office:value-type="float" office:value="0.54802867420858603" table:style-name="ce1">
            <text:p>0,548028674</text:p>
          </table:table-cell>
          <table:table-cell office:value-type="float" office:value="-1.0781118057299099" table:style-name="ce1">
            <text:p>-1,078111806</text:p>
          </table:table-cell>
          <table:table-cell office:value-type="float" office:value="0.35858592622479002" table:style-name="ce1">
            <text:p>0,358585926</text:p>
          </table:table-cell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.8703879605322302" table:style-name="ce1">
            <text:p>3,870387961</text:p>
          </table:table-cell>
          <table:table-cell office:value-type="float" office:value="0.56065234603033298" table:style-name="ce1">
            <text:p>0,560652346</text:p>
          </table:table-cell>
          <table:table-cell office:value-type="float" office:value="-1.04729281881794" table:style-name="ce1">
            <text:p>-1,047292819</text:p>
          </table:table-cell>
          <table:table-cell office:value-type="float" office:value="0.38141140259877798" table:style-name="ce1">
            <text:p>0,381411403</text:p>
          </table:table-cell>
          <table:table-cell table:number-columns-repeated="16379"/>
        </table:table-row>
        <table:table-row table:style-name="ro1">
          <table:table-cell office:value-type="float" office:value="196.5" table:style-name="ce1">
            <text:p>196,5</text:p>
          </table:table-cell>
          <table:table-cell office:value-type="float" office:value="3.8181559739156099" table:style-name="ce1">
            <text:p>3,818155974</text:p>
          </table:table-cell>
          <table:table-cell office:value-type="float" office:value="0.56277569991254695" table:style-name="ce1">
            <text:p>0,5627757</text:p>
          </table:table-cell>
          <table:table-cell office:value-type="float" office:value="-1.0687414298550599" table:style-name="ce1">
            <text:p>-1,06874143</text:p>
          </table:table-cell>
          <table:table-cell office:value-type="float" office:value="0.373359536953975" table:style-name="ce1">
            <text:p>0,373359537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3.7288781750000002" table:style-name="ce1">
            <text:p>3,728878175</text:p>
          </table:table-cell>
          <table:table-cell office:value-type="float" office:value="0.56833543491153204" table:style-name="ce1">
            <text:p>0,568335435</text:p>
          </table:table-cell>
          <table:table-cell office:value-type="float" office:value="-1.0601255865967101" table:style-name="ce1">
            <text:p>-1,060125587</text:p>
          </table:table-cell>
          <table:table-cell office:value-type="float" office:value="0.37961335770631499" table:style-name="ce1">
            <text:p>0,379613358</text:p>
          </table:table-cell>
          <table:table-cell table:number-columns-repeated="16379"/>
        </table:table-row>
        <table:table-row table:style-name="ro1">
          <table:table-cell office:value-type="float" office:value="197.5" table:style-name="ce1">
            <text:p>197,5</text:p>
          </table:table-cell>
          <table:table-cell office:value-type="float" office:value="3.58142766200764" table:style-name="ce1">
            <text:p>3,581427662</text:p>
          </table:table-cell>
          <table:table-cell office:value-type="float" office:value="0.57732021418767698" table:style-name="ce1">
            <text:p>0,577320214</text:p>
          </table:table-cell>
          <table:table-cell office:value-type="float" office:value="-1.0521297170943" table:style-name="ce1">
            <text:p>-1,052129717</text:p>
          </table:table-cell>
          <table:table-cell office:value-type="float" office:value="0.38445303566165401" table:style-name="ce1">
            <text:p>0,384453036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.3262824567905498" table:style-name="ce1">
            <text:p>3,326282457</text:p>
          </table:table-cell>
          <table:table-cell office:value-type="float" office:value="0.59893830970279605" table:style-name="ce1">
            <text:p>0,59893831</text:p>
          </table:table-cell>
          <table:table-cell office:value-type="float" office:value="-0.99437415541573804" table:style-name="ce1">
            <text:p>-0,994374155</text:p>
          </table:table-cell>
          <table:table-cell office:value-type="float" office:value="0.415334762894568" table:style-name="ce1">
            <text:p>0,415334763</text:p>
          </table:table-cell>
          <table:table-cell table:number-columns-repeated="16379"/>
        </table:table-row>
        <table:table-row table:style-name="ro1">
          <table:table-cell office:value-type="float" office:value="198.5" table:style-name="ce1">
            <text:p>198,5</text:p>
          </table:table-cell>
          <table:table-cell office:value-type="float" office:value="3.18474745238009" table:style-name="ce1">
            <text:p>3,184747452</text:p>
          </table:table-cell>
          <table:table-cell office:value-type="float" office:value="0.61500250529965705" table:style-name="ce1">
            <text:p>0,615002505</text:p>
          </table:table-cell>
          <table:table-cell office:value-type="float" office:value="-0.94169481823867596" table:style-name="ce1">
            <text:p>-0,941694818</text:p>
          </table:table-cell>
          <table:table-cell office:value-type="float" office:value="0.44673117694684999" table:style-name="ce1">
            <text:p>0,446731177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.90348126902835" table:style-name="ce1">
            <text:p>2,903481269</text:p>
          </table:table-cell>
          <table:table-cell office:value-type="float" office:value="0.64376333063567004" table:style-name="ce1">
            <text:p>0,643763331</text:p>
          </table:table-cell>
          <table:table-cell office:value-type="float" office:value="-0.86852668966197499" table:style-name="ce1">
            <text:p>-0,86852669</text:p>
          </table:table-cell>
          <table:table-cell office:value-type="float" office:value="0.48898804152237202" table:style-name="ce1">
            <text:p>0,488988042</text:p>
          </table:table-cell>
          <table:table-cell table:number-columns-repeated="16379"/>
        </table:table-row>
        <table:table-row table:style-name="ro1">
          <table:table-cell office:value-type="float" office:value="199.5" table:style-name="ce1">
            <text:p>199,5</text:p>
          </table:table-cell>
          <table:table-cell office:value-type="float" office:value="2.41854152963987" table:style-name="ce1">
            <text:p>2,41854153</text:p>
          </table:table-cell>
          <table:table-cell office:value-type="float" office:value="0.70953818636215904" table:style-name="ce1">
            <text:p>0,709538186</text:p>
          </table:table-cell>
          <table:table-cell office:value-type="float" office:value="-0.60220971516266697" table:style-name="ce1">
            <text:p>-0,602209715</text:p>
          </table:table-cell>
          <table:table-cell office:value-type="float" office:value="0.61175786436622004" table:style-name="ce1">
            <text:p>0,611757864</text:p>
          </table:table-cell>
          <table:table-cell table:number-columns-repeated="16379"/>
        </table:table-row>
        <table:table-row table:number-rows-repeated="1048176" table:style-name="ro3">
          <table:table-cell table:number-columns-repeated="16384"/>
        </table:table-row>
      </table:table>
      <table:table table:name="Tabelle2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ristian</meta:initial-creator>
    <dc:creator>fex</dc:creator>
    <meta:creation-date>2013-12-19T15:42:08Z</meta:creation-date>
    <dc:date>2014-12-10T15:27:20Z</dc:date>
    <meta:editing-cycles>9</meta:editing-cycles>
    <meta:editing-duration>PT0S</meta:editing-duration>
  </office:meta>
</office:document-meta>
</file>